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aco1" svg:font-family="Monaco" style:font-family-generic="modern" style:font-pitch="variable"/>
    <style:font-face style:name="Monaco" svg:font-family="Monaco" style:font-adornments="Standar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7.791cm" table:align="left"/>
    </style:style>
    <style:style style:name="Tabelle1.A" style:family="table-column">
      <style:table-column-properties style:column-width="1.801cm"/>
    </style:style>
    <style:style style:name="Tabelle1.B" style:family="table-column">
      <style:table-column-properties style:column-width="5.99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3.293cm"/>
    </style:style>
    <style:style style:name="Table1.B" style:family="table-column">
      <style:table-column-properties style:column-width="1.312cm"/>
    </style:style>
    <style:style style:name="Table1.C" style:family="table-column">
      <style:table-column-properties style:column-width="12.3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07cm" style:rel-column-width="21616*"/>
    </style:style>
    <style:style style:name="Tabelle2.B" style:family="table-column">
      <style:table-column-properties style:column-width="11.393cm" style:rel-column-width="4391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505cm" style:rel-column-width="5800*"/>
    </style:style>
    <style:style style:name="Table2.B" style:family="table-column">
      <style:table-column-properties style:column-width="2.706cm" style:rel-column-width="10430*"/>
    </style:style>
    <style:style style:name="Table2.C" style:family="table-column">
      <style:table-column-properties style:column-width="3.387cm" style:rel-column-width="13055*"/>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505cm" style:rel-column-width="5800*"/>
    </style:style>
    <style:style style:name="Table3.B" style:family="table-column">
      <style:table-column-properties style:column-width="4.399cm" style:rel-column-width="16958*"/>
    </style:style>
    <style:style style:name="Table3.C" style:family="table-column">
      <style:table-column-properties style:column-width="11.097cm" style:rel-column-width="42777*"/>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04cm" style:rel-column-width="14279*"/>
    </style:style>
    <style:style style:name="Table4.B" style:family="table-column">
      <style:table-column-properties style:column-width="13.296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Monaco1" fo:font-size="11pt" officeooo:rsid="00163b07" officeooo:paragraph-rsid="00163b07" style:font-size-asian="11pt" style:font-size-complex="11pt"/>
    </style:style>
    <style:style style:name="P2" style:family="paragraph" style:parent-style-name="Standard">
      <style:paragraph-properties fo:text-align="justify" style:justify-single-word="false"/>
      <style:text-properties style:font-name="Monaco1" fo:font-size="11pt" officeooo:rsid="00163b07" officeooo:paragraph-rsid="00163b07" style:font-size-asian="11pt" style:font-size-complex="11pt"/>
    </style:style>
    <style:style style:name="P3" style:family="paragraph" style:parent-style-name="Heading_20_1">
      <style:paragraph-properties fo:text-align="start" style:justify-single-word="false"/>
    </style:style>
    <style:style style:name="P4" style:family="paragraph" style:parent-style-name="Standard">
      <style:paragraph-properties fo:text-align="start" style:justify-single-word="false"/>
      <style:text-properties style:font-name="Monaco1" fo:font-size="11pt" officeooo:rsid="00163b07" officeooo:paragraph-rsid="0029861a" style:font-size-asian="11pt" style:font-size-complex="11pt"/>
    </style:style>
    <style:style style:name="P5" style:family="paragraph" style:parent-style-name="Text_20_body">
      <style:paragraph-properties fo:margin-left="1.251cm" fo:margin-right="0cm" fo:text-indent="0cm" style:auto-text-indent="false"/>
      <style:text-properties style:font-name="Monaco1" fo:font-size="11pt" officeooo:rsid="00163b07" officeooo:paragraph-rsid="0045724a" style:font-size-asian="11pt" style:font-size-complex="11pt"/>
    </style:style>
    <style:style style:name="P6" style:family="paragraph" style:parent-style-name="Standard">
      <style:paragraph-properties fo:text-align="start" style:justify-single-word="false"/>
      <style:text-properties officeooo:paragraph-rsid="003b722e"/>
    </style:style>
    <style:style style:name="P7" style:family="paragraph" style:parent-style-name="Standard">
      <style:paragraph-properties fo:text-align="start" style:justify-single-word="false"/>
      <style:text-properties style:font-name="Monaco1" fo:font-size="11pt" officeooo:rsid="00172855" officeooo:paragraph-rsid="002c4d89" style:font-size-asian="11pt" style:font-size-complex="11pt"/>
    </style:style>
    <style:style style:name="P8" style:family="paragraph" style:parent-style-name="Standard">
      <style:paragraph-properties fo:text-align="start" style:justify-single-word="false"/>
      <style:text-properties style:font-name="Monaco1" fo:font-size="11pt" officeooo:rsid="00163b07" officeooo:paragraph-rsid="00163b07" style:font-size-asian="11pt" style:font-size-complex="11pt"/>
    </style:style>
    <style:style style:name="P9" style:family="paragraph" style:parent-style-name="Standard">
      <style:paragraph-properties fo:text-align="start" style:justify-single-word="false"/>
      <style:text-properties style:font-name="Monaco1" fo:font-size="11pt" officeooo:rsid="00172855" officeooo:paragraph-rsid="00172855" style:font-size-asian="11pt" style:font-size-complex="11pt"/>
    </style:style>
    <style:style style:name="P10" style:family="paragraph" style:parent-style-name="Standard">
      <style:paragraph-properties fo:text-align="start" style:justify-single-word="false"/>
      <style:text-properties style:font-name="Monaco1" fo:font-size="11pt" officeooo:rsid="00163b07" officeooo:paragraph-rsid="00172855" style:font-size-asian="11pt" style:font-size-complex="11pt"/>
    </style:style>
    <style:style style:name="P11" style:family="paragraph" style:parent-style-name="Standard">
      <style:paragraph-properties fo:text-align="start" style:justify-single-word="false"/>
      <style:text-properties style:font-name="Monaco1" fo:font-size="11pt" officeooo:rsid="00163b07" officeooo:paragraph-rsid="002c4d89" style:font-size-asian="11pt" style:font-size-complex="11pt"/>
    </style:style>
    <style:style style:name="P12" style:family="paragraph" style:parent-style-name="Standard">
      <style:paragraph-properties fo:text-align="start" style:justify-single-word="false"/>
      <style:text-properties style:font-name="Monaco1" fo:font-size="11pt" officeooo:rsid="003fa15d" officeooo:paragraph-rsid="0047db4f" style:font-size-asian="11pt" style:font-size-complex="11pt"/>
    </style:style>
    <style:style style:name="P13" style:family="paragraph" style:parent-style-name="Standard">
      <style:paragraph-properties fo:text-align="start" style:justify-single-word="false" fo:break-before="page"/>
      <style:text-properties style:font-name="Monaco1" fo:font-size="11pt" officeooo:rsid="00163b07" officeooo:paragraph-rsid="003fa15d" style:font-size-asian="11pt" style:font-size-complex="11pt"/>
    </style:style>
    <style:style style:name="P14" style:family="paragraph" style:parent-style-name="Standard">
      <style:paragraph-properties fo:text-align="start" style:justify-single-word="false"/>
      <style:text-properties style:font-name="Monaco1" fo:font-size="11pt" officeooo:rsid="00163b07" officeooo:paragraph-rsid="003fa15d" style:font-size-asian="11pt" style:font-size-complex="11pt"/>
    </style:style>
    <style:style style:name="P15" style:family="paragraph" style:parent-style-name="Table_20_Contents">
      <style:paragraph-properties fo:text-align="start" style:justify-single-word="false"/>
      <style:text-properties style:font-name="Monaco1" fo:font-size="11pt" officeooo:rsid="001c373c" officeooo:paragraph-rsid="001c373c" style:font-size-asian="11pt" style:font-size-complex="11pt"/>
    </style:style>
    <style:style style:name="P16" style:family="paragraph" style:parent-style-name="Table_20_Contents">
      <style:paragraph-properties fo:text-align="start" style:justify-single-word="false"/>
      <style:text-properties style:font-name="Monaco1" fo:font-size="11pt" officeooo:rsid="001d7b83" officeooo:paragraph-rsid="001d7b83" style:font-size-asian="11pt" style:font-size-complex="11pt"/>
    </style:style>
    <style:style style:name="P17"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1d36d" style:font-size-asian="11pt" style:font-size-complex="11pt"/>
    </style:style>
    <style:style style:name="P18" style:family="paragraph" style:parent-style-name="Standard">
      <style:paragraph-properties fo:margin-left="1.499cm" fo:margin-right="0cm" fo:text-align="start" style:justify-single-word="false" fo:text-indent="0cm" style:auto-text-indent="false"/>
      <style:text-properties style:font-name="Monaco1" fo:font-size="11pt" officeooo:rsid="001f76d7" officeooo:paragraph-rsid="0036cb1e" style:font-size-asian="11pt" style:font-size-complex="11pt"/>
    </style:style>
    <style:style style:name="P19"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16b62" style:font-size-asian="11pt" style:font-size-complex="11pt"/>
    </style:style>
    <style:style style:name="P20"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a23a7" style:font-size-asian="11pt" style:font-size-complex="11pt"/>
    </style:style>
    <style:style style:name="P21" style:family="paragraph" style:parent-style-name="Standard">
      <style:paragraph-properties fo:margin-left="1.499cm" fo:margin-right="0cm" fo:text-align="start" style:justify-single-word="false" fo:text-indent="0cm" style:auto-text-indent="false"/>
      <style:text-properties style:font-name="Monaco1" fo:font-size="11pt" officeooo:rsid="003a23a7" officeooo:paragraph-rsid="003a23a7" style:font-size-asian="11pt" style:font-size-complex="11pt"/>
    </style:style>
    <style:style style:name="P22" style:family="paragraph" style:parent-style-name="Standard">
      <style:paragraph-properties fo:text-align="start" style:justify-single-word="false"/>
      <style:text-properties style:font-name="Monaco1" fo:font-size="11pt" officeooo:rsid="0021d36d" officeooo:paragraph-rsid="0021d36d" style:font-size-asian="11pt" style:font-size-complex="11pt"/>
    </style:style>
    <style:style style:name="P23" style:family="paragraph" style:parent-style-name="Standard">
      <style:paragraph-properties fo:text-align="start" style:justify-single-word="false"/>
      <style:text-properties style:font-name="Monaco1" fo:font-size="11pt" officeooo:rsid="002349ba" officeooo:paragraph-rsid="004ae05c" style:font-size-asian="11pt" style:font-size-complex="11pt"/>
    </style:style>
    <style:style style:name="P24"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349ba" style:font-size-asian="11pt" style:font-size-complex="11pt"/>
    </style:style>
    <style:style style:name="P25"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349ba" style:font-size-asian="11pt" style:font-size-complex="11pt"/>
    </style:style>
    <style:style style:name="P26" style:family="paragraph" style:parent-style-name="Standard">
      <style:paragraph-properties fo:margin-left="1.499cm" fo:margin-right="0cm" fo:text-align="start" style:justify-single-word="false" fo:text-indent="0cm" style:auto-text-indent="false"/>
      <style:text-properties style:font-name="Monaco1" fo:font-size="11pt" officeooo:rsid="00383c6f" officeooo:paragraph-rsid="00383c6f" style:font-size-asian="11pt" style:font-size-complex="11pt"/>
    </style:style>
    <style:style style:name="P27"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d4556" style:font-size-asian="11pt" style:font-size-complex="11pt"/>
    </style:style>
    <style:style style:name="P28"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a23a7" style:font-size-asian="11pt" style:font-size-complex="11pt"/>
    </style:style>
    <style:style style:name="P29" style:family="paragraph" style:parent-style-name="Standard">
      <style:paragraph-properties fo:text-align="start" style:justify-single-word="false"/>
      <style:text-properties style:font-name="Monaco1" fo:font-size="11pt" officeooo:rsid="002349ba" officeooo:paragraph-rsid="002349ba" style:font-size-asian="11pt" style:font-size-complex="11pt"/>
    </style:style>
    <style:style style:name="P30"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87809" style:font-size-asian="11pt" style:font-size-complex="11pt"/>
    </style:style>
    <style:style style:name="P31"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87809" style:font-size-asian="11pt" style:font-size-complex="11pt"/>
    </style:style>
    <style:style style:name="P32" style:family="paragraph" style:parent-style-name="Standard">
      <style:paragraph-properties fo:text-align="start" style:justify-single-word="false"/>
      <style:text-properties style:font-name="Monaco1" fo:font-size="11pt" officeooo:rsid="002415ea" officeooo:paragraph-rsid="002415ea" style:font-size-asian="11pt" style:font-size-complex="11pt"/>
    </style:style>
    <style:style style:name="P33"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415ea" style:font-size-asian="11pt" style:font-size-complex="11pt"/>
    </style:style>
    <style:style style:name="P34" style:family="paragraph" style:parent-style-name="Standard">
      <style:paragraph-properties fo:margin-left="1.499cm" fo:margin-right="0cm" fo:text-align="start" style:justify-single-word="false" fo:text-indent="0cm" style:auto-text-indent="false"/>
      <style:text-properties style:font-name="Monaco1" fo:font-size="11pt" officeooo:rsid="002415ea" officeooo:paragraph-rsid="002415ea" style:font-size-asian="11pt" style:font-size-complex="11pt"/>
    </style:style>
    <style:style style:name="P35" style:family="paragraph" style:parent-style-name="Standard">
      <style:paragraph-properties fo:margin-left="1.499cm" fo:margin-right="0cm" fo:text-align="start" style:justify-single-word="false" fo:text-indent="0cm" style:auto-text-indent="false"/>
      <style:text-properties style:font-name="Monaco1" fo:font-size="11pt" officeooo:rsid="002415ea" officeooo:paragraph-rsid="00387809" style:font-size-asian="11pt" style:font-size-complex="11pt"/>
    </style:style>
    <style:style style:name="P36" style:family="paragraph" style:parent-style-name="Standard">
      <style:paragraph-properties fo:margin-left="1.499cm" fo:margin-right="0cm" fo:text-align="start" style:justify-single-word="false" fo:text-indent="0cm" style:auto-text-indent="false"/>
      <style:text-properties style:font-name="Monaco1" fo:font-size="11pt" officeooo:rsid="00243dec" officeooo:paragraph-rsid="00243dec" style:font-size-asian="11pt" style:font-size-complex="11pt"/>
    </style:style>
    <style:style style:name="P37" style:family="paragraph" style:parent-style-name="Standard">
      <style:paragraph-properties fo:margin-left="1.499cm" fo:margin-right="0cm" fo:text-align="start" style:justify-single-word="false" fo:text-indent="0cm" style:auto-text-indent="false"/>
      <style:text-properties style:font-name="Monaco1" fo:font-size="11pt" officeooo:rsid="0026e4a8" officeooo:paragraph-rsid="0026e4a8" style:font-size-asian="11pt" style:font-size-complex="11pt"/>
    </style:style>
    <style:style style:name="P38" style:family="paragraph" style:parent-style-name="Standard">
      <style:paragraph-properties fo:text-align="start" style:justify-single-word="false"/>
      <style:text-properties style:font-name="Monaco1" fo:font-size="11pt" officeooo:rsid="00243dec" officeooo:paragraph-rsid="00243dec" style:font-size-asian="11pt" style:font-size-complex="11pt"/>
    </style:style>
    <style:style style:name="P39" style:family="paragraph" style:parent-style-name="Table_20_Contents">
      <style:paragraph-properties fo:text-align="start" style:justify-single-word="false"/>
      <style:text-properties style:font-name="Monaco1" fo:font-size="11pt" officeooo:rsid="002481ce" officeooo:paragraph-rsid="002481ce" style:font-size-asian="11pt" style:font-size-complex="11pt"/>
    </style:style>
    <style:style style:name="P40" style:family="paragraph" style:parent-style-name="Standard">
      <style:paragraph-properties fo:text-align="start" style:justify-single-word="false"/>
      <style:text-properties style:font-name="Monaco1" fo:font-size="11pt" officeooo:rsid="00243dec" officeooo:paragraph-rsid="00265e7f" style:font-size-asian="11pt" style:font-size-complex="11pt"/>
    </style:style>
    <style:style style:name="P41" style:family="paragraph" style:parent-style-name="Standard">
      <style:paragraph-properties fo:text-align="start" style:justify-single-word="false"/>
      <style:text-properties style:font-name="Monaco1" fo:font-size="11pt" officeooo:rsid="00163b07" officeooo:paragraph-rsid="00265e7f" style:font-size-asian="11pt" style:font-size-complex="11pt"/>
    </style:style>
    <style:style style:name="P42" style:family="paragraph" style:parent-style-name="Standard">
      <style:paragraph-properties fo:text-align="start" style:justify-single-word="false"/>
      <style:text-properties style:font-name="Monaco1" fo:font-size="11pt" officeooo:rsid="00163b07" officeooo:paragraph-rsid="0029861a" style:font-size-asian="11pt" style:font-size-complex="11pt"/>
    </style:style>
    <style:style style:name="P43" style:family="paragraph" style:parent-style-name="Standard">
      <style:paragraph-properties fo:text-align="start" style:justify-single-word="false"/>
      <style:text-properties style:font-name="Monaco1" fo:font-size="11pt" officeooo:rsid="00163b07" officeooo:paragraph-rsid="00163b07" style:font-size-asian="11pt" style:font-size-complex="11pt"/>
    </style:style>
    <style:style style:name="P44" style:family="paragraph" style:parent-style-name="Standard">
      <style:paragraph-properties fo:text-align="start" style:justify-single-word="false"/>
      <style:text-properties style:font-name="Monaco1" fo:font-size="11pt" officeooo:rsid="00163b07" officeooo:paragraph-rsid="001a4655" style:font-size-asian="11pt" style:font-size-complex="11pt"/>
    </style:style>
    <style:style style:name="P45" style:family="paragraph" style:parent-style-name="Standard">
      <style:paragraph-properties fo:text-align="start" style:justify-single-word="false"/>
      <style:text-properties style:font-name="Monaco1" fo:font-size="11pt" officeooo:rsid="00163b07" officeooo:paragraph-rsid="00216b62" style:font-size-asian="11pt" style:font-size-complex="11pt"/>
    </style:style>
    <style:style style:name="P46" style:family="paragraph" style:parent-style-name="Standard">
      <style:paragraph-properties fo:text-align="start" style:justify-single-word="false"/>
      <style:text-properties style:font-name="Monaco1" fo:font-size="11pt" officeooo:rsid="00163b07" officeooo:paragraph-rsid="002349ba" style:font-size-asian="11pt" style:font-size-complex="11pt"/>
    </style:style>
    <style:style style:name="P47" style:family="paragraph" style:parent-style-name="Standard">
      <style:paragraph-properties fo:text-align="start" style:justify-single-word="false"/>
      <style:text-properties style:font-name="Monaco1" fo:font-size="11pt" officeooo:rsid="00163b07" officeooo:paragraph-rsid="002f93f9" style:font-size-asian="11pt" style:font-size-complex="11pt"/>
    </style:style>
    <style:style style:name="P48" style:family="paragraph" style:parent-style-name="Standard">
      <style:paragraph-properties fo:text-align="start" style:justify-single-word="false"/>
      <style:text-properties style:font-name="Monaco1" fo:font-size="11pt" officeooo:rsid="00163b07" officeooo:paragraph-rsid="003225d7" style:font-size-asian="11pt" style:font-size-complex="11pt"/>
    </style:style>
    <style:style style:name="P49" style:family="paragraph" style:parent-style-name="Standard">
      <style:paragraph-properties fo:text-align="start" style:justify-single-word="false"/>
      <style:text-properties style:font-name="Monaco1" fo:font-size="11pt" officeooo:rsid="00172855" officeooo:paragraph-rsid="002c4d89" style:font-size-asian="11pt" style:font-size-complex="11pt"/>
    </style:style>
    <style:style style:name="P50" style:family="paragraph" style:parent-style-name="Standard">
      <style:paragraph-properties fo:text-align="start" style:justify-single-word="false"/>
      <style:text-properties style:font-name="Monaco1" fo:font-size="11pt" officeooo:rsid="00172855" officeooo:paragraph-rsid="002d1778" style:font-size-asian="11pt" style:font-size-complex="11pt"/>
    </style:style>
    <style:style style:name="P51" style:family="paragraph" style:parent-style-name="Standard">
      <style:paragraph-properties fo:text-align="start" style:justify-single-word="false"/>
      <style:text-properties style:font-name="Monaco1" fo:font-size="11pt" officeooo:rsid="003fa15d" officeooo:paragraph-rsid="003fa15d" style:font-size-asian="11pt" style:font-size-complex="11pt"/>
    </style:style>
    <style:style style:name="P52" style:family="paragraph" style:parent-style-name="Standard">
      <style:paragraph-properties fo:text-align="start" style:justify-single-word="false"/>
      <style:text-properties style:font-name="Monaco1" fo:font-size="11pt" officeooo:rsid="0021d36d" officeooo:paragraph-rsid="0021d36d" style:font-size-asian="11pt" style:font-size-complex="11pt"/>
    </style:style>
    <style:style style:name="P53" style:family="paragraph" style:parent-style-name="Standard">
      <style:paragraph-properties fo:text-align="start" style:justify-single-word="false"/>
      <style:text-properties style:font-name="Monaco1" fo:font-size="11pt" officeooo:rsid="002349ba" officeooo:paragraph-rsid="002349ba" style:font-size-asian="11pt" style:font-size-complex="11pt"/>
    </style:style>
    <style:style style:name="P54" style:family="paragraph" style:parent-style-name="Standard">
      <style:paragraph-properties fo:text-align="start" style:justify-single-word="false"/>
      <style:text-properties style:font-name="Monaco1" fo:font-size="11pt" officeooo:rsid="002349ba" officeooo:paragraph-rsid="003225d7" style:font-size-asian="11pt" style:font-size-complex="11pt"/>
    </style:style>
    <style:style style:name="P55" style:family="paragraph" style:parent-style-name="Standard">
      <style:paragraph-properties fo:text-align="start" style:justify-single-word="false"/>
      <style:text-properties style:font-name="Monaco1" fo:font-size="11pt" officeooo:rsid="002349ba" officeooo:paragraph-rsid="002f93f9" style:font-size-asian="11pt" style:font-size-complex="11pt"/>
    </style:style>
    <style:style style:name="P56" style:family="paragraph" style:parent-style-name="Standard">
      <style:paragraph-properties fo:text-align="start" style:justify-single-word="false"/>
      <style:text-properties style:font-name="Monaco1" fo:font-size="11pt" officeooo:rsid="002415ea" officeooo:paragraph-rsid="002415ea" style:font-size-asian="11pt" style:font-size-complex="11pt"/>
    </style:style>
    <style:style style:name="P57" style:family="paragraph" style:parent-style-name="Standard">
      <style:paragraph-properties fo:text-align="start" style:justify-single-word="false"/>
      <style:text-properties style:font-name="Monaco1" fo:font-size="11pt" officeooo:rsid="002415ea" officeooo:paragraph-rsid="00387809" style:font-size-asian="11pt" style:font-size-complex="11pt"/>
    </style:style>
    <style:style style:name="P58" style:family="paragraph" style:parent-style-name="Standard">
      <style:paragraph-properties fo:text-align="start" style:justify-single-word="false"/>
      <style:text-properties style:font-name="Monaco1" fo:font-size="11pt" officeooo:rsid="002415ea" officeooo:paragraph-rsid="0041c382" style:font-size-asian="11pt" style:font-size-complex="11pt"/>
    </style:style>
    <style:style style:name="P59" style:family="paragraph" style:parent-style-name="Standard">
      <style:paragraph-properties fo:text-align="start" style:justify-single-word="false"/>
      <style:text-properties style:font-name="Monaco1" fo:font-size="11pt" officeooo:rsid="00243dec" officeooo:paragraph-rsid="00243dec" style:font-size-asian="11pt" style:font-size-complex="11pt"/>
    </style:style>
    <style:style style:name="P60" style:family="paragraph" style:parent-style-name="Standard">
      <style:paragraph-properties fo:text-align="start" style:justify-single-word="false"/>
      <style:text-properties style:font-name="Monaco1" fo:font-size="11pt" officeooo:rsid="00243dec" officeooo:paragraph-rsid="00265e7f" style:font-size-asian="11pt" style:font-size-complex="11pt"/>
    </style:style>
    <style:style style:name="P61" style:family="paragraph" style:parent-style-name="Standard">
      <style:paragraph-properties fo:text-align="start" style:justify-single-word="false"/>
      <style:text-properties style:font-name="Monaco1" fo:font-size="11pt" officeooo:rsid="00243dec" officeooo:paragraph-rsid="002481ce" style:font-size-asian="11pt" style:font-size-complex="11pt"/>
    </style:style>
    <style:style style:name="P62" style:family="paragraph" style:parent-style-name="Standard">
      <style:paragraph-properties fo:text-align="start" style:justify-single-word="false"/>
      <style:text-properties style:font-name="Monaco1" fo:font-size="11pt" officeooo:rsid="003b722e" officeooo:paragraph-rsid="003b722e" style:font-size-asian="11pt" style:font-size-complex="11pt"/>
    </style:style>
    <style:style style:name="P63" style:family="paragraph" style:parent-style-name="Standard">
      <style:paragraph-properties fo:text-align="start" style:justify-single-word="false"/>
      <style:text-properties officeooo:paragraph-rsid="003b722e"/>
    </style:style>
    <style:style style:name="P64" style:family="paragraph" style:parent-style-name="Standard">
      <style:paragraph-properties fo:text-align="start" style:justify-single-word="false"/>
      <style:text-properties officeooo:paragraph-rsid="002d4556"/>
    </style:style>
    <style:style style:name="P65" style:family="paragraph" style:parent-style-name="Standard">
      <style:paragraph-properties fo:text-align="start" style:justify-single-word="false"/>
      <style:text-properties officeooo:rsid="00425af8" officeooo:paragraph-rsid="00425af8"/>
    </style:style>
    <style:style style:name="P66" style:family="paragraph" style:parent-style-name="Text_20_body">
      <style:paragraph-properties fo:margin-left="1.251cm" fo:margin-right="0cm" fo:text-indent="0cm" style:auto-text-indent="false"/>
      <style:text-properties style:font-name="Monaco1" fo:font-size="11pt" officeooo:rsid="0045724a" officeooo:paragraph-rsid="00458405" style:font-size-asian="11pt" style:font-size-complex="11pt"/>
    </style:style>
    <style:style style:name="P67" style:family="paragraph" style:parent-style-name="Text_20_body">
      <style:paragraph-properties fo:margin-left="1.251cm" fo:margin-right="0cm" fo:text-indent="0cm" style:auto-text-indent="false"/>
      <style:text-properties officeooo:rsid="0045724a" officeooo:paragraph-rsid="00458405"/>
    </style:style>
    <style:style style:name="P68" style:family="paragraph" style:parent-style-name="Text_20_body">
      <style:paragraph-properties fo:margin-left="1.251cm" fo:margin-right="0cm" fo:text-indent="0cm" style:auto-text-indent="false"/>
      <style:text-properties officeooo:rsid="00458405" officeooo:paragraph-rsid="00458405"/>
    </style:style>
    <style:style style:name="P69" style:family="paragraph" style:parent-style-name="Standard">
      <style:paragraph-properties fo:text-align="start" style:justify-single-word="false" fo:break-before="page"/>
      <style:text-properties style:font-name="Monaco1" fo:font-size="11pt" officeooo:rsid="002349ba" officeooo:paragraph-rsid="003225d7" style:font-size-asian="11pt" style:font-size-complex="11pt"/>
    </style:style>
    <style:style style:name="P70" style:family="paragraph" style:parent-style-name="Table_20_Contents">
      <style:paragraph-properties fo:text-align="start" style:justify-single-word="false"/>
      <style:text-properties style:font-name="Monaco1" fo:font-size="11pt" officeooo:rsid="001c373c" officeooo:paragraph-rsid="001c373c" style:font-size-asian="11pt" style:font-size-complex="11pt"/>
    </style:style>
    <style:style style:name="P71" style:family="paragraph" style:parent-style-name="Table_20_Contents">
      <style:paragraph-properties fo:text-align="start" style:justify-single-word="false"/>
      <style:text-properties style:font-name="Monaco1" fo:font-size="11pt" officeooo:rsid="001d7b83" officeooo:paragraph-rsid="001d7b83" style:font-size-asian="11pt" style:font-size-complex="11pt"/>
    </style:style>
    <style:style style:name="P72" style:family="paragraph" style:parent-style-name="Table_20_Contents">
      <style:paragraph-properties fo:text-align="start" style:justify-single-word="false"/>
      <style:text-properties style:font-name="Monaco1" fo:font-size="11pt" officeooo:rsid="002481ce" officeooo:paragraph-rsid="002481ce" style:font-size-asian="11pt" style:font-size-complex="11pt"/>
    </style:style>
    <style:style style:name="P73" style:family="paragraph" style:parent-style-name="Table_20_Contents">
      <style:paragraph-properties fo:text-align="start" style:justify-single-word="false"/>
      <style:text-properties style:font-name="Monaco1" fo:font-size="11pt" officeooo:rsid="00243dec" officeooo:paragraph-rsid="00243dec" style:font-size-asian="11pt" style:font-size-complex="11pt"/>
    </style:style>
    <style:style style:name="P74" style:family="paragraph" style:parent-style-name="Table_20_Contents">
      <style:paragraph-properties fo:text-align="start" style:justify-single-word="false"/>
      <style:text-properties style:font-name="Monaco1" fo:font-size="11pt" officeooo:rsid="00243dec" officeooo:paragraph-rsid="002481ce" style:font-size-asian="11pt" style:font-size-complex="11pt"/>
    </style:style>
    <style:style style:name="P75" style:family="paragraph" style:parent-style-name="Table_20_Contents">
      <style:paragraph-properties fo:text-align="start" style:justify-single-word="false"/>
      <style:text-properties style:font-name="Monaco1" fo:font-size="11pt" style:font-size-asian="11pt" style:font-size-complex="11pt"/>
    </style:style>
    <style:style style:name="P76" style:family="paragraph" style:parent-style-name="Table_20_Contents">
      <style:paragraph-properties fo:text-align="start" style:justify-single-word="false"/>
      <style:text-properties style:font-name="Monaco1" fo:font-size="11pt" officeooo:rsid="00265e7f" officeooo:paragraph-rsid="00265e7f" style:font-size-asian="11pt" style:font-size-complex="11pt"/>
    </style:style>
    <style:style style:name="P77" style:family="paragraph" style:parent-style-name="Table_20_Contents">
      <style:paragraph-properties fo:text-align="start" style:justify-single-word="false"/>
      <style:text-properties style:font-name="Monaco1" fo:font-size="11pt" officeooo:rsid="002f93f9" officeooo:paragraph-rsid="002f93f9" style:font-size-asian="11pt" style:font-size-complex="11pt"/>
    </style:style>
    <style:style style:name="P78" style:family="paragraph" style:parent-style-name="Table_20_Contents">
      <style:paragraph-properties fo:text-align="start" style:justify-single-word="false"/>
      <style:text-properties style:font-name="Monaco1" fo:font-size="11pt" officeooo:rsid="003225d7" officeooo:paragraph-rsid="003225d7" style:font-size-asian="11pt" style:font-size-complex="11pt"/>
    </style:style>
    <style:style style:name="P79" style:family="paragraph" style:parent-style-name="Table_20_Contents">
      <style:paragraph-properties fo:text-align="start" style:justify-single-word="false"/>
      <style:text-properties style:font-name="Monaco1" fo:font-size="11pt" officeooo:rsid="00383c6f" officeooo:paragraph-rsid="00383c6f" style:font-size-asian="11pt" style:font-size-complex="11pt"/>
    </style:style>
    <style:style style:name="P80" style:family="paragraph" style:parent-style-name="Table_20_Contents">
      <style:paragraph-properties fo:text-align="start" style:justify-single-word="false"/>
      <style:text-properties style:font-name="Monaco1" fo:font-size="11pt" officeooo:rsid="003ef4cc" officeooo:paragraph-rsid="003ef4cc" style:font-size-asian="11pt" style:font-size-complex="11pt"/>
    </style:style>
    <style:style style:name="P81" style:family="paragraph" style:parent-style-name="Table_20_Contents">
      <style:paragraph-properties fo:text-align="start" style:justify-single-word="false"/>
      <style:text-properties style:font-name="Monaco1" fo:font-size="11pt" officeooo:rsid="00458405" officeooo:paragraph-rsid="00458405" style:font-size-asian="11pt" style:font-size-complex="11pt"/>
    </style:style>
    <style:style style:name="P82" style:family="paragraph" style:parent-style-name="Table_20_Contents">
      <style:paragraph-properties fo:text-align="start" style:justify-single-word="false"/>
      <style:text-properties style:font-name="Monaco1" fo:font-size="11pt" fo:font-weight="bold" officeooo:rsid="00243dec" officeooo:paragraph-rsid="00243dec" style:font-size-asian="11pt" style:font-weight-asian="bold" style:font-size-complex="11pt" style:font-weight-complex="bold"/>
    </style:style>
    <style:style style:name="P83" style:family="paragraph" style:parent-style-name="Table_20_Contents">
      <style:paragraph-properties fo:text-align="start" style:justify-single-word="false"/>
      <style:text-properties style:font-name="Monaco1" fo:font-size="11pt" fo:font-weight="bold" officeooo:rsid="00243dec" officeooo:paragraph-rsid="002481ce" style:font-size-asian="11pt" style:font-weight-asian="bold" style:font-size-complex="11pt" style:font-weight-complex="bold"/>
    </style:style>
    <style:style style:name="P84" style:family="paragraph" style:parent-style-name="Table_20_Contents">
      <style:paragraph-properties fo:text-align="start" style:justify-single-word="false"/>
      <style:text-properties style:font-name="Monaco1" fo:font-size="11pt" fo:font-weight="bold" officeooo:rsid="00243dec" officeooo:paragraph-rsid="00265e7f" style:font-size-asian="11pt" style:font-weight-asian="bold" style:font-size-complex="11pt" style:font-weight-complex="bold"/>
    </style:style>
    <style:style style:name="P85" style:family="paragraph" style:parent-style-name="Table_20_Contents">
      <style:paragraph-properties fo:text-align="start" style:justify-single-word="false"/>
      <style:text-properties style:font-name="Monaco1" fo:font-size="11pt" fo:font-weight="bold" officeooo:rsid="002481ce" officeooo:paragraph-rsid="002481ce" style:font-size-asian="11pt" style:font-weight-asian="bold" style:font-size-complex="11pt" style:font-weight-complex="bold"/>
    </style:style>
    <style:style style:name="P86" style:family="paragraph" style:parent-style-name="Table_20_Contents">
      <style:paragraph-properties fo:text-align="start" style:justify-single-word="false"/>
      <style:text-properties officeooo:rsid="003b722e" officeooo:paragraph-rsid="003b722e"/>
    </style:style>
    <style:style style:name="P87" style:family="paragraph" style:parent-style-name="Table_20_Contents">
      <style:paragraph-properties fo:text-align="center" style:justify-single-word="false"/>
      <style:text-properties officeooo:rsid="003b722e" officeooo:paragraph-rsid="003b722e"/>
    </style:style>
    <style:style style:name="P88" style:family="paragraph" style:parent-style-name="Table_20_Contents">
      <style:text-properties officeooo:rsid="0045302f" officeooo:paragraph-rsid="00458405"/>
    </style:style>
    <style:style style:name="P89" style:family="paragraph" style:parent-style-name="Table_20_Contents">
      <style:text-properties officeooo:rsid="00458405" officeooo:paragraph-rsid="00458405"/>
    </style:style>
    <style:style style:name="P90"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1d36d" style:font-size-asian="11pt" style:font-size-complex="11pt"/>
    </style:style>
    <style:style style:name="P91"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558bd" style:font-size-asian="11pt" style:font-size-complex="11pt"/>
    </style:style>
    <style:style style:name="P92"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83c6f" style:font-size-asian="11pt" style:font-size-complex="11pt"/>
    </style:style>
    <style:style style:name="P93" style:family="paragraph" style:parent-style-name="Standard">
      <style:paragraph-properties fo:margin-left="1.499cm" fo:margin-right="0cm" fo:text-align="start" style:justify-single-word="false" fo:text-indent="0cm" style:auto-text-indent="false"/>
      <style:text-properties style:font-name="Monaco1" fo:font-size="11pt" officeooo:rsid="001f76d7" officeooo:paragraph-rsid="0036cb1e" style:font-size-asian="11pt" style:font-size-complex="11pt"/>
    </style:style>
    <style:style style:name="P94" style:family="paragraph" style:parent-style-name="Standard">
      <style:paragraph-properties fo:margin-left="1.499cm" fo:margin-right="0cm" fo:text-align="start" style:justify-single-word="false" fo:text-indent="0cm" style:auto-text-indent="false"/>
      <style:text-properties style:font-name="Monaco1" fo:font-size="11pt" officeooo:rsid="001f76d7" officeooo:paragraph-rsid="001f76d7" style:font-size-asian="11pt" style:font-size-complex="11pt"/>
    </style:style>
    <style:style style:name="P95"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16b62" style:font-size-asian="11pt" style:font-size-complex="11pt"/>
    </style:style>
    <style:style style:name="P96"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349ba" style:font-size-asian="11pt" style:font-size-complex="11pt"/>
    </style:style>
    <style:style style:name="P97"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3a23a7" style:font-size-asian="11pt" style:font-size-complex="11pt"/>
    </style:style>
    <style:style style:name="P98" style:family="paragraph" style:parent-style-name="Standard">
      <style:paragraph-properties fo:margin-left="1.499cm" fo:margin-right="0cm" fo:text-align="start" style:justify-single-word="false" fo:text-indent="0cm" style:auto-text-indent="false"/>
      <style:text-properties style:font-name="Monaco1" fo:font-size="11pt" officeooo:rsid="003a23a7" officeooo:paragraph-rsid="003a23a7" style:font-size-asian="11pt" style:font-size-complex="11pt"/>
    </style:style>
    <style:style style:name="P99"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349ba" style:font-size-asian="11pt" style:font-size-complex="11pt"/>
    </style:style>
    <style:style style:name="P100"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f93f9" style:font-size-asian="11pt" style:font-size-complex="11pt"/>
    </style:style>
    <style:style style:name="P101"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3225d7" style:font-size-asian="11pt" style:font-size-complex="11pt"/>
    </style:style>
    <style:style style:name="P102"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a23a7" style:font-size-asian="11pt" style:font-size-complex="11pt"/>
    </style:style>
    <style:style style:name="P103"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87809" style:font-size-asian="11pt" style:font-size-complex="11pt"/>
    </style:style>
    <style:style style:name="P104"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41c382" style:font-size-asian="11pt" style:font-size-complex="11pt"/>
    </style:style>
    <style:style style:name="P105" style:family="paragraph" style:parent-style-name="Standard">
      <style:paragraph-properties fo:margin-left="1.499cm" fo:margin-right="0cm" fo:text-align="start" style:justify-single-word="false" fo:text-indent="0cm" style:auto-text-indent="false"/>
      <style:text-properties style:font-name="Monaco1" fo:font-size="11pt" officeooo:rsid="002415ea" officeooo:paragraph-rsid="002415ea" style:font-size-asian="11pt" style:font-size-complex="11pt"/>
    </style:style>
    <style:style style:name="P106" style:family="paragraph" style:parent-style-name="Standard">
      <style:paragraph-properties fo:margin-left="1.499cm" fo:margin-right="0cm" fo:text-align="start" style:justify-single-word="false" fo:text-indent="0cm" style:auto-text-indent="false"/>
      <style:text-properties style:font-name="Monaco1" fo:font-size="11pt" officeooo:rsid="002f93f9" officeooo:paragraph-rsid="002f93f9" style:font-size-asian="11pt" style:font-size-complex="11pt"/>
    </style:style>
    <style:style style:name="P107" style:family="paragraph" style:parent-style-name="Standard">
      <style:paragraph-properties fo:margin-left="1.499cm" fo:margin-right="0cm" fo:text-align="start" style:justify-single-word="false" fo:text-indent="0cm" style:auto-text-indent="false"/>
      <style:text-properties style:font-name="Monaco1" fo:font-size="11pt" officeooo:rsid="00163b07" officeooo:paragraph-rsid="001f76d7" style:font-size-asian="11pt" style:font-size-complex="11pt"/>
    </style:style>
    <style:style style:name="P108" style:family="paragraph" style:parent-style-name="Standard">
      <style:paragraph-properties fo:margin-left="1.499cm" fo:margin-right="0cm" fo:text-align="start" style:justify-single-word="false" fo:text-indent="0cm" style:auto-text-indent="false"/>
      <style:text-properties style:font-name="Monaco1" fo:font-size="11pt" officeooo:rsid="00458405" officeooo:paragraph-rsid="00458405" style:font-size-asian="11pt" style:font-size-complex="11pt"/>
    </style:style>
    <style:style style:name="P109" style:family="paragraph" style:parent-style-name="Table_20_Heading">
      <style:paragraph-properties fo:text-align="center" style:justify-single-word="false"/>
      <style:text-properties officeooo:rsid="003b722e" officeooo:paragraph-rsid="003b722e"/>
    </style:style>
    <style:style style:name="P110" style:family="paragraph" style:parent-style-name="Table_20_Heading">
      <style:paragraph-properties fo:text-align="start" style:justify-single-word="false"/>
      <style:text-properties officeooo:rsid="003b722e" officeooo:paragraph-rsid="003b722e"/>
    </style:style>
    <style:style style:name="P111" style:family="paragraph" style:parent-style-name="Text_20_body">
      <style:text-properties officeooo:rsid="00436cf8" officeooo:paragraph-rsid="00445339"/>
    </style:style>
    <style:style style:name="P112" style:family="paragraph" style:parent-style-name="Text_20_body">
      <style:text-properties officeooo:rsid="00445339" officeooo:paragraph-rsid="00445339"/>
    </style:style>
    <style:style style:name="P113" style:family="paragraph" style:parent-style-name="Text_20_body">
      <style:text-properties officeooo:rsid="004524be" officeooo:paragraph-rsid="004524be"/>
    </style:style>
    <style:style style:name="P114" style:family="paragraph" style:parent-style-name="Text_20_body">
      <style:text-properties officeooo:rsid="0045302f" officeooo:paragraph-rsid="0045302f"/>
    </style:style>
    <style:style style:name="P115" style:family="paragraph" style:parent-style-name="Text_20_body">
      <style:text-properties officeooo:rsid="0045302f" officeooo:paragraph-rsid="00458405"/>
    </style:style>
    <style:style style:name="P116" style:family="paragraph" style:parent-style-name="Text_20_body">
      <style:text-properties officeooo:rsid="00458405" officeooo:paragraph-rsid="00458405"/>
    </style:style>
    <style:style style:name="P117" style:family="paragraph" style:parent-style-name="Text_20_body">
      <style:paragraph-properties fo:margin-left="0cm" fo:margin-right="0cm" fo:text-indent="0cm" style:auto-text-indent="false"/>
      <style:text-properties style:font-name="Monaco1" fo:font-size="11pt" officeooo:rsid="0045724a" officeooo:paragraph-rsid="00458405" style:font-size-asian="11pt" style:font-size-complex="11pt"/>
    </style:style>
    <style:style style:name="P118" style:family="paragraph" style:parent-style-name="Text_20_body">
      <style:paragraph-properties fo:margin-left="0cm" fo:margin-right="0cm" fo:text-indent="0cm" style:auto-text-indent="false"/>
      <style:text-properties officeooo:rsid="0045724a" officeooo:paragraph-rsid="00458405"/>
    </style:style>
    <style:style style:name="P119" style:family="paragraph" style:parent-style-name="Heading_20_1">
      <style:paragraph-properties fo:text-align="start" style:justify-single-word="false"/>
    </style:style>
    <style:style style:name="P120" style:family="paragraph" style:parent-style-name="Text_20_body">
      <style:paragraph-properties fo:margin-left="1.251cm" fo:margin-right="0cm" fo:text-indent="0cm" style:auto-text-indent="false"/>
      <style:text-properties style:font-name="Monaco1" fo:font-size="11pt" officeooo:rsid="00163b07" officeooo:paragraph-rsid="0045724a" style:font-size-asian="11pt" style:font-size-complex="11pt"/>
    </style:style>
    <style:style style:name="P121" style:family="paragraph" style:parent-style-name="Table_20_Contents">
      <style:paragraph-properties fo:text-align="start" style:justify-single-word="false"/>
      <style:text-properties style:font-name="Monaco1" fo:font-size="11pt" officeooo:rsid="001c373c" officeooo:paragraph-rsid="001c373c" style:font-size-asian="11pt" style:font-size-complex="11pt"/>
    </style:style>
    <style:style style:name="P122" style:family="paragraph" style:parent-style-name="Table_20_Contents">
      <style:paragraph-properties fo:text-align="start" style:justify-single-word="false"/>
      <style:text-properties style:font-name="Monaco1" fo:font-size="11pt" officeooo:rsid="001d7b83" officeooo:paragraph-rsid="001d7b83" style:font-size-asian="11pt" style:font-size-complex="11pt"/>
    </style:style>
    <style:style style:name="P123" style:family="paragraph" style:parent-style-name="Table_20_Contents">
      <style:paragraph-properties fo:text-align="start" style:justify-single-word="false"/>
      <style:text-properties style:font-name="Monaco1" fo:font-size="11pt" officeooo:rsid="002481ce" officeooo:paragraph-rsid="002481ce" style:font-size-asian="11pt" style:font-size-complex="11pt"/>
    </style:style>
    <style:style style:name="P124" style:family="paragraph" style:parent-style-name="Table_20_Contents">
      <style:paragraph-properties fo:text-align="start" style:justify-single-word="false"/>
      <style:text-properties style:font-name="Monaco1" fo:font-size="11pt" officeooo:rsid="0047db4f" officeooo:paragraph-rsid="0047db4f" style:font-size-asian="11pt" style:font-size-complex="11pt"/>
    </style:style>
    <style:style style:name="P125" style:family="paragraph" style:parent-style-name="Table_20_Contents">
      <style:paragraph-properties fo:text-align="end" style:justify-single-word="false"/>
      <style:text-properties style:font-name="Monaco1" fo:font-size="11pt" officeooo:rsid="0047db4f" officeooo:paragraph-rsid="0047db4f" style:font-size-asian="11pt" style:font-size-complex="11pt"/>
    </style:style>
    <style:style style:name="P126" style:family="paragraph" style:parent-style-name="Table_20_Contents">
      <style:paragraph-properties fo:text-align="end" style:justify-single-word="false"/>
      <style:text-properties style:font-name="Monaco1" fo:font-size="11pt" officeooo:rsid="004993bd" officeooo:paragraph-rsid="004993bd" style:font-size-asian="11pt" style:font-size-complex="11pt"/>
    </style:style>
    <style:style style:name="P127" style:family="paragraph" style:parent-style-name="Table_20_Contents">
      <style:text-properties officeooo:rsid="0047db4f" officeooo:paragraph-rsid="0047db4f"/>
    </style:style>
    <style:style style:name="P128" style:family="paragraph" style:parent-style-name="Standard">
      <style:paragraph-properties fo:text-align="start" style:justify-single-word="false"/>
      <style:text-properties style:font-name="Monaco1" fo:font-size="11pt" officeooo:rsid="00163b07" officeooo:paragraph-rsid="002c4d89" style:font-size-asian="11pt" style:font-size-complex="11pt"/>
    </style:style>
    <style:style style:name="P129" style:family="paragraph" style:parent-style-name="Standard">
      <style:paragraph-properties fo:text-align="start" style:justify-single-word="false"/>
      <style:text-properties style:font-name="Monaco1" fo:font-size="11pt" officeooo:rsid="00163b07" officeooo:paragraph-rsid="00163b07" style:font-size-asian="11pt" style:font-size-complex="11pt"/>
    </style:style>
    <style:style style:name="P130" style:family="paragraph" style:parent-style-name="Standard">
      <style:paragraph-properties fo:text-align="start" style:justify-single-word="false"/>
      <style:text-properties style:font-name="Monaco1" fo:font-size="11pt" officeooo:rsid="00163b07" officeooo:paragraph-rsid="00265e7f" style:font-size-asian="11pt" style:font-size-complex="11pt"/>
    </style:style>
    <style:style style:name="P131" style:family="paragraph" style:parent-style-name="Standard">
      <style:paragraph-properties fo:text-align="start" style:justify-single-word="false"/>
      <style:text-properties style:font-name="Monaco1" fo:font-size="11pt" officeooo:rsid="00163b07" officeooo:paragraph-rsid="0029861a" style:font-size-asian="11pt" style:font-size-complex="11pt"/>
    </style:style>
    <style:style style:name="P132" style:family="paragraph" style:parent-style-name="Standard">
      <style:paragraph-properties fo:text-align="start" style:justify-single-word="false"/>
      <style:text-properties style:font-name="Monaco1" fo:font-size="11pt" officeooo:rsid="00163b07" officeooo:paragraph-rsid="00172855" style:font-size-asian="11pt" style:font-size-complex="11pt"/>
    </style:style>
    <style:style style:name="P133" style:family="paragraph" style:parent-style-name="Standard">
      <style:paragraph-properties fo:text-align="start" style:justify-single-word="false"/>
      <style:text-properties style:font-name="Monaco1" fo:font-size="11pt" officeooo:rsid="00163b07" officeooo:paragraph-rsid="003fa15d" style:font-size-asian="11pt" style:font-size-complex="11pt"/>
    </style:style>
    <style:style style:name="P134" style:family="paragraph" style:parent-style-name="Standard">
      <style:paragraph-properties fo:text-align="start" style:justify-single-word="false"/>
      <style:text-properties style:font-name="Monaco1" fo:font-size="11pt" officeooo:rsid="00163b07" officeooo:paragraph-rsid="002349ba" style:font-size-asian="11pt" style:font-size-complex="11pt"/>
    </style:style>
    <style:style style:name="P135" style:family="paragraph" style:parent-style-name="Standard">
      <style:paragraph-properties fo:text-align="start" style:justify-single-word="false"/>
      <style:text-properties style:font-name="Monaco1" fo:font-size="11pt" officeooo:rsid="00163b07" officeooo:paragraph-rsid="004993bd" style:font-size-asian="11pt" style:font-size-complex="11pt"/>
    </style:style>
    <style:style style:name="P136" style:family="paragraph" style:parent-style-name="Standard">
      <style:paragraph-properties fo:text-align="start" style:justify-single-word="false"/>
      <style:text-properties style:font-name="Monaco1" fo:font-size="11pt" officeooo:rsid="00163b07" officeooo:paragraph-rsid="004ae05c" style:font-size-asian="11pt" style:font-size-complex="11pt"/>
    </style:style>
    <style:style style:name="P137" style:family="paragraph" style:parent-style-name="Standard">
      <style:paragraph-properties fo:text-align="center" style:justify-single-word="false"/>
      <style:text-properties style:font-name="Monaco1" fo:font-size="11pt" officeooo:rsid="00163b07" officeooo:paragraph-rsid="00163b07" style:font-size-asian="11pt" style:font-size-complex="11pt"/>
    </style:style>
    <style:style style:name="P138" style:family="paragraph" style:parent-style-name="Standard">
      <style:paragraph-properties fo:text-align="justify" style:justify-single-word="false"/>
      <style:text-properties style:font-name="Monaco1" fo:font-size="11pt" officeooo:rsid="00163b07" officeooo:paragraph-rsid="00163b07" style:font-size-asian="11pt" style:font-size-complex="11pt"/>
    </style:style>
    <style:style style:name="P139" style:family="paragraph" style:parent-style-name="Standard">
      <style:paragraph-properties fo:text-align="start" style:justify-single-word="false"/>
      <style:text-properties style:font-name="Monaco1" fo:font-size="11pt" officeooo:rsid="00172855" officeooo:paragraph-rsid="002c4d89" style:font-size-asian="11pt" style:font-size-complex="11pt"/>
    </style:style>
    <style:style style:name="P140" style:family="paragraph" style:parent-style-name="Standard">
      <style:paragraph-properties fo:text-align="start" style:justify-single-word="false"/>
      <style:text-properties style:font-name="Monaco1" fo:font-size="11pt" officeooo:rsid="00172855" officeooo:paragraph-rsid="00172855" style:font-size-asian="11pt" style:font-size-complex="11pt"/>
    </style:style>
    <style:style style:name="P141" style:family="paragraph" style:parent-style-name="Standard">
      <style:paragraph-properties fo:text-align="start" style:justify-single-word="false"/>
      <style:text-properties style:font-name="Monaco1" fo:font-size="11pt" officeooo:rsid="003fa15d" officeooo:paragraph-rsid="0047db4f" style:font-size-asian="11pt" style:font-size-complex="11pt"/>
    </style:style>
    <style:style style:name="P142" style:family="paragraph" style:parent-style-name="Standard">
      <style:paragraph-properties fo:text-align="start" style:justify-single-word="false"/>
      <style:text-properties style:font-name="Monaco1" fo:font-size="11pt" officeooo:rsid="0021d36d" officeooo:paragraph-rsid="0021d36d" style:font-size-asian="11pt" style:font-size-complex="11pt"/>
    </style:style>
    <style:style style:name="P143" style:family="paragraph" style:parent-style-name="Standard">
      <style:paragraph-properties fo:text-align="start" style:justify-single-word="false"/>
      <style:text-properties style:font-name="Monaco1" fo:font-size="11pt" officeooo:rsid="002415ea" officeooo:paragraph-rsid="002415ea" style:font-size-asian="11pt" style:font-size-complex="11pt"/>
    </style:style>
    <style:style style:name="P144" style:family="paragraph" style:parent-style-name="Standard">
      <style:paragraph-properties fo:text-align="start" style:justify-single-word="false"/>
      <style:text-properties style:font-name="Monaco1" fo:font-size="11pt" officeooo:rsid="00243dec" officeooo:paragraph-rsid="00265e7f" style:font-size-asian="11pt" style:font-size-complex="11pt"/>
    </style:style>
    <style:style style:name="P145" style:family="paragraph" style:parent-style-name="Standard">
      <style:paragraph-properties fo:text-align="start" style:justify-single-word="false"/>
      <style:text-properties style:font-name="Monaco1" fo:font-size="11pt" officeooo:rsid="00243dec" officeooo:paragraph-rsid="00243dec" style:font-size-asian="11pt" style:font-size-complex="11pt"/>
    </style:style>
    <style:style style:name="P146" style:family="paragraph" style:parent-style-name="Standard">
      <style:paragraph-properties fo:text-align="start" style:justify-single-word="false"/>
      <style:text-properties style:font-name="Monaco1" fo:font-size="11pt" officeooo:rsid="002349ba" officeooo:paragraph-rsid="002349ba" style:font-size-asian="11pt" style:font-size-complex="11pt"/>
    </style:style>
    <style:style style:name="P147" style:family="paragraph" style:parent-style-name="Standard">
      <style:paragraph-properties fo:text-align="start" style:justify-single-word="false"/>
      <style:text-properties style:font-name="Monaco1" fo:font-size="11pt" officeooo:rsid="002349ba" officeooo:paragraph-rsid="004993bd" style:font-size-asian="11pt" style:font-size-complex="11pt"/>
    </style:style>
    <style:style style:name="P148" style:family="paragraph" style:parent-style-name="Standard">
      <style:paragraph-properties fo:text-align="start" style:justify-single-word="false"/>
      <style:text-properties style:font-name="Monaco1" fo:font-size="11pt" officeooo:rsid="002349ba" officeooo:paragraph-rsid="004ae05c" style:font-size-asian="11pt" style:font-size-complex="11pt"/>
    </style:style>
    <style:style style:name="P149" style:family="paragraph" style:parent-style-name="Standard">
      <style:paragraph-properties fo:text-align="start" style:justify-single-word="false"/>
      <style:text-properties style:font-name="Monaco1" fo:font-size="11pt" officeooo:rsid="0047db4f" officeooo:paragraph-rsid="0047db4f" style:font-size-asian="11pt" style:font-size-complex="11pt"/>
    </style:style>
    <style:style style:name="P150" style:family="paragraph" style:parent-style-name="Standard">
      <style:paragraph-properties fo:text-align="end" style:justify-single-word="false"/>
      <style:text-properties style:font-name="Monaco1" fo:font-size="11pt" officeooo:rsid="0047db4f" officeooo:paragraph-rsid="0047db4f" style:font-size-asian="11pt" style:font-size-complex="11pt"/>
    </style:style>
    <style:style style:name="P151" style:family="paragraph" style:parent-style-name="Standard">
      <style:paragraph-properties fo:text-align="start" style:justify-single-word="false"/>
      <style:text-properties officeooo:paragraph-rsid="003b722e"/>
    </style:style>
    <style:style style:name="P152" style:family="paragraph" style:parent-style-name="Standard">
      <style:paragraph-properties fo:text-align="start" style:justify-single-word="false" fo:break-before="page"/>
      <style:text-properties style:font-name="Monaco1" fo:font-size="11pt" officeooo:rsid="00163b07" officeooo:paragraph-rsid="003fa15d" style:font-size-asian="11pt" style:font-size-complex="11pt"/>
    </style:style>
    <style:style style:name="P153"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349ba" style:font-size-asian="11pt" style:font-size-complex="11pt"/>
    </style:style>
    <style:style style:name="P154"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d4556" style:font-size-asian="11pt" style:font-size-complex="11pt"/>
    </style:style>
    <style:style style:name="P155"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2e4769" style:font-size-asian="11pt" style:font-size-complex="11pt"/>
    </style:style>
    <style:style style:name="P156"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4993bd" style:font-size-asian="11pt" style:font-size-complex="11pt"/>
    </style:style>
    <style:style style:name="P157" style:family="paragraph" style:parent-style-name="Standard">
      <style:paragraph-properties fo:margin-left="1.499cm" fo:margin-right="0cm" fo:text-align="start" style:justify-single-word="false" fo:text-indent="0cm" style:auto-text-indent="false"/>
      <style:text-properties style:font-name="Monaco1" fo:font-size="11pt" officeooo:rsid="002349ba" officeooo:paragraph-rsid="004ae05c" style:font-size-asian="11pt" style:font-size-complex="11pt"/>
    </style:style>
    <style:style style:name="P158" style:family="paragraph" style:parent-style-name="Standard">
      <style:paragraph-properties fo:margin-left="1.499cm" fo:margin-right="0cm" fo:text-align="start" style:justify-single-word="false" fo:text-indent="0cm" style:auto-text-indent="false"/>
      <style:text-properties style:font-name="Monaco1" fo:font-size="11pt" officeooo:rsid="002415ea" officeooo:paragraph-rsid="00387809" style:font-size-asian="11pt" style:font-size-complex="11pt"/>
    </style:style>
    <style:style style:name="P159" style:family="paragraph" style:parent-style-name="Standard">
      <style:paragraph-properties fo:margin-left="1.499cm" fo:margin-right="0cm" fo:text-align="start" style:justify-single-word="false" fo:text-indent="0cm" style:auto-text-indent="false"/>
      <style:text-properties style:font-name="Monaco1" fo:font-size="11pt" officeooo:rsid="002415ea" officeooo:paragraph-rsid="002415ea" style:font-size-asian="11pt" style:font-size-complex="11pt"/>
    </style:style>
    <style:style style:name="P160"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1d36d" style:font-size-asian="11pt" style:font-size-complex="11pt"/>
    </style:style>
    <style:style style:name="P161"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a23a7" style:font-size-asian="11pt" style:font-size-complex="11pt"/>
    </style:style>
    <style:style style:name="P162"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349ba" style:font-size-asian="11pt" style:font-size-complex="11pt"/>
    </style:style>
    <style:style style:name="P163"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87809" style:font-size-asian="11pt" style:font-size-complex="11pt"/>
    </style:style>
    <style:style style:name="P164"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2415ea" style:font-size-asian="11pt" style:font-size-complex="11pt"/>
    </style:style>
    <style:style style:name="P165"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383c6f" style:font-size-asian="11pt" style:font-size-complex="11pt"/>
    </style:style>
    <style:style style:name="P166"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4993bd" style:font-size-asian="11pt" style:font-size-complex="11pt"/>
    </style:style>
    <style:style style:name="P167" style:family="paragraph" style:parent-style-name="Standard">
      <style:paragraph-properties fo:margin-left="1.499cm" fo:margin-right="0cm" fo:text-align="start" style:justify-single-word="false" fo:text-indent="0cm" style:auto-text-indent="false"/>
      <style:text-properties style:font-name="Monaco1" fo:font-size="11pt" officeooo:rsid="0021d36d" officeooo:paragraph-rsid="004ae05c" style:font-size-asian="11pt" style:font-size-complex="11pt"/>
    </style:style>
    <style:style style:name="P168" style:family="paragraph" style:parent-style-name="Standard">
      <style:paragraph-properties fo:margin-left="1.499cm" fo:margin-right="0cm" fo:text-align="start" style:justify-single-word="false" fo:text-indent="0cm" style:auto-text-indent="false"/>
      <style:text-properties style:font-name="Monaco1" fo:font-size="11pt" officeooo:rsid="003a23a7" officeooo:paragraph-rsid="003a23a7" style:font-size-asian="11pt" style:font-size-complex="11pt"/>
    </style:style>
    <style:style style:name="P169"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a23a7" style:font-size-asian="11pt" style:font-size-complex="11pt"/>
    </style:style>
    <style:style style:name="P170"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387809" style:font-size-asian="11pt" style:font-size-complex="11pt"/>
    </style:style>
    <style:style style:name="P171"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4993bd" style:font-size-asian="11pt" style:font-size-complex="11pt"/>
    </style:style>
    <style:style style:name="P172" style:family="paragraph" style:parent-style-name="Standard">
      <style:paragraph-properties fo:margin-left="1.499cm" fo:margin-right="0cm" fo:text-align="start" style:justify-single-word="false" fo:text-indent="0cm" style:auto-text-indent="false"/>
      <style:text-properties style:font-name="Monaco1" fo:font-size="11pt" officeooo:rsid="00387809" officeooo:paragraph-rsid="004ae05c" style:font-size-asian="11pt" style:font-size-complex="11pt"/>
    </style:style>
    <style:style style:name="P173" style:family="paragraph" style:parent-style-name="Standard">
      <style:paragraph-properties fo:margin-left="1.499cm" fo:margin-right="0cm" fo:text-align="start" style:justify-single-word="false" fo:text-indent="0cm" style:auto-text-indent="false"/>
      <style:text-properties style:font-name="Monaco1" fo:font-size="11pt" officeooo:rsid="001f76d7" officeooo:paragraph-rsid="0036cb1e" style:font-size-asian="11pt" style:font-size-complex="11pt"/>
    </style:style>
    <style:style style:name="P174"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16b62" style:font-size-asian="11pt" style:font-size-complex="11pt"/>
    </style:style>
    <style:style style:name="P175"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349ba" style:font-size-asian="11pt" style:font-size-complex="11pt"/>
    </style:style>
    <style:style style:name="P176"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2d4556" style:font-size-asian="11pt" style:font-size-complex="11pt"/>
    </style:style>
    <style:style style:name="P177"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4993bd" style:font-size-asian="11pt" style:font-size-complex="11pt"/>
    </style:style>
    <style:style style:name="P178" style:family="paragraph" style:parent-style-name="Standard">
      <style:paragraph-properties fo:margin-left="1.499cm" fo:margin-right="0cm" fo:text-align="start" style:justify-single-word="false" fo:text-indent="0cm" style:auto-text-indent="false"/>
      <style:text-properties style:font-name="Monaco1" fo:font-size="11pt" officeooo:rsid="00216b62" officeooo:paragraph-rsid="004ae05c" style:font-size-asian="11pt" style:font-size-complex="11pt"/>
    </style:style>
    <style:style style:name="P179" style:family="paragraph" style:parent-style-name="Standard">
      <style:paragraph-properties fo:margin-left="1.499cm" fo:margin-right="0cm" fo:text-align="start" style:justify-single-word="false" fo:text-indent="0cm" style:auto-text-indent="false"/>
      <style:text-properties style:font-name="Monaco1" fo:font-size="11pt" officeooo:rsid="00383c6f" officeooo:paragraph-rsid="00383c6f" style:font-size-asian="11pt" style:font-size-complex="11pt"/>
    </style:style>
    <style:style style:name="P180" style:family="paragraph" style:parent-style-name="Standard">
      <style:paragraph-properties fo:margin-left="1.499cm" fo:margin-right="0cm" fo:text-align="start" style:justify-single-word="false" fo:text-indent="0cm" style:auto-text-indent="false"/>
      <style:text-properties style:font-name="Monaco1" fo:font-size="11pt" officeooo:rsid="00243dec" officeooo:paragraph-rsid="00243dec" style:font-size-asian="11pt" style:font-size-complex="11pt"/>
    </style:style>
    <style:style style:name="P181" style:family="paragraph" style:parent-style-name="Standard">
      <style:paragraph-properties fo:margin-left="1.499cm" fo:margin-right="0cm" fo:text-align="start" style:justify-single-word="false" fo:text-indent="0cm" style:auto-text-indent="false"/>
      <style:text-properties style:font-name="Monaco1" fo:font-size="11pt" officeooo:rsid="0026e4a8" officeooo:paragraph-rsid="0026e4a8" style:font-size-asian="11pt" style:font-size-complex="11pt"/>
    </style:style>
    <style:style style:name="P182" style:family="paragraph" style:parent-style-name="Standard">
      <style:paragraph-properties fo:margin-left="1.499cm" fo:margin-right="0cm" fo:text-align="start" style:justify-single-word="false" fo:text-indent="0cm" style:auto-text-indent="false"/>
      <style:text-properties style:font-name="Monaco1" fo:font-size="11pt" officeooo:rsid="002e4769" officeooo:paragraph-rsid="002349ba" style:font-size-asian="11pt" style:font-size-complex="11pt"/>
    </style:style>
    <style:style style:name="P183" style:family="paragraph" style:parent-style-name="Standard">
      <style:paragraph-properties fo:margin-left="1.499cm" fo:margin-right="0cm" fo:text-align="start" style:justify-single-word="false" fo:text-indent="0cm" style:auto-text-indent="false"/>
      <style:text-properties style:font-name="Monaco1" fo:font-size="11pt" officeooo:rsid="002e4769" officeooo:paragraph-rsid="004993bd" style:font-size-asian="11pt" style:font-size-complex="11pt"/>
    </style:style>
    <style:style style:name="P184" style:family="paragraph" style:parent-style-name="Standard">
      <style:paragraph-properties fo:margin-left="1.499cm" fo:margin-right="0cm" fo:text-align="start" style:justify-single-word="false" fo:text-indent="0cm" style:auto-text-indent="false"/>
      <style:text-properties style:font-name="Monaco1" fo:font-size="11pt" officeooo:rsid="002e4769" officeooo:paragraph-rsid="004ae05c" style:font-size-asian="11pt" style:font-size-complex="11pt"/>
    </style:style>
    <style:style style:name="P185" style:family="paragraph" style:parent-style-name="Standard">
      <style:paragraph-properties fo:margin-left="1.499cm" fo:margin-right="0cm" fo:text-align="start" style:justify-single-word="false" fo:text-indent="0cm" style:auto-text-indent="false"/>
      <style:text-properties style:font-name="Monaco1" fo:font-size="11pt" officeooo:rsid="004993bd" officeooo:paragraph-rsid="004993bd" style:font-size-asian="11pt" style:font-size-complex="11pt"/>
    </style:style>
    <style:style style:name="P186" style:family="paragraph" style:parent-style-name="Standard">
      <style:paragraph-properties fo:margin-left="1.499cm" fo:margin-right="0cm" fo:text-align="start" style:justify-single-word="false" fo:text-indent="0cm" style:auto-text-indent="false"/>
      <style:text-properties style:font-name="Monaco1" fo:font-size="11pt" officeooo:rsid="004993bd" officeooo:paragraph-rsid="004ae05c" style:font-size-asian="11pt" style:font-size-complex="11pt"/>
    </style:style>
    <style:style style:name="P187" style:family="paragraph" style:parent-style-name="Standard">
      <style:paragraph-properties fo:margin-left="1.499cm" fo:margin-right="0cm" fo:text-align="start" style:justify-single-word="false" fo:text-indent="0cm" style:auto-text-indent="false"/>
      <style:text-properties fo:color="#000000" style:font-name="Monaco1" fo:font-size="11pt" officeooo:rsid="002349ba" officeooo:paragraph-rsid="004ae05c" style:font-size-asian="11pt" style:font-size-complex="11pt"/>
    </style:style>
    <style:style style:name="P188" style:family="paragraph" style:parent-style-name="Standard">
      <style:paragraph-properties fo:margin-left="1.499cm" fo:margin-right="0cm" fo:text-align="start" style:justify-single-word="false" fo:text-indent="0cm" style:auto-text-indent="false"/>
      <style:text-properties fo:color="#000000" style:font-name="Monaco1" fo:font-size="11pt" officeooo:rsid="00216b62" officeooo:paragraph-rsid="004ae05c" style:font-size-asian="11pt" style:font-size-complex="11pt"/>
    </style:style>
    <style:style style:name="P189" style:family="paragraph" style:parent-style-name="Heading_20_2">
      <style:text-properties officeooo:rsid="00436cf8" officeooo:paragraph-rsid="00436cf8"/>
    </style:style>
    <style:style style:name="P190" style:family="paragraph" style:parent-style-name="Heading_20_2">
      <style:paragraph-properties fo:break-before="page"/>
      <style:text-properties officeooo:rsid="0045302f" officeooo:paragraph-rsid="00458405"/>
    </style:style>
    <style:style style:name="P191" style:family="paragraph" style:parent-style-name="Preformatted_20_Text">
      <style:paragraph-properties fo:margin-left="1.499cm" fo:margin-right="0cm" fo:text-align="start" style:justify-single-word="false" fo:text-indent="0cm" style:auto-text-indent="false"/>
      <style:text-properties fo:color="#000000" style:font-name="Monaco1" fo:font-size="11pt" officeooo:rsid="00216b62" officeooo:paragraph-rsid="004ae05c" style:font-size-asian="11pt" style:font-size-complex="11pt"/>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Monaco1" fo:font-size="11pt" officeooo:rsid="00163b07" style:font-size-asian="11pt" style:font-size-complex="11pt"/>
    </style:style>
    <style:style style:name="T2" style:family="text">
      <style:text-properties style:font-name="Monaco1" fo:font-size="11pt" officeooo:rsid="0026e4a8" style:font-size-asian="11pt" style:font-size-complex="11pt"/>
    </style:style>
    <style:style style:name="T3" style:family="text">
      <style:text-properties officeooo:rsid="0026e4a8"/>
    </style:style>
    <style:style style:name="T4" style:family="text">
      <style:text-properties officeooo:rsid="002ac120"/>
    </style:style>
    <style:style style:name="T5" style:family="text">
      <style:text-properties style:font-name="Monaco1" fo:font-size="11pt" officeooo:rsid="002ac120" style:font-size-asian="11pt" style:font-size-complex="11pt"/>
    </style:style>
    <style:style style:name="T6" style:family="text">
      <style:text-properties officeooo:rsid="001f76d7"/>
    </style:style>
    <style:style style:name="T7" style:family="text">
      <style:text-properties officeooo:rsid="001c373c"/>
    </style:style>
    <style:style style:name="T8" style:family="text">
      <style:text-properties officeooo:rsid="00172855"/>
    </style:style>
    <style:style style:name="T9" style:family="text">
      <style:text-properties officeooo:rsid="003fa15d"/>
    </style:style>
    <style:style style:name="T10" style:family="text">
      <style:text-properties officeooo:rsid="001eec8c"/>
    </style:style>
    <style:style style:name="T11" style:family="text">
      <style:text-properties style:font-name="Monaco1" fo:font-size="11pt" officeooo:rsid="001c373c" style:font-size-asian="11pt" style:font-size-complex="11pt"/>
    </style:style>
    <style:style style:name="T12" style:family="text">
      <style:text-properties style:font-name="Monaco1" fo:font-size="11pt" officeooo:rsid="001a4655" style:font-size-asian="11pt" style:font-size-complex="11pt"/>
    </style:style>
    <style:style style:name="T13" style:family="text">
      <style:text-properties officeooo:rsid="002349ba"/>
    </style:style>
    <style:style style:name="T14" style:family="text">
      <style:text-properties officeooo:rsid="002415ea"/>
    </style:style>
    <style:style style:name="T15" style:family="text">
      <style:text-properties officeooo:rsid="00243dec"/>
    </style:style>
    <style:style style:name="T16" style:family="text">
      <style:text-properties style:font-name="Monaco1" fo:font-size="11pt" style:font-size-asian="11pt" style:font-size-complex="11pt"/>
    </style:style>
    <style:style style:name="T17" style:family="text">
      <style:text-properties style:font-name="Monaco1" fo:font-size="11pt" officeooo:rsid="00163b07" style:font-size-asian="11pt" style:font-size-complex="11pt"/>
    </style:style>
    <style:style style:name="T18" style:family="text">
      <style:text-properties style:font-name="Monaco1" fo:font-size="11pt" officeooo:rsid="0026e4a8" style:font-size-asian="11pt" style:font-size-complex="11pt"/>
    </style:style>
    <style:style style:name="T19" style:family="text">
      <style:text-properties style:font-name="Monaco1" fo:font-size="11pt" officeooo:rsid="002ac120" style:font-size-asian="11pt" style:font-size-complex="11pt"/>
    </style:style>
    <style:style style:name="T20" style:family="text">
      <style:text-properties style:font-name="Monaco1" fo:font-size="11pt" officeooo:rsid="001c373c" style:font-size-asian="11pt" style:font-size-complex="11pt"/>
    </style:style>
    <style:style style:name="T21" style:family="text">
      <style:text-properties style:font-name="Monaco1" fo:font-size="11pt" officeooo:rsid="001a4655" style:font-size-asian="11pt" style:font-size-complex="11pt"/>
    </style:style>
    <style:style style:name="T22" style:family="text">
      <style:text-properties style:font-name="Monaco1" fo:font-size="11pt" officeooo:rsid="002d1778" style:font-size-asian="11pt" style:font-size-complex="11pt"/>
    </style:style>
    <style:style style:name="T23" style:family="text">
      <style:text-properties style:font-name="Monaco1" fo:font-size="11pt" officeooo:rsid="0033c692" style:font-size-asian="11pt" style:font-size-complex="11pt"/>
    </style:style>
    <style:style style:name="T24" style:family="text">
      <style:text-properties style:font-name="Monaco1" fo:font-size="11pt" officeooo:rsid="003b722e" style:font-size-asian="11pt" style:font-size-complex="11pt"/>
    </style:style>
    <style:style style:name="T25" style:family="text">
      <style:text-properties style:font-name="Monaco1" fo:font-size="11pt" officeooo:rsid="00425af8" style:font-size-asian="11pt" style:font-size-complex="11pt"/>
    </style:style>
    <style:style style:name="T26" style:family="text">
      <style:text-properties style:font-name="Monaco1" fo:font-size="11pt" officeooo:rsid="00445339" style:font-size-asian="11pt" style:font-size-complex="11pt"/>
    </style:style>
    <style:style style:name="T27" style:family="text">
      <style:text-properties style:font-name="Monaco1" fo:font-size="11pt" officeooo:rsid="0045724a" style:font-size-asian="11pt" style:font-size-complex="11pt"/>
    </style:style>
    <style:style style:name="T28" style:family="text">
      <style:text-properties style:font-name="Monaco1" fo:font-size="11pt" officeooo:rsid="00473890" style:font-size-asian="11pt" style:font-size-complex="11pt"/>
    </style:style>
    <style:style style:name="T29" style:family="text">
      <style:text-properties style:font-name="Monaco1" fo:font-size="11pt" officeooo:rsid="0021d36d" style:font-size-asian="11pt" style:font-size-complex="11pt"/>
    </style:style>
    <style:style style:name="T30" style:family="text">
      <style:text-properties style:font-name="Monaco1" fo:font-size="11pt" officeooo:rsid="002349ba" style:font-size-asian="11pt" style:font-size-complex="11pt"/>
    </style:style>
    <style:style style:name="T31" style:family="text">
      <style:text-properties officeooo:rsid="0026e4a8"/>
    </style:style>
    <style:style style:name="T32" style:family="text">
      <style:text-properties officeooo:rsid="002ac120"/>
    </style:style>
    <style:style style:name="T33" style:family="text">
      <style:text-properties officeooo:rsid="001f76d7"/>
    </style:style>
    <style:style style:name="T34" style:family="text">
      <style:text-properties officeooo:rsid="001c373c"/>
    </style:style>
    <style:style style:name="T35" style:family="text">
      <style:text-properties officeooo:rsid="00172855"/>
    </style:style>
    <style:style style:name="T36" style:family="text">
      <style:text-properties officeooo:rsid="001eec8c"/>
    </style:style>
    <style:style style:name="T37" style:family="text">
      <style:text-properties officeooo:rsid="002349ba"/>
    </style:style>
    <style:style style:name="T38" style:family="text">
      <style:text-properties officeooo:rsid="002415ea"/>
    </style:style>
    <style:style style:name="T39" style:family="text">
      <style:text-properties officeooo:rsid="00243dec"/>
    </style:style>
    <style:style style:name="T40" style:family="text">
      <style:text-properties officeooo:rsid="0029861a"/>
    </style:style>
    <style:style style:name="T41" style:family="text">
      <style:text-properties officeooo:rsid="00216b62"/>
    </style:style>
    <style:style style:name="T42" style:family="text">
      <style:text-properties officeooo:rsid="0021d36d"/>
    </style:style>
    <style:style style:name="T43" style:family="text">
      <style:text-properties officeooo:rsid="002481ce"/>
    </style:style>
    <style:style style:name="T44" style:family="text">
      <style:text-properties officeooo:rsid="00265e7f"/>
    </style:style>
    <style:style style:name="T45" style:family="text">
      <style:text-properties officeooo:rsid="002c4d89"/>
    </style:style>
    <style:style style:name="T46" style:family="text">
      <style:text-properties officeooo:rsid="002d1778"/>
    </style:style>
    <style:style style:name="T47" style:family="text">
      <style:text-properties fo:font-style="italic" officeooo:rsid="002e4769" style:font-style-asian="italic" style:font-style-complex="italic"/>
    </style:style>
    <style:style style:name="T48" style:family="text">
      <style:text-properties officeooo:rsid="002e4769"/>
    </style:style>
    <style:style style:name="T49" style:family="text">
      <style:text-properties officeooo:rsid="002f93f9"/>
    </style:style>
    <style:style style:name="T50" style:family="text">
      <style:text-properties officeooo:rsid="003225d7"/>
    </style:style>
    <style:style style:name="T51" style:family="text">
      <style:text-properties officeooo:rsid="003558bd"/>
    </style:style>
    <style:style style:name="T52" style:family="text">
      <style:text-properties officeooo:rsid="0036cb1e"/>
    </style:style>
    <style:style style:name="T53" style:family="text">
      <style:text-properties officeooo:rsid="00383c6f"/>
    </style:style>
    <style:style style:name="T54" style:family="text">
      <style:text-properties officeooo:rsid="003a23a7"/>
    </style:style>
    <style:style style:name="T55" style:family="text">
      <style:text-properties officeooo:rsid="003b722e"/>
    </style:style>
    <style:style style:name="T56" style:family="text">
      <style:text-properties officeooo:rsid="003d233e"/>
    </style:style>
    <style:style style:name="T57" style:family="text">
      <style:text-properties officeooo:rsid="003ef4cc"/>
    </style:style>
    <style:style style:name="T58" style:family="text">
      <style:text-properties style:font-name="Monaco" fo:font-size="11pt" officeooo:rsid="001c373c" style:font-size-asian="10.5pt"/>
    </style:style>
    <style:style style:name="T59" style:family="text">
      <style:text-properties officeooo:rsid="0041c382"/>
    </style:style>
    <style:style style:name="T60" style:family="text">
      <style:text-properties officeooo:rsid="00425af8"/>
    </style:style>
    <style:style style:name="T61" style:family="text">
      <style:text-properties officeooo:rsid="00445339"/>
    </style:style>
    <style:style style:name="T62" style:family="text">
      <style:text-properties officeooo:rsid="004524be"/>
    </style:style>
    <style:style style:name="T63" style:family="text">
      <style:text-properties officeooo:rsid="0045302f"/>
    </style:style>
    <style:style style:name="T64" style:family="text">
      <style:text-properties officeooo:rsid="0045724a"/>
    </style:style>
    <style:style style:name="T65" style:family="text">
      <style:text-properties officeooo:rsid="00458405"/>
    </style:style>
    <style:style style:name="T66" style:family="text">
      <style:text-properties officeooo:rsid="00473890"/>
    </style:style>
    <style:style style:name="T67" style:family="text">
      <style:text-properties officeooo:rsid="0047db4f"/>
    </style:style>
    <style:style style:name="T68" style:family="text">
      <style:text-properties officeooo:rsid="003fa15d"/>
    </style:style>
    <style:style style:name="T69" style:family="text">
      <style:text-properties officeooo:rsid="004993bd"/>
    </style:style>
    <style:style style:name="T70" style:family="text">
      <style:text-properties fo:color="#000000"/>
    </style:style>
    <style:style style:name="T71" style:family="text">
      <style:text-properties officeooo:rsid="004ae05c"/>
    </style:style>
    <style:style style:name="T7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140295214687520" text:id="ct140295214687520">
          <text:deletion>
            <office:change-info>
              <dc:creator>Nils Eilers</dc:creator>
              <dc:date>2015-01-24T17:12:00</dc:date>
            </office:change-info>
            <text:h text:style-name="Heading_20_1" text:outline-level="1"><text:span text:style-name="T1">Data protocol PetSD </text:span><text:span text:style-name="T2">d</text:span><text:span text:style-name="T1">uo </text:span><text:span text:style-name="T2">© &lt;--&gt;</text:span><text:span text:style-name="T1"> Server</text:span></text:h>
            <text:p text:style-name="P1"/>
            <text:p text:style-name="P2">PETS<text:span text:style-name="T3">D</text:span></text:p>
            <text:h text:style-name="P3" text:outline-level="1"><text:span text:style-name="T1"/></text:h>
          </text:deletion>
        </text:changed-region>
        <text:changed-region xml:id="ct140295214580592" text:id="ct140295214580592">
          <text:insertion>
            <office:change-info>
              <dc:creator>Nils Eilers</dc:creator>
              <dc:date>2015-01-24T17:12:00</dc:date>
            </office:change-info>
          </text:insertion>
        </text:changed-region>
        <text:changed-region xml:id="ct140295214582752" text:id="ct140295214582752">
          <text:deletion>
            <office:change-info>
              <dc:creator>Nils Eilers</dc:creator>
              <dc:date>2015-01-24T17:13:00</dc:date>
            </office:change-info>
            <text:p text:style-name="P4">petSD <text:span text:style-name="T3">d</text:span>uo <text:span text:style-name="T3">(</text:span><text:a xlink:type="simple" xlink:href="http://www.petsd.net/" text:style-name="Internet_20_link" text:visited-style-name="Visited_20_Internet_20_Link"><text:span text:style-name="T3">www.petsd.net</text:span></text:a><text:span text:style-name="T3">)</text:span></text:p>
          </text:deletion>
        </text:changed-region>
        <text:changed-region xml:id="ct140295214193936" text:id="ct140295214193936">
          <text:deletion>
            <office:change-info>
              <dc:creator>Nils Eilers</dc:creator>
              <dc:date>2015-01-24T19:17:00</dc:date>
            </office:change-info>
            <text:p text:style-name="P4"><text:s/></text:p>
          </text:deletion>
        </text:changed-region>
        <text:changed-region xml:id="ct140295207462464" text:id="ct140295207462464">
          <text:insertion>
            <office:change-info>
              <dc:creator>Nils Eilers</dc:creator>
              <dc:date>2015-01-24T17:14:00</dc:date>
            </office:change-info>
          </text:insertion>
        </text:changed-region>
        <text:changed-region xml:id="ct140295214604080" text:id="ct140295214604080">
          <text:insertion>
            <office:change-info>
              <dc:creator>Nils Eilers</dc:creator>
              <dc:date>2015-01-24T17:17:00</dc:date>
            </office:change-info>
          </text:insertion>
        </text:changed-region>
        <text:changed-region xml:id="ct140295214649536" text:id="ct140295214649536">
          <text:insertion>
            <office:change-info>
              <dc:creator>Nils Eilers</dc:creator>
              <dc:date>2015-01-24T17:13:00</dc:date>
            </office:change-info>
          </text:insertion>
        </text:changed-region>
        <text:changed-region xml:id="ct140295214303200" text:id="ct140295214303200">
          <text:insertion>
            <office:change-info>
              <dc:creator>Nils Eilers</dc:creator>
              <dc:date>2015-01-24T17:16:00</dc:date>
            </office:change-info>
          </text:insertion>
        </text:changed-region>
        <text:changed-region xml:id="ct140295213736224" text:id="ct140295213736224">
          <text:insertion>
            <office:change-info>
              <dc:creator>Nils Eilers</dc:creator>
              <dc:date>2015-01-24T17:18:00</dc:date>
            </office:change-info>
          </text:insertion>
        </text:changed-region>
        <text:changed-region xml:id="ct140295214018880" text:id="ct140295214018880">
          <text:deletion>
            <office:change-info>
              <dc:creator>Nils Eilers</dc:creator>
              <dc:date>2015-01-24T17:16:00</dc:date>
            </office:change-info>
            <text:p text:style-name="P4">.</text:p>
          </text:deletion>
        </text:changed-region>
        <text:changed-region xml:id="ct140295214665824" text:id="ct140295214665824">
          <text:insertion>
            <office:change-info>
              <dc:creator>Nils Eilers</dc:creator>
              <dc:date>2015-02-05T16:44:00</dc:date>
            </office:change-info>
          </text:insertion>
        </text:changed-region>
        <text:changed-region xml:id="ct140295214156688" text:id="ct140295214156688">
          <text:insertion>
            <office:change-info>
              <dc:creator>Nils Eilers</dc:creator>
              <dc:date>2015-02-05T16:45:00</dc:date>
            </office:change-info>
          </text:insertion>
        </text:changed-region>
        <text:changed-region xml:id="ct140295214666032" text:id="ct140295214666032">
          <text:deletion>
            <office:change-info>
              <dc:creator>Nils Eilers</dc:creator>
              <dc:date>2015-02-06T15:46:00</dc:date>
            </office:change-info>
            <text:h text:style-name="Heading_20_2" text:outline-level="2"/>
            <text:p text:style-name="P5"/>
            <text:h text:style-name="Heading_20_2" text:outline-level="2"/>
          </text:deletion>
        </text:changed-region>
        <text:changed-region xml:id="ct140295207890400" text:id="ct140295207890400">
          <text:insertion>
            <office:change-info>
              <dc:creator>Nils Eilers</dc:creator>
              <dc:date>2015-01-24T17:43:00</dc:date>
            </office:change-info>
          </text:insertion>
        </text:changed-region>
        <text:changed-region xml:id="ct140295207890608" text:id="ct140295207890608">
          <text:insertion>
            <office:change-info>
              <dc:creator>Nils Eilers</dc:creator>
              <dc:date>2015-01-24T17:44:00</dc:date>
            </office:change-info>
          </text:insertion>
        </text:changed-region>
        <text:changed-region xml:id="ct140295213745248" text:id="ct140295213745248">
          <text:deletion>
            <office:change-info>
              <dc:creator>Nils Eilers</dc:creator>
              <dc:date>2015-01-24T17:44:00</dc:date>
            </office:change-info>
            <text:h text:style-name="Heading_20_2" text:outline-level="2"><text:span text:style-name="T4">PETSD format</text:span></text:h>
          </text:deletion>
        </text:changed-region>
        <text:changed-region xml:id="ct140295213885792" text:id="ct140295213885792">
          <text:deletion>
            <office:change-info>
              <dc:creator>Nils Eilers</dc:creator>
              <dc:date>2015-01-24T17:56:00</dc:date>
            </office:change-info>
            <text:p text:style-name="P6"><text:span text:style-name="T5">command</text:span></text:p>
          </text:deletion>
        </text:changed-region>
        <text:changed-region xml:id="ct140295213745456" text:id="ct140295213745456">
          <text:deletion>
            <office:change-info>
              <dc:creator>Nils Eilers</dc:creator>
              <dc:date>2015-01-24T17:57:00</dc:date>
            </office:change-info>
            <text:p text:style-name="P6"><text:span text:style-name="T5">th a </text:span></text:p>
          </text:deletion>
        </text:changed-region>
        <text:changed-region xml:id="ct140295214666528" text:id="ct140295214666528">
          <text:insertion>
            <office:change-info>
              <dc:creator>Nils Eilers</dc:creator>
              <dc:date>2015-01-24T17:57:00</dc:date>
            </office:change-info>
          </text:insertion>
        </text:changed-region>
        <text:changed-region xml:id="ct140295214666736" text:id="ct140295214666736">
          <text:insertion>
            <office:change-info>
              <dc:creator>Nils Eilers</dc:creator>
              <dc:date>2015-01-29T18:39:00</dc:date>
            </office:change-info>
          </text:insertion>
        </text:changed-region>
        <text:changed-region xml:id="ct140295214450672" text:id="ct140295214450672">
          <text:deletion>
            <office:change-info>
              <dc:creator>Nils Eilers</dc:creator>
              <dc:date>2015-01-24T17:58:00</dc:date>
            </office:change-info>
            <text:p text:style-name="P6"><text:span text:style-name="T5"><text:s/>code </text:span></text:p>
          </text:deletion>
        </text:changed-region>
        <text:changed-region xml:id="ct140295214450880" text:id="ct140295214450880">
          <text:insertion>
            <office:change-info>
              <dc:creator>Nils Eilers</dc:creator>
              <dc:date>2015-01-24T17:58:00</dc:date>
            </office:change-info>
          </text:insertion>
        </text:changed-region>
        <text:changed-region xml:id="ct140295214451088" text:id="ct140295214451088">
          <text:insertion>
            <office:change-info>
              <dc:creator>Nils Eilers</dc:creator>
              <dc:date>2015-01-24T17:59:00</dc:date>
            </office:change-info>
          </text:insertion>
        </text:changed-region>
        <text:changed-region xml:id="ct140295212361024" text:id="ct140295212361024">
          <text:insertion>
            <office:change-info>
              <dc:creator>Nils Eilers</dc:creator>
              <dc:date>2015-01-29T18:43:00</dc:date>
            </office:change-info>
          </text:insertion>
        </text:changed-region>
        <text:changed-region xml:id="ct140295212585088" text:id="ct140295212585088">
          <text:insertion>
            <office:change-info>
              <dc:creator>Nils Eilers</dc:creator>
              <dc:date>2015-01-29T18:43:00</dc:date>
            </office:change-info>
          </text:insertion>
        </text:changed-region>
        <text:changed-region xml:id="ct140295319260096" text:id="ct140295319260096">
          <text:insertion>
            <office:change-info>
              <dc:creator>Nils Eilers</dc:creator>
              <dc:date>2015-01-29T18:43:00</dc:date>
            </office:change-info>
          </text:insertion>
        </text:changed-region>
        <text:changed-region xml:id="ct140295319424944" text:id="ct140295319424944">
          <text:insertion>
            <office:change-info>
              <dc:creator>Nils Eilers</dc:creator>
              <dc:date>2015-01-29T18:43:00</dc:date>
            </office:change-info>
          </text:insertion>
        </text:changed-region>
        <text:changed-region xml:id="ct140295319294176" text:id="ct140295319294176">
          <text:insertion>
            <office:change-info>
              <dc:creator>Nils Eilers</dc:creator>
              <dc:date>2015-01-29T18:43:00</dc:date>
            </office:change-info>
          </text:insertion>
        </text:changed-region>
        <text:changed-region xml:id="ct140295206121888" text:id="ct140295206121888">
          <text:insertion>
            <office:change-info>
              <dc:creator>Nils Eilers</dc:creator>
              <dc:date>2015-01-29T18:43:00</dc:date>
            </office:change-info>
          </text:insertion>
        </text:changed-region>
        <text:changed-region xml:id="ct140295319181232" text:id="ct140295319181232">
          <text:insertion>
            <office:change-info>
              <dc:creator>Nils Eilers</dc:creator>
              <dc:date>2015-01-29T18:43:00</dc:date>
            </office:change-info>
          </text:insertion>
        </text:changed-region>
        <text:changed-region xml:id="ct140295319279120" text:id="ct140295319279120">
          <text:insertion>
            <office:change-info>
              <dc:creator>Nils Eilers</dc:creator>
              <dc:date>2015-01-29T18:43:00</dc:date>
            </office:change-info>
          </text:insertion>
        </text:changed-region>
        <text:changed-region xml:id="ct140295319260688" text:id="ct140295319260688">
          <text:insertion>
            <office:change-info>
              <dc:creator>Unknown Author</dc:creator>
              <dc:date>2016-01-01T09:44:00</dc:date>
            </office:change-info>
          </text:insertion>
        </text:changed-region>
        <text:changed-region xml:id="ct140295319313296" text:id="ct140295319313296">
          <text:insertion>
            <office:change-info>
              <dc:creator>Nils Eilers</dc:creator>
              <dc:date>2015-01-29T18:43:00</dc:date>
            </office:change-info>
          </text:insertion>
        </text:changed-region>
        <text:changed-region xml:id="ct140295319178176" text:id="ct140295319178176">
          <text:insertion>
            <office:change-info>
              <dc:creator>Nils Eilers</dc:creator>
              <dc:date>2015-01-29T18:43:00</dc:date>
            </office:change-info>
          </text:insertion>
        </text:changed-region>
        <text:changed-region xml:id="ct140295222888672" text:id="ct140295222888672">
          <text:insertion>
            <office:change-info>
              <dc:creator>Nils Eilers</dc:creator>
              <dc:date>2015-01-29T21:11:00</dc:date>
            </office:change-info>
          </text:insertion>
        </text:changed-region>
        <text:changed-region xml:id="ct140295222974624" text:id="ct140295222974624">
          <text:insertion>
            <office:change-info>
              <dc:creator>Nils Eilers</dc:creator>
              <dc:date>2015-01-24T17:59:00</dc:date>
            </office:change-info>
          </text:insertion>
        </text:changed-region>
        <text:changed-region xml:id="ct140295211422688" text:id="ct140295211422688">
          <text:insertion>
            <office:change-info>
              <dc:creator>Unknown Author</dc:creator>
              <dc:date>2015-01-30T08:20:00</dc:date>
            </office:change-info>
          </text:insertion>
        </text:changed-region>
        <text:changed-region xml:id="ct140295222920848" text:id="ct140295222920848">
          <text:insertion>
            <office:change-info>
              <dc:creator>Unknown Author</dc:creator>
              <dc:date>2015-01-30T08:21:00</dc:date>
            </office:change-info>
          </text:insertion>
        </text:changed-region>
        <text:changed-region xml:id="ct140295215067504" text:id="ct140295215067504">
          <text:insertion>
            <office:change-info>
              <dc:creator>Unknown Author</dc:creator>
              <dc:date>2015-01-30T08:22:00</dc:date>
            </office:change-info>
          </text:insertion>
        </text:changed-region>
        <text:changed-region xml:id="ct140295222909408" text:id="ct140295222909408">
          <text:insertion>
            <office:change-info>
              <dc:creator>Unknown Author</dc:creator>
              <dc:date>2015-01-30T08:24:00</dc:date>
            </office:change-info>
          </text:insertion>
        </text:changed-region>
        <text:changed-region xml:id="ct140295222906192" text:id="ct140295222906192">
          <text:insertion>
            <office:change-info>
              <dc:creator>Nils Eilers</dc:creator>
              <dc:date>2015-01-24T17:59:00</dc:date>
            </office:change-info>
          </text:insertion>
        </text:changed-region>
        <text:changed-region xml:id="ct140295214737312" text:id="ct140295214737312">
          <text:insertion>
            <office:change-info>
              <dc:creator>Nils Eilers</dc:creator>
              <dc:date>2015-01-24T17:59:00</dc:date>
            </office:change-info>
          </text:insertion>
        </text:changed-region>
        <text:changed-region xml:id="ct140295222898800" text:id="ct140295222898800">
          <text:insertion>
            <office:change-info>
              <dc:creator>Nils Eilers</dc:creator>
              <dc:date>2015-01-24T18:00:00</dc:date>
            </office:change-info>
          </text:insertion>
        </text:changed-region>
        <text:changed-region xml:id="ct140295222679712" text:id="ct140295222679712">
          <text:insertion>
            <office:change-info>
              <dc:creator>Nils Eilers</dc:creator>
              <dc:date>2015-01-24T18:04:00</dc:date>
            </office:change-info>
          </text:insertion>
        </text:changed-region>
        <text:changed-region xml:id="ct140295222895408" text:id="ct140295222895408">
          <text:insertion>
            <office:change-info>
              <dc:creator>Nils Eilers</dc:creator>
              <dc:date>2015-01-24T18:00:00</dc:date>
            </office:change-info>
          </text:insertion>
        </text:changed-region>
        <text:changed-region xml:id="ct140295222476160" text:id="ct140295222476160">
          <text:deletion>
            <office:change-info>
              <dc:creator>Nils Eilers</dc:creator>
              <dc:date>2015-01-24T18:00:00</dc:date>
            </office:change-info>
            <text:p text:style-name="P7"/>
            <text:p text:style-name="P8"/>
            <text:p text:style-name="P8">byte<text:tab/>name<text:tab/><text:tab/>description</text:p>
            <text:p text:style-name="P8">----<text:tab/>---------<text:tab/>---------------------------</text:p>
            <text:p text:style-name="P8">0<text:tab/>PET_CMD<text:tab/><text:span text:style-name="T3">command identifier</text:span></text:p>
            <text:p text:style-name="P8">1<text:tab/>PET_SA<text:tab/>channel (SA <text:span text:style-name="T6">= Secondary IEEE-488 Address)</text:span></text:p>
            <text:p text:style-name="P9">2-<text:span text:style-name="T7">3<text:tab/></text:span>PET_LEN<text:tab/>length of data section <text:span text:style-name="T6">(16 bit)</text:span></text:p>
            <text:p text:style-name="P10"><text:span text:style-name="T7">4<text:tab/></text:span>PET_DATA<text:tab/><text:span text:style-name="T8">data (length = PET_LEN &lt;= MAX_DATA)</text:span></text:p>
            <text:p text:style-name="P11"/>
          </text:deletion>
        </text:changed-region>
        <text:changed-region xml:id="ct140295222476368" text:id="ct140295222476368">
          <text:deletion>
            <office:change-info>
              <dc:creator>Nils Eilers</dc:creator>
              <dc:date>2015-01-29T21:11:00</dc:date>
            </office:change-info>
            <text:p text:style-name="P12"/>
            <text:p text:style-name="P12"/>
          </text:deletion>
        </text:changed-region>
        <text:changed-region xml:id="ct140295222892192" text:id="ct140295222892192">
          <text:insertion>
            <office:change-info>
              <dc:creator>Nils Eilers</dc:creator>
              <dc:date>2015-01-29T21:13:00</dc:date>
            </office:change-info>
          </text:insertion>
        </text:changed-region>
        <text:changed-region xml:id="ct140295211781216" text:id="ct140295211781216">
          <text:deletion>
            <office:change-info>
              <dc:creator>Unknown Author</dc:creator>
              <dc:date>2016-01-01T09:23:00</dc:date>
            </office:change-info>
            <text:p text:style-name="P12">some</text:p>
          </text:deletion>
          <text:insertion>
            <office:change-info office:chg-author="Nils Eilers" office:chg-date-time="2015-01-29T21:13:00"/>
          </text:insertion>
        </text:changed-region>
        <text:changed-region xml:id="ct140295223682144" text:id="ct140295223682144">
          <text:insertion>
            <office:change-info>
              <dc:creator>Unknown Author</dc:creator>
              <dc:date>2016-01-01T09:23:00</dc:date>
            </office:change-info>
          </text:insertion>
        </text:changed-region>
        <text:changed-region xml:id="ct140295208398960" text:id="ct140295208398960">
          <text:insertion>
            <office:change-info>
              <dc:creator>Nils Eilers</dc:creator>
              <dc:date>2015-01-29T21:13:00</dc:date>
            </office:change-info>
          </text:insertion>
        </text:changed-region>
        <text:changed-region xml:id="ct140295258895312" text:id="ct140295258895312">
          <text:insertion>
            <office:change-info>
              <dc:creator>Unknown Author</dc:creator>
              <dc:date>2016-01-01T09:28:00</dc:date>
            </office:change-info>
          </text:insertion>
        </text:changed-region>
        <text:changed-region xml:id="ct140295214620960" text:id="ct140295214620960">
          <text:insertion>
            <office:change-info>
              <dc:creator>Nils Eilers</dc:creator>
              <dc:date>2015-01-29T21:13:00</dc:date>
            </office:change-info>
          </text:insertion>
        </text:changed-region>
        <text:changed-region xml:id="ct140295214049296" text:id="ct140295214049296">
          <text:insertion>
            <office:change-info>
              <dc:creator>Unknown Author</dc:creator>
              <dc:date>2016-01-01T09:24:00</dc:date>
            </office:change-info>
          </text:insertion>
        </text:changed-region>
        <text:changed-region xml:id="ct140295259239488" text:id="ct140295259239488">
          <text:insertion>
            <office:change-info>
              <dc:creator>Unknown Author</dc:creator>
              <dc:date>2016-01-01T09:25:00</dc:date>
            </office:change-info>
          </text:insertion>
        </text:changed-region>
        <text:changed-region xml:id="ct140295213737280" text:id="ct140295213737280">
          <text:deletion>
            <office:change-info>
              <dc:creator>Unknown Author</dc:creator>
              <dc:date>2016-01-01T09:28:00</dc:date>
            </office:change-info>
            <text:p text:style-name="P12">The device uses this code to expand to the fu</text:p>
          </text:deletion>
          <text:insertion>
            <office:change-info office:chg-author="Nils Eilers" office:chg-date-time="2015-01-29T21:13:00"/>
          </text:insertion>
        </text:changed-region>
        <text:changed-region xml:id="ct140295214328048" text:id="ct140295214328048">
          <text:deletion>
            <office:change-info>
              <dc:creator>Unknown Author</dc:creator>
              <dc:date>2016-01-01T09:28:00</dc:date>
            </office:change-info>
            <text:p text:style-name="P12">ll message with track and sector fields zeroed and to control </text:p>
          </text:deletion>
          <text:insertion>
            <office:change-info office:chg-author="Nils Eilers" office:chg-date-time="2015-01-29T21:14:00"/>
          </text:insertion>
        </text:changed-region>
        <text:changed-region xml:id="ct140295222858192" text:id="ct140295222858192">
          <text:insertion>
            <office:change-info>
              <dc:creator>Nils Eilers</dc:creator>
              <dc:date>2015-01-29T21:14:00</dc:date>
            </office:change-info>
          </text:insertion>
        </text:changed-region>
        <text:changed-region xml:id="ct140295222410752" text:id="ct140295222410752">
          <text:insertion>
            <office:change-info>
              <dc:creator>Unknown Author</dc:creator>
              <dc:date>2016-01-01T09:29:00</dc:date>
            </office:change-info>
          </text:insertion>
        </text:changed-region>
        <text:changed-region xml:id="ct140295211064272" text:id="ct140295211064272">
          <text:deletion>
            <office:change-info>
              <dc:creator>Unknown Author</dc:creator>
              <dc:date>2016-01-01T09:28:00</dc:date>
            </office:change-info>
            <text:p text:style-name="P13"><text:span text:style-name="T9">Status code DOS_01_FILES_SCRATCHED advises the device to fetch the full status code text from the server </text:span></text:p>
          </text:deletion>
          <text:insertion>
            <office:change-info office:chg-author="Nils Eilers" office:chg-date-time="2015-01-29T21:14:00"/>
          </text:insertion>
        </text:changed-region>
        <text:changed-region xml:id="ct140295222864992" text:id="ct140295222864992">
          <text:deletion>
            <office:change-info>
              <dc:creator>Unknown Author</dc:creator>
              <dc:date>2016-01-01T09:28:00</dc:date>
            </office:change-info>
            <text:p text:style-name="P13"><text:span text:style-name="T9">using</text:span></text:p>
          </text:deletion>
          <text:insertion>
            <office:change-info office:chg-author="Nils Eilers" office:chg-date-time="2015-01-29T21:17:00"/>
          </text:insertion>
        </text:changed-region>
        <text:changed-region xml:id="ct140295223071584" text:id="ct140295223071584">
          <text:deletion>
            <office:change-info>
              <dc:creator>Unknown Author</dc:creator>
              <dc:date>2016-01-01T09:28:00</dc:date>
            </office:change-info>
            <text:p text:style-name="P13"><text:span text:style-name="T9"><text:s/>CMD_READ.</text:span></text:p>
          </text:deletion>
          <text:insertion>
            <office:change-info office:chg-author="Nils Eilers" office:chg-date-time="2015-01-29T21:15:00"/>
          </text:insertion>
        </text:changed-region>
        <text:changed-region xml:id="ct140295222451568" text:id="ct140295222451568">
          <text:deletion>
            <office:change-info>
              <dc:creator>Unknown Author</dc:creator>
              <dc:date>2016-01-01T09:28:00</dc:date>
            </office:change-info>
            <text:p text:style-name="P13"/>
            <text:p text:style-name="P14"/>
          </text:deletion>
          <text:insertion>
            <office:change-info office:chg-author="Nils Eilers" office:chg-date-time="2015-01-29T20:58:00"/>
          </text:insertion>
        </text:changed-region>
        <text:changed-region xml:id="ct140295223069008" text:id="ct140295223069008">
          <text:insertion>
            <office:change-info>
              <dc:creator>Nils Eilers</dc:creator>
              <dc:date>2015-01-24T18:04:00</dc:date>
            </office:change-info>
          </text:insertion>
        </text:changed-region>
        <text:changed-region xml:id="ct140295223058608" text:id="ct140295223058608">
          <text:deletion>
            <office:change-info>
              <dc:creator>Nils Eilers</dc:creator>
              <dc:date>2015-01-24T18:04:00</dc:date>
            </office:change-info>
            <text:p text:style-name="P14"><text:span text:style-name="T10">petSD Duo</text:span></text:p>
          </text:deletion>
        </text:changed-region>
        <text:changed-region xml:id="ct140295320214192" text:id="ct140295320214192">
          <text:insertion>
            <office:change-info>
              <dc:creator>Unknown Author</dc:creator>
              <dc:date>2016-01-01T09:34:00</dc:date>
            </office:change-info>
          </text:insertion>
        </text:changed-region>
        <text:changed-region xml:id="ct140295213461344" text:id="ct140295213461344">
          <text:insertion>
            <office:change-info>
              <dc:creator>Unknown Author</dc:creator>
              <dc:date>2016-01-01T09:34:00</dc:date>
            </office:change-info>
          </text:insertion>
        </text:changed-region>
        <text:changed-region xml:id="ct140295319205664" text:id="ct140295319205664">
          <text:insertion>
            <office:change-info>
              <dc:creator>Unknown Author</dc:creator>
              <dc:date>2016-01-01T09:35:00</dc:date>
            </office:change-info>
          </text:insertion>
        </text:changed-region>
        <text:changed-region xml:id="ct140295222991904" text:id="ct140295222991904">
          <text:deletion>
            <office:change-info>
              <dc:creator>Nils Eilers</dc:creator>
              <dc:date>2015-01-29T17:08:00</dc:date>
            </office:change-info>
            <text:p text:style-name="Table_20_Contents"><text:span text:style-name="T11">CMD</text:span><text:span text:style-name="T12">_</text:span></text:p>
          </text:deletion>
        </text:changed-region>
        <text:changed-region xml:id="ct140295223063792" text:id="ct140295223063792">
          <text:insertion>
            <office:change-info>
              <dc:creator>Nils Eilers</dc:creator>
              <dc:date>2015-01-29T21:22:00</dc:date>
            </office:change-info>
          </text:insertion>
        </text:changed-region>
        <text:changed-region xml:id="ct140295317228080" text:id="ct140295317228080">
          <text:insertion>
            <office:change-info>
              <dc:creator>Unknown Author</dc:creator>
              <dc:date>2016-01-01T09:32:00</dc:date>
            </office:change-info>
          </text:insertion>
        </text:changed-region>
        <text:changed-region xml:id="ct140295223056896" text:id="ct140295223056896">
          <text:deletion>
            <office:change-info>
              <dc:creator>Nils Eilers</dc:creator>
              <dc:date>2015-01-29T17:08:00</dc:date>
            </office:change-info>
            <text:p text:style-name="P15">CMD_</text:p>
          </text:deletion>
        </text:changed-region>
        <text:changed-region xml:id="ct140295223027008" text:id="ct140295223027008">
          <text:insertion>
            <office:change-info>
              <dc:creator>Nils Eilers</dc:creator>
              <dc:date>2015-01-29T21:22:00</dc:date>
            </office:change-info>
          </text:insertion>
        </text:changed-region>
        <text:changed-region xml:id="ct140295319254224" text:id="ct140295319254224">
          <text:insertion>
            <office:change-info>
              <dc:creator>Unknown Author</dc:creator>
              <dc:date>2016-01-01T09:32:00</dc:date>
            </office:change-info>
          </text:insertion>
        </text:changed-region>
        <text:changed-region xml:id="ct140295223066416" text:id="ct140295223066416">
          <text:deletion>
            <office:change-info>
              <dc:creator>Nils Eilers</dc:creator>
              <dc:date>2015-01-29T17:08:00</dc:date>
            </office:change-info>
            <text:p text:style-name="P16">CMD_</text:p>
          </text:deletion>
        </text:changed-region>
        <text:changed-region xml:id="ct140295223048416" text:id="ct140295223048416">
          <text:insertion>
            <office:change-info>
              <dc:creator>Nils Eilers</dc:creator>
              <dc:date>2015-01-29T21:22:00</dc:date>
            </office:change-info>
          </text:insertion>
        </text:changed-region>
        <text:changed-region xml:id="ct140295220097328" text:id="ct140295220097328">
          <text:insertion>
            <office:change-info>
              <dc:creator>Unknown Author</dc:creator>
              <dc:date>2016-01-01T09:32:00</dc:date>
            </office:change-info>
          </text:insertion>
        </text:changed-region>
        <text:changed-region xml:id="ct140295258940400" text:id="ct140295258940400">
          <text:insertion>
            <office:change-info>
              <dc:creator>Unknown Author</dc:creator>
              <dc:date>2016-01-01T09:32:00</dc:date>
            </office:change-info>
          </text:insertion>
        </text:changed-region>
        <text:changed-region xml:id="ct140295317314512" text:id="ct140295317314512">
          <text:insertion>
            <office:change-info>
              <dc:creator>Unknown Author</dc:creator>
              <dc:date>2016-01-01T09:41:00</dc:date>
            </office:change-info>
          </text:insertion>
        </text:changed-region>
        <text:changed-region xml:id="ct140295318504848" text:id="ct140295318504848">
          <text:insertion>
            <office:change-info>
              <dc:creator>Unknown Author</dc:creator>
              <dc:date>2016-01-01T09:35:00</dc:date>
            </office:change-info>
          </text:insertion>
        </text:changed-region>
        <text:changed-region xml:id="ct140295319724720" text:id="ct140295319724720">
          <text:insertion>
            <office:change-info>
              <dc:creator>Unknown Author</dc:creator>
              <dc:date>2016-01-01T09:36:00</dc:date>
            </office:change-info>
          </text:insertion>
        </text:changed-region>
        <text:changed-region xml:id="ct140295320732384" text:id="ct140295320732384">
          <text:insertion>
            <office:change-info>
              <dc:creator>Unknown Author</dc:creator>
              <dc:date>2016-01-01T09:32:00</dc:date>
            </office:change-info>
          </text:insertion>
        </text:changed-region>
        <text:changed-region xml:id="ct140295317378496" text:id="ct140295317378496">
          <text:insertion>
            <office:change-info>
              <dc:creator>Unknown Author</dc:creator>
              <dc:date>2016-01-01T09:41:00</dc:date>
            </office:change-info>
          </text:insertion>
        </text:changed-region>
        <text:changed-region xml:id="ct140295208041872" text:id="ct140295208041872">
          <text:insertion>
            <office:change-info>
              <dc:creator>Unknown Author</dc:creator>
              <dc:date>2016-01-01T09:36:00</dc:date>
            </office:change-info>
          </text:insertion>
        </text:changed-region>
        <text:changed-region xml:id="ct140295223052256" text:id="ct140295223052256">
          <text:deletion>
            <office:change-info>
              <dc:creator>Nils Eilers</dc:creator>
              <dc:date>2015-01-29T17:08:00</dc:date>
            </office:change-info>
            <text:p text:style-name="P16">CMD_</text:p>
          </text:deletion>
        </text:changed-region>
        <text:changed-region xml:id="ct140295223044576" text:id="ct140295223044576">
          <text:insertion>
            <office:change-info>
              <dc:creator>Nils Eilers</dc:creator>
              <dc:date>2015-01-29T21:22:00</dc:date>
            </office:change-info>
          </text:insertion>
        </text:changed-region>
        <text:changed-region xml:id="ct140295320743936" text:id="ct140295320743936">
          <text:insertion>
            <office:change-info>
              <dc:creator>Unknown Author</dc:creator>
              <dc:date>2016-01-01T09:41:00</dc:date>
            </office:change-info>
          </text:insertion>
        </text:changed-region>
        <text:changed-region xml:id="ct140295223041952" text:id="ct140295223041952">
          <text:insertion>
            <office:change-info>
              <dc:creator>Nils Eilers</dc:creator>
              <dc:date>2015-01-24T19:06:00</dc:date>
            </office:change-info>
          </text:insertion>
        </text:changed-region>
        <text:changed-region xml:id="ct140295213407712" text:id="ct140295213407712">
          <text:insertion>
            <office:change-info>
              <dc:creator>Unknown Author</dc:creator>
              <dc:date>2016-01-01T09:42:00</dc:date>
            </office:change-info>
          </text:insertion>
        </text:changed-region>
        <text:changed-region xml:id="ct140295222187280" text:id="ct140295222187280">
          <text:insertion>
            <office:change-info>
              <dc:creator>Nils Eilers</dc:creator>
              <dc:date>2015-01-24T19:06:00</dc:date>
            </office:change-info>
          </text:insertion>
        </text:changed-region>
        <text:changed-region xml:id="ct140295223045792" text:id="ct140295223045792">
          <text:insertion>
            <office:change-info>
              <dc:creator>Nils Eilers</dc:creator>
              <dc:date>2015-01-24T19:07:00</dc:date>
            </office:change-info>
          </text:insertion>
        </text:changed-region>
        <text:changed-region xml:id="ct140295223038112" text:id="ct140295223038112">
          <text:deletion>
            <office:change-info>
              <dc:creator>Nils Eilers</dc:creator>
              <dc:date>2015-01-29T17:08:00</dc:date>
            </office:change-info>
            <text:p text:style-name="P16">CMD_</text:p>
          </text:deletion>
        </text:changed-region>
        <text:changed-region xml:id="ct140295223036896" text:id="ct140295223036896">
          <text:insertion>
            <office:change-info>
              <dc:creator>Nils Eilers</dc:creator>
              <dc:date>2015-01-29T21:22:00</dc:date>
            </office:change-info>
          </text:insertion>
        </text:changed-region>
        <text:changed-region xml:id="ct140295317204000" text:id="ct140295317204000">
          <text:insertion>
            <office:change-info>
              <dc:creator>Unknown Author</dc:creator>
              <dc:date>2016-01-01T09:42:00</dc:date>
            </office:change-info>
          </text:insertion>
        </text:changed-region>
        <text:changed-region xml:id="ct140295223034272" text:id="ct140295223034272">
          <text:deletion>
            <office:change-info>
              <dc:creator>Nils Eilers</dc:creator>
              <dc:date>2015-01-29T17:08:00</dc:date>
            </office:change-info>
            <text:p text:style-name="P16">CMD_</text:p>
          </text:deletion>
        </text:changed-region>
        <text:changed-region xml:id="ct140295222167632" text:id="ct140295222167632">
          <text:insertion>
            <office:change-info>
              <dc:creator>Nils Eilers</dc:creator>
              <dc:date>2015-01-29T21:22:00</dc:date>
            </office:change-info>
          </text:insertion>
        </text:changed-region>
        <text:changed-region xml:id="ct140295317287840" text:id="ct140295317287840">
          <text:insertion>
            <office:change-info>
              <dc:creator>Unknown Author</dc:creator>
              <dc:date>2016-01-01T09:42:00</dc:date>
            </office:change-info>
          </text:insertion>
        </text:changed-region>
        <text:changed-region xml:id="ct140295223040736" text:id="ct140295223040736">
          <text:insertion>
            <office:change-info>
              <dc:creator>Nils Eilers</dc:creator>
              <dc:date>2015-01-24T19:30:00</dc:date>
            </office:change-info>
          </text:insertion>
        </text:changed-region>
        <text:changed-region xml:id="ct140295223030432" text:id="ct140295223030432">
          <text:insertion>
            <office:change-info>
              <dc:creator>Nils Eilers</dc:creator>
              <dc:date>2015-02-06T15:47:00</dc:date>
            </office:change-info>
          </text:insertion>
        </text:changed-region>
        <text:changed-region xml:id="ct140295281413568" text:id="ct140295281413568">
          <text:insertion>
            <office:change-info>
              <dc:creator>Unknown Author</dc:creator>
              <dc:date>2016-01-01T09:42:00</dc:date>
            </office:change-info>
          </text:insertion>
        </text:changed-region>
        <text:changed-region xml:id="ct140295223029216" text:id="ct140295223029216">
          <text:insertion>
            <office:change-info>
              <dc:creator>Nils Eilers</dc:creator>
              <dc:date>2015-02-06T15:47:00</dc:date>
            </office:change-info>
          </text:insertion>
        </text:changed-region>
        <text:changed-region xml:id="ct140295211460480" text:id="ct140295211460480">
          <text:insertion>
            <office:change-info>
              <dc:creator>Nils Eilers</dc:creator>
              <dc:date>2015-01-29T21:22:00</dc:date>
            </office:change-info>
          </text:insertion>
        </text:changed-region>
        <text:changed-region xml:id="ct140295223026560" text:id="ct140295223026560">
          <text:insertion>
            <office:change-info>
              <dc:creator>Nils Eilers</dc:creator>
              <dc:date>2015-01-29T21:23:00</dc:date>
            </office:change-info>
          </text:insertion>
        </text:changed-region>
        <text:changed-region xml:id="ct140295203936576" text:id="ct140295203936576">
          <text:insertion>
            <office:change-info>
              <dc:creator>Nils Eilers</dc:creator>
              <dc:date>2015-01-29T20:57:00</dc:date>
            </office:change-info>
          </text:insertion>
        </text:changed-region>
        <text:changed-region xml:id="ct140295223025344" text:id="ct140295223025344">
          <text:insertion>
            <office:change-info>
              <dc:creator>Nils Eilers</dc:creator>
              <dc:date>2015-01-29T20:58:00</dc:date>
            </office:change-info>
          </text:insertion>
        </text:changed-region>
        <text:changed-region xml:id="ct140295281422096" text:id="ct140295281422096">
          <text:insertion>
            <office:change-info>
              <dc:creator>Unknown Author</dc:creator>
              <dc:date>2016-01-01T09:33:00</dc:date>
            </office:change-info>
          </text:insertion>
        </text:changed-region>
        <text:changed-region xml:id="ct140295317183616" text:id="ct140295317183616">
          <text:insertion>
            <office:change-info>
              <dc:creator>Unknown Author</dc:creator>
              <dc:date>2016-01-01T09:42:00</dc:date>
            </office:change-info>
          </text:insertion>
        </text:changed-region>
        <text:changed-region xml:id="ct140295222613776" text:id="ct140295222613776">
          <text:insertion>
            <office:change-info>
              <dc:creator>Nils Eilers</dc:creator>
              <dc:date>2015-01-29T21:23:00</dc:date>
            </office:change-info>
          </text:insertion>
        </text:changed-region>
        <text:changed-region xml:id="ct140295222613984" text:id="ct140295222613984">
          <text:insertion>
            <office:change-info>
              <dc:creator>Nils Eilers</dc:creator>
              <dc:date>2015-01-29T18:07:00</dc:date>
            </office:change-info>
          </text:insertion>
        </text:changed-region>
        <text:changed-region xml:id="ct140295223015632" text:id="ct140295223015632">
          <text:insertion>
            <office:change-info>
              <dc:creator>Nils Eilers</dc:creator>
              <dc:date>2015-01-29T20:58:00</dc:date>
            </office:change-info>
          </text:insertion>
        </text:changed-region>
        <text:changed-region xml:id="ct140295317187392" text:id="ct140295317187392">
          <text:insertion>
            <office:change-info>
              <dc:creator>Unknown Author</dc:creator>
              <dc:date>2016-01-01T09:33:00</dc:date>
            </office:change-info>
          </text:insertion>
        </text:changed-region>
        <text:changed-region xml:id="ct140295317210400" text:id="ct140295317210400">
          <text:insertion>
            <office:change-info>
              <dc:creator>Unknown Author</dc:creator>
              <dc:date>2016-01-01T09:42:00</dc:date>
            </office:change-info>
          </text:insertion>
        </text:changed-region>
        <text:changed-region xml:id="ct140295211461120" text:id="ct140295211461120">
          <text:insertion>
            <office:change-info>
              <dc:creator>Nils Eilers</dc:creator>
              <dc:date>2015-01-29T21:23:00</dc:date>
            </office:change-info>
          </text:insertion>
        </text:changed-region>
        <text:changed-region xml:id="ct140295223033056" text:id="ct140295223033056">
          <text:insertion>
            <office:change-info>
              <dc:creator>Nils Eilers</dc:creator>
              <dc:date>2015-01-29T20:58:00</dc:date>
            </office:change-info>
          </text:insertion>
        </text:changed-region>
        <text:changed-region xml:id="ct140295222467872" text:id="ct140295222467872">
          <text:deletion>
            <office:change-info>
              <dc:creator>Nils Eilers</dc:creator>
              <dc:date>2015-01-29T17:08:00</dc:date>
            </office:change-info>
            <text:p text:style-name="P8"><text:span text:style-name="T6">CMD</text:span>_</text:p>
          </text:deletion>
        </text:changed-region>
        <text:changed-region xml:id="ct140295223013168" text:id="ct140295223013168">
          <text:insertion>
            <office:change-info>
              <dc:creator>Nils Eilers</dc:creator>
              <dc:date>2015-01-29T21:22:00</dc:date>
            </office:change-info>
          </text:insertion>
        </text:changed-region>
        <text:changed-region xml:id="ct140295211177408" text:id="ct140295211177408">
          <text:deletion>
            <office:change-info>
              <dc:creator>Nils Eilers</dc:creator>
              <dc:date>2015-01-24T18:05:00</dc:date>
            </office:change-info>
            <text:p text:style-name="P8"><text:span text:style-name="T6">PET</text:span>_<text:span text:style-name="T6">LEN<text:tab/>length of text</text:span></text:p>
            <text:p text:style-name="P8"><text:tab/></text:p>
          </text:deletion>
        </text:changed-region>
        <text:changed-region xml:id="ct140295211122640" text:id="ct140295211122640">
          <text:deletion>
            <office:change-info>
              <dc:creator>Nils Eilers</dc:creator>
              <dc:date>2015-01-29T18:47:00</dc:date>
            </office:change-info>
            <text:p text:style-name="P8">DATA</text:p>
          </text:deletion>
        </text:changed-region>
        <text:changed-region xml:id="ct140295223009344" text:id="ct140295223009344">
          <text:insertion>
            <office:change-info>
              <dc:creator>Nils Eilers</dc:creator>
              <dc:date>2015-01-29T18:47:00</dc:date>
            </office:change-info>
          </text:insertion>
        </text:changed-region>
        <text:changed-region xml:id="ct140295223005568" text:id="ct140295223005568">
          <text:deletion>
            <office:change-info>
              <dc:creator>Nils Eilers</dc:creator>
              <dc:date>2015-01-24T18:05:00</dc:date>
            </office:change-info>
            <text:p text:style-name="P8"><text:span text:style-name="T6">PETSCII or </text:span></text:p>
          </text:deletion>
        </text:changed-region>
        <text:changed-region xml:id="ct140295223010592" text:id="ct140295223010592">
          <text:deletion>
            <office:change-info>
              <dc:creator>Nils Eilers</dc:creator>
              <dc:date>2015-01-29T17:08:00</dc:date>
            </office:change-info>
            <text:p text:style-name="P8"><text:span text:style-name="T6">CMD</text:span>_</text:p>
          </text:deletion>
        </text:changed-region>
        <text:changed-region xml:id="ct140295223000544" text:id="ct140295223000544">
          <text:insertion>
            <office:change-info>
              <dc:creator>Nils Eilers</dc:creator>
              <dc:date>2015-01-29T21:22:00</dc:date>
            </office:change-info>
          </text:insertion>
        </text:changed-region>
        <text:changed-region xml:id="ct140295222999296" text:id="ct140295222999296">
          <text:insertion>
            <office:change-info>
              <dc:creator>Nils Eilers</dc:creator>
              <dc:date>2015-01-29T17:44:00</dc:date>
            </office:change-info>
          </text:insertion>
        </text:changed-region>
        <text:changed-region xml:id="ct140295223004320" text:id="ct140295223004320">
          <text:insertion>
            <office:change-info>
              <dc:creator>Nils Eilers</dc:creator>
              <dc:date>2015-01-29T17:31:00</dc:date>
            </office:change-info>
          </text:insertion>
        </text:changed-region>
        <text:changed-region xml:id="ct140295222994272" text:id="ct140295222994272">
          <text:deletion>
            <office:change-info>
              <dc:creator>Nils Eilers</dc:creator>
              <dc:date>2015-01-29T17:31:00</dc:date>
            </office:change-info>
            <text:p text:style-name="P17">PET_LEN: <text:s/>length of filename</text:p>
            <text:p text:style-name="P17"/>
          </text:deletion>
        </text:changed-region>
        <text:changed-region xml:id="ct140295222995520" text:id="ct140295222995520">
          <text:deletion>
            <office:change-info>
              <dc:creator>Nils Eilers</dc:creator>
              <dc:date>2015-01-24T18:11:00</dc:date>
            </office:change-info>
            <text:p text:style-name="P18">.</text:p>
          </text:deletion>
        </text:changed-region>
        <text:changed-region xml:id="ct140295222983968" text:id="ct140295222983968">
          <text:insertion>
            <office:change-info>
              <dc:creator>Nils Eilers</dc:creator>
              <dc:date>2015-01-24T18:11:00</dc:date>
            </office:change-info>
          </text:insertion>
        </text:changed-region>
        <text:changed-region xml:id="ct140295222982720" text:id="ct140295222982720">
          <text:insertion>
            <office:change-info>
              <dc:creator>Nils Eilers</dc:creator>
              <dc:date>2015-01-24T18:12:00</dc:date>
            </office:change-info>
          </text:insertion>
        </text:changed-region>
        <text:changed-region xml:id="ct140295222978928" text:id="ct140295222978928">
          <text:insertion>
            <office:change-info>
              <dc:creator>Nils Eilers</dc:creator>
              <dc:date>2015-01-29T17:50:00</dc:date>
            </office:change-info>
          </text:insertion>
        </text:changed-region>
        <text:changed-region xml:id="ct140295222439712" text:id="ct140295222439712">
          <text:deletion>
            <office:change-info>
              <dc:creator>Nils Eilers</dc:creator>
              <dc:date>2015-01-29T17:43:00</dc:date>
            </office:change-info>
            <text:p text:style-name="P19"><office:annotation><dc:creator>Nils Eilers</dc:creator><dc:date>2015-01-24T16:57:35</dc:date><text:list text:style-name=""><text:list-item><text:p text:style-name="P192"><text:span text:style-name="T72">Schöne Schreibweise für die Konstanten! Werde ich so für emily übernehmen.</text:span></text:p></text:list-item></text:list></office:annotation></text:p>
          </text:deletion>
        </text:changed-region>
        <text:changed-region xml:id="ct140295258918848" text:id="ct140295258918848">
          <text:deletion>
            <office:change-info>
              <dc:creator>Nils Eilers</dc:creator>
              <dc:date>2015-01-24T18:12:00</dc:date>
            </office:change-info>
            <text:p text:style-name="P20">If a CMD_OPEN on command channel #15 occurs, the „filename“ is parsed and executed as DOS command.</text:p>
            <text:p text:style-name="P21"/>
          </text:deletion>
        </text:changed-region>
        <text:changed-region xml:id="ct140295258770464" text:id="ct140295258770464">
          <text:insertion>
            <office:change-info>
              <dc:creator>Nils Eilers</dc:creator>
              <dc:date>2015-01-29T18:27:00</dc:date>
            </office:change-info>
          </text:insertion>
        </text:changed-region>
        <text:changed-region xml:id="ct140295258919600" text:id="ct140295258919600">
          <text:insertion>
            <office:change-info>
              <dc:creator>Nils Eilers</dc:creator>
              <dc:date>2015-01-29T18:28:00</dc:date>
            </office:change-info>
          </text:insertion>
        </text:changed-region>
        <text:changed-region xml:id="ct140295258916672" text:id="ct140295258916672">
          <text:insertion>
            <office:change-info>
              <dc:creator>Nils Eilers</dc:creator>
              <dc:date>2015-01-29T18:29:00</dc:date>
            </office:change-info>
          </text:insertion>
        </text:changed-region>
        <text:changed-region xml:id="ct140295258919056" text:id="ct140295258919056">
          <text:deletion>
            <office:change-info>
              <dc:creator>Nils Eilers</dc:creator>
              <dc:date>2015-01-29T17:08:00</dc:date>
            </office:change-info>
            <text:p text:style-name="P22">CMD_</text:p>
          </text:deletion>
        </text:changed-region>
        <text:changed-region xml:id="ct140295258919264" text:id="ct140295258919264">
          <text:insertion>
            <office:change-info>
              <dc:creator>Nils Eilers</dc:creator>
              <dc:date>2015-01-29T21:22:00</dc:date>
            </office:change-info>
          </text:insertion>
        </text:changed-region>
        <text:changed-region xml:id="ct140295258920864" text:id="ct140295258920864">
          <text:insertion>
            <office:change-info>
              <dc:creator>Nils Eilers</dc:creator>
              <dc:date>2015-01-29T17:52:00</dc:date>
            </office:change-info>
          </text:insertion>
        </text:changed-region>
        <text:changed-region xml:id="ct140295258921168" text:id="ct140295258921168">
          <text:deletion>
            <office:change-info>
              <dc:creator>Nils Eilers</dc:creator>
              <dc:date>2015-01-24T18:17:00</dc:date>
            </office:change-info>
            <text:p text:style-name="P17">PET_LEN: <text:s/>0</text:p>
            <text:p text:style-name="P17"/>
          </text:deletion>
        </text:changed-region>
        <text:changed-region xml:id="ct140295258922688" text:id="ct140295258922688">
          <text:insertion>
            <office:change-info>
              <dc:creator>Nils Eilers</dc:creator>
              <dc:date>2015-01-29T18:24:00</dc:date>
            </office:change-info>
          </text:insertion>
        </text:changed-region>
        <text:changed-region xml:id="ct140295258922896" text:id="ct140295258922896">
          <text:insertion>
            <office:change-info>
              <dc:creator>Nils Eilers</dc:creator>
              <dc:date>2015-01-29T18:26:00</dc:date>
            </office:change-info>
          </text:insertion>
        </text:changed-region>
        <text:changed-region xml:id="ct140295258922416" text:id="ct140295258922416">
          <text:deletion>
            <office:change-info>
              <dc:creator>Nils Eilers</dc:creator>
              <dc:date>2015-01-29T18:26:00</dc:date>
            </office:change-info>
            <text:p text:style-name="P22"/>
            <text:p text:style-name="P22"/>
          </text:deletion>
        </text:changed-region>
        <text:changed-region xml:id="ct140295319179872" text:id="ct140295319179872">
          <text:insertion>
            <office:change-info>
              <dc:creator>Unknown Author</dc:creator>
              <dc:date>2016-01-01T09:38:00</dc:date>
            </office:change-info>
          </text:insertion>
        </text:changed-region>
        <text:changed-region xml:id="ct140295213636448" text:id="ct140295213636448">
          <text:insertion>
            <office:change-info>
              <dc:creator>Unknown Author</dc:creator>
              <dc:date>2016-01-01T11:00:00</dc:date>
            </office:change-info>
          </text:insertion>
        </text:changed-region>
        <text:changed-region xml:id="ct140295317359120" text:id="ct140295317359120">
          <text:insertion>
            <office:change-info>
              <dc:creator>Unknown Author</dc:creator>
              <dc:date>2016-01-01T11:03:00</dc:date>
            </office:change-info>
          </text:insertion>
        </text:changed-region>
        <text:changed-region xml:id="ct140295206156128" text:id="ct140295206156128">
          <text:insertion>
            <office:change-info>
              <dc:creator>Unknown Author</dc:creator>
              <dc:date>2016-01-01T11:00:00</dc:date>
            </office:change-info>
          </text:insertion>
        </text:changed-region>
        <text:changed-region xml:id="ct140295258925552" text:id="ct140295258925552">
          <text:deletion>
            <office:change-info>
              <dc:creator>Nils Eilers</dc:creator>
              <dc:date>2015-01-29T17:08:00</dc:date>
            </office:change-info>
            <text:p text:style-name="P23">CMD_</text:p>
          </text:deletion>
        </text:changed-region>
        <text:changed-region xml:id="ct140295317470320" text:id="ct140295317470320">
          <text:insertion>
            <office:change-info>
              <dc:creator>Nils Eilers</dc:creator>
              <dc:date>2015-01-29T21:22:00</dc:date>
            </office:change-info>
          </text:insertion>
        </text:changed-region>
        <text:changed-region xml:id="ct140295322819456" text:id="ct140295322819456">
          <text:insertion>
            <office:change-info>
              <dc:creator>Nils Eilers</dc:creator>
              <dc:date>2015-01-29T17:54:00</dc:date>
            </office:change-info>
          </text:insertion>
        </text:changed-region>
        <text:changed-region xml:id="ct140295317443840" text:id="ct140295317443840">
          <text:deletion>
            <office:change-info>
              <dc:creator>Nils Eilers</dc:creator>
              <dc:date>2015-01-24T18:36:00</dc:date>
            </office:change-info>
            <text:p text:style-name="P24">PET_LEN:<text:tab/><text:span text:style-name="T13">1</text:span></text:p>
            <text:p text:style-name="P25"/>
          </text:deletion>
        </text:changed-region>
        <text:changed-region xml:id="ct140295322741360" text:id="ct140295322741360">
          <text:insertion>
            <office:change-info>
              <dc:creator>Nils Eilers</dc:creator>
              <dc:date>2015-01-24T18:40:00</dc:date>
            </office:change-info>
          </text:insertion>
        </text:changed-region>
        <text:changed-region xml:id="ct140295317455040" text:id="ct140295317455040">
          <text:insertion>
            <office:change-info>
              <dc:creator>Nils Eilers</dc:creator>
              <dc:date>2015-01-24T18:41:00</dc:date>
            </office:change-info>
          </text:insertion>
        </text:changed-region>
        <text:changed-region xml:id="ct140295317313296" text:id="ct140295317313296">
          <text:insertion>
            <office:change-info>
              <dc:creator>Nils Eilers</dc:creator>
              <dc:date>2015-01-24T18:47:00</dc:date>
            </office:change-info>
          </text:insertion>
        </text:changed-region>
        <text:changed-region xml:id="ct140295258927264" text:id="ct140295258927264">
          <text:insertion>
            <office:change-info>
              <dc:creator>Nils Eilers</dc:creator>
              <dc:date>2015-01-24T18:48:00</dc:date>
            </office:change-info>
          </text:insertion>
        </text:changed-region>
        <text:changed-region xml:id="ct140295317446944" text:id="ct140295317446944">
          <text:deletion>
            <office:change-info>
              <dc:creator>Nils Eilers</dc:creator>
              <dc:date>2015-01-24T18:42:00</dc:date>
            </office:change-info>
            <text:p text:style-name="P26"><text:span text:style-name="T13">.</text:span></text:p>
          </text:deletion>
        </text:changed-region>
        <text:changed-region xml:id="ct140295317184432" text:id="ct140295317184432">
          <text:deletion>
            <office:change-info>
              <dc:creator>Nils Eilers</dc:creator>
              <dc:date>2015-01-29T18:00:00</dc:date>
            </office:change-info>
            <text:p text:style-name="P26"><text:span text:style-name="T13"><text:s/>containing the number of requested bytes or fewer, if an EOF was ecountered during read</text:span></text:p>
          </text:deletion>
        </text:changed-region>
        <text:changed-region xml:id="ct140295317099584" text:id="ct140295317099584">
          <text:deletion>
            <office:change-info>
              <dc:creator>Nils Eilers</dc:creator>
              <dc:date>2015-01-24T18:40:00</dc:date>
            </office:change-info>
            <text:p text:style-name="P26"><text:span text:style-name="T13">package</text:span></text:p>
          </text:deletion>
        </text:changed-region>
        <text:changed-region xml:id="ct140295322731664" text:id="ct140295322731664">
          <text:deletion>
            <office:change-info>
              <dc:creator>Nils Eilers</dc:creator>
              <dc:date>2015-01-29T18:00:00</dc:date>
            </office:change-info>
            <text:p text:style-name="P26"><text:span text:style-name="T13">The server replies with a </text:span></text:p>
          </text:deletion>
        </text:changed-region>
        <text:changed-region xml:id="ct140295258923232" text:id="ct140295258923232">
          <text:insertion>
            <office:change-info>
              <dc:creator>Nils Eilers</dc:creator>
              <dc:date>2015-01-29T18:00:00</dc:date>
            </office:change-info>
          </text:insertion>
        </text:changed-region>
        <text:changed-region xml:id="ct140295322730688" text:id="ct140295322730688">
          <text:insertion>
            <office:change-info>
              <dc:creator>Nils Eilers</dc:creator>
              <dc:date>2015-01-29T18:01:00</dc:date>
            </office:change-info>
          </text:insertion>
        </text:changed-region>
        <text:changed-region xml:id="ct140295258924032" text:id="ct140295258924032">
          <text:insertion>
            <office:change-info>
              <dc:creator>Nils Eilers</dc:creator>
              <dc:date>2015-01-24T18:45:00</dc:date>
            </office:change-info>
          </text:insertion>
        </text:changed-region>
        <text:changed-region xml:id="ct140295258924272" text:id="ct140295258924272">
          <text:deletion>
            <office:change-info>
              <dc:creator>Nils Eilers</dc:creator>
              <dc:date>2015-01-24T18:52:00</dc:date>
            </office:change-info>
            <text:p text:style-name="P27"><text:s/></text:p>
          </text:deletion>
        </text:changed-region>
        <text:changed-region xml:id="ct140295258928336" text:id="ct140295258928336">
          <text:insertion>
            <office:change-info>
              <dc:creator>Nils Eilers</dc:creator>
              <dc:date>2015-01-29T18:22:00</dc:date>
            </office:change-info>
          </text:insertion>
        </text:changed-region>
        <text:changed-region xml:id="ct140295258929056" text:id="ct140295258929056">
          <text:deletion>
            <office:change-info>
              <dc:creator>Nils Eilers</dc:creator>
              <dc:date>2015-01-29T18:23:00</dc:date>
            </office:change-info>
            <text:p text:style-name="P28"/>
            <text:p text:style-name="P28"/>
          </text:deletion>
        </text:changed-region>
        <text:changed-region xml:id="ct140295317342912" text:id="ct140295317342912">
          <text:insertion>
            <office:change-info>
              <dc:creator>Nils Eilers</dc:creator>
              <dc:date>2015-01-29T18:23:00</dc:date>
            </office:change-info>
          </text:insertion>
        </text:changed-region>
        <text:changed-region xml:id="ct140295223018192" text:id="ct140295223018192">
          <text:insertion>
            <office:change-info>
              <dc:creator>Nils Eilers</dc:creator>
              <dc:date>2015-01-24T19:08:00</dc:date>
            </office:change-info>
          </text:insertion>
        </text:changed-region>
        <text:changed-region xml:id="ct140295223008112" text:id="ct140295223008112">
          <text:deletion>
            <office:change-info>
              <dc:creator>Nils Eilers</dc:creator>
              <dc:date>2015-01-29T17:08:00</dc:date>
            </office:change-info>
            <text:p text:style-name="P29">CMD_</text:p>
          </text:deletion>
        </text:changed-region>
        <text:changed-region xml:id="ct140295214777168" text:id="ct140295214777168">
          <text:insertion>
            <office:change-info>
              <dc:creator>Nils Eilers</dc:creator>
              <dc:date>2015-01-29T21:22:00</dc:date>
            </office:change-info>
          </text:insertion>
        </text:changed-region>
        <text:changed-region xml:id="ct140295223003088" text:id="ct140295223003088">
          <text:insertion>
            <office:change-info>
              <dc:creator>Nils Eilers</dc:creator>
              <dc:date>2015-01-29T18:02:00</dc:date>
            </office:change-info>
          </text:insertion>
        </text:changed-region>
        <text:changed-region xml:id="ct140295222998064" text:id="ct140295222998064">
          <text:deletion>
            <office:change-info>
              <dc:creator>Nils Eilers</dc:creator>
              <dc:date>2015-01-24T18:55:00</dc:date>
            </office:change-info>
            <text:p text:style-name="P25">PET_LEN:<text:tab/># of bytes to write</text:p>
            <text:p text:style-name="P25"/>
          </text:deletion>
        </text:changed-region>
        <text:changed-region xml:id="ct140295222993040" text:id="ct140295222993040">
          <text:deletion>
            <office:change-info>
              <dc:creator>Nils Eilers</dc:creator>
              <dc:date>2015-01-24T18:55:00</dc:date>
            </office:change-info>
            <text:p text:style-name="P25">data to write</text:p>
          </text:deletion>
        </text:changed-region>
        <text:changed-region xml:id="ct140295222988960" text:id="ct140295222988960">
          <text:insertion>
            <office:change-info>
              <dc:creator>Nils Eilers</dc:creator>
              <dc:date>2015-01-24T18:55:00</dc:date>
            </office:change-info>
          </text:insertion>
        </text:changed-region>
        <text:changed-region xml:id="ct140295258064464" text:id="ct140295258064464">
          <text:insertion>
            <office:change-info>
              <dc:creator>Nils Eilers</dc:creator>
              <dc:date>2015-01-29T18:19:00</dc:date>
            </office:change-info>
          </text:insertion>
        </text:changed-region>
        <text:changed-region xml:id="ct140295258062720" text:id="ct140295258062720">
          <text:insertion>
            <office:change-info>
              <dc:creator>Nils Eilers</dc:creator>
              <dc:date>2015-01-29T18:20:00</dc:date>
            </office:change-info>
          </text:insertion>
        </text:changed-region>
        <text:changed-region xml:id="ct140295258049440" text:id="ct140295258049440">
          <text:deletion>
            <office:change-info>
              <dc:creator>Nils Eilers</dc:creator>
              <dc:date>2015-01-29T18:21:00</dc:date>
            </office:change-info>
            <text:p text:style-name="P30"/>
            <text:p text:style-name="P31"/>
          </text:deletion>
        </text:changed-region>
        <text:changed-region xml:id="ct140295258043312" text:id="ct140295258043312">
          <text:insertion>
            <office:change-info>
              <dc:creator>Nils Eilers</dc:creator>
              <dc:date>2015-01-24T19:33:00</dc:date>
            </office:change-info>
          </text:insertion>
        </text:changed-region>
        <text:changed-region xml:id="ct140295220776240" text:id="ct140295220776240">
          <text:insertion>
            <office:change-info>
              <dc:creator>Nils Eilers</dc:creator>
              <dc:date>2015-01-24T19:35:00</dc:date>
            </office:change-info>
          </text:insertion>
        </text:changed-region>
        <text:changed-region xml:id="ct140295220569424" text:id="ct140295220569424">
          <text:insertion>
            <office:change-info>
              <dc:creator>Nils Eilers</dc:creator>
              <dc:date>2015-01-24T19:40:00</dc:date>
            </office:change-info>
          </text:insertion>
        </text:changed-region>
        <text:changed-region xml:id="ct140295257958992" text:id="ct140295257958992">
          <text:insertion>
            <office:change-info>
              <dc:creator>Nils Eilers</dc:creator>
              <dc:date>2015-01-24T19:36:00</dc:date>
            </office:change-info>
          </text:insertion>
        </text:changed-region>
        <text:changed-region xml:id="ct140295220297456" text:id="ct140295220297456">
          <text:insertion>
            <office:change-info>
              <dc:creator>Nils Eilers</dc:creator>
              <dc:date>2015-01-24T19:39:00</dc:date>
            </office:change-info>
          </text:insertion>
        </text:changed-region>
        <text:changed-region xml:id="ct140295220678288" text:id="ct140295220678288">
          <text:insertion>
            <office:change-info>
              <dc:creator>Nils Eilers</dc:creator>
              <dc:date>2015-01-24T19:40:00</dc:date>
            </office:change-info>
          </text:insertion>
        </text:changed-region>
        <text:changed-region xml:id="ct140295257975760" text:id="ct140295257975760">
          <text:insertion>
            <office:change-info>
              <dc:creator>Nils Eilers</dc:creator>
              <dc:date>2015-02-06T15:49:00</dc:date>
            </office:change-info>
          </text:insertion>
        </text:changed-region>
        <text:changed-region xml:id="ct140295258068160" text:id="ct140295258068160">
          <text:insertion>
            <office:change-info>
              <dc:creator>Nils Eilers</dc:creator>
              <dc:date>2015-02-06T15:50:00</dc:date>
            </office:change-info>
          </text:insertion>
        </text:changed-region>
        <text:changed-region xml:id="ct140295257959200" text:id="ct140295257959200">
          <text:insertion>
            <office:change-info>
              <dc:creator>Nils Eilers</dc:creator>
              <dc:date>2015-02-06T16:01:00</dc:date>
            </office:change-info>
          </text:insertion>
        </text:changed-region>
        <text:changed-region xml:id="ct140295220297664" text:id="ct140295220297664">
          <text:insertion>
            <office:change-info>
              <dc:creator>Nils Eilers</dc:creator>
              <dc:date>2015-02-06T15:51:00</dc:date>
            </office:change-info>
          </text:insertion>
        </text:changed-region>
        <text:changed-region xml:id="ct140295258049840" text:id="ct140295258049840">
          <text:insertion>
            <office:change-info>
              <dc:creator>Nils Eilers</dc:creator>
              <dc:date>2015-01-24T19:34:00</dc:date>
            </office:change-info>
          </text:insertion>
        </text:changed-region>
        <text:changed-region xml:id="ct140295258051152" text:id="ct140295258051152">
          <text:deletion>
            <office:change-info>
              <dc:creator>Nils Eilers</dc:creator>
              <dc:date>2015-01-29T17:08:00</dc:date>
            </office:change-info>
            <text:p text:style-name="P32">CMD_</text:p>
          </text:deletion>
        </text:changed-region>
        <text:changed-region xml:id="ct140295257968768" text:id="ct140295257968768">
          <text:insertion>
            <office:change-info>
              <dc:creator>Nils Eilers</dc:creator>
              <dc:date>2015-01-29T21:22:00</dc:date>
            </office:change-info>
          </text:insertion>
        </text:changed-region>
        <text:changed-region xml:id="ct140295258045968" text:id="ct140295258045968">
          <text:deletion>
            <office:change-info>
              <dc:creator>Nils Eilers</dc:creator>
              <dc:date>2015-01-24T19:11:00</dc:date>
            </office:change-info>
            <text:p text:style-name="P32"/>
            <text:p text:style-name="P33">PET_SA:<text:tab/><text:span text:style-name="T14">0</text:span></text:p>
            <text:p text:style-name="P34"><text:span text:style-name="T13">PET_LEN:<text:tab/></text:span>0</text:p>
            <text:p text:style-name="P32"/>
          </text:deletion>
        </text:changed-region>
        <text:changed-region xml:id="ct140295212004800" text:id="ct140295212004800">
          <text:insertion>
            <office:change-info>
              <dc:creator>Nils Eilers</dc:creator>
              <dc:date>2015-01-29T18:48:00</dc:date>
            </office:change-info>
          </text:insertion>
        </text:changed-region>
        <text:changed-region xml:id="ct140295211911040" text:id="ct140295211911040">
          <text:insertion>
            <office:change-info>
              <dc:creator>Nils Eilers</dc:creator>
              <dc:date>2015-01-29T18:08:00</dc:date>
            </office:change-info>
          </text:insertion>
        </text:changed-region>
        <text:changed-region xml:id="ct140295211911248" text:id="ct140295211911248">
          <text:deletion>
            <office:change-info>
              <dc:creator>Nils Eilers</dc:creator>
              <dc:date>2015-01-29T18:09:00</dc:date>
            </office:change-info>
            <text:p text:style-name="P30"/>
            <text:p text:style-name="P30"/>
          </text:deletion>
        </text:changed-region>
        <text:changed-region xml:id="ct140295211911504" text:id="ct140295211911504">
          <text:insertion>
            <office:change-info>
              <dc:creator>Nils Eilers</dc:creator>
              <dc:date>2015-01-29T18:09:00</dc:date>
            </office:change-info>
          </text:insertion>
        </text:changed-region>
        <text:changed-region xml:id="ct140295258046848" text:id="ct140295258046848">
          <text:insertion>
            <office:change-info>
              <dc:creator>Nils Eilers</dc:creator>
              <dc:date>2015-01-29T18:10:00</dc:date>
            </office:change-info>
          </text:insertion>
        </text:changed-region>
        <text:changed-region xml:id="ct140295212548160" text:id="ct140295212548160">
          <text:insertion>
            <office:change-info>
              <dc:creator>Nils Eilers</dc:creator>
              <dc:date>2015-01-29T18:16:00</dc:date>
            </office:change-info>
          </text:insertion>
        </text:changed-region>
        <text:changed-region xml:id="ct140295212544400" text:id="ct140295212544400">
          <text:insertion>
            <office:change-info>
              <dc:creator>Nils Eilers</dc:creator>
              <dc:date>2015-01-29T18:11:00</dc:date>
            </office:change-info>
          </text:insertion>
        </text:changed-region>
        <text:changed-region xml:id="ct140295212544608" text:id="ct140295212544608">
          <text:insertion>
            <office:change-info>
              <dc:creator>Nils Eilers</dc:creator>
              <dc:date>2015-01-29T18:18:00</dc:date>
            </office:change-info>
          </text:insertion>
        </text:changed-region>
        <text:changed-region xml:id="ct140295211854864" text:id="ct140295211854864">
          <text:insertion>
            <office:change-info>
              <dc:creator>Nils Eilers</dc:creator>
              <dc:date>2015-01-29T18:12:00</dc:date>
            </office:change-info>
          </text:insertion>
        </text:changed-region>
        <text:changed-region xml:id="ct140295220349712" text:id="ct140295220349712">
          <text:insertion>
            <office:change-info>
              <dc:creator>Nils Eilers</dc:creator>
              <dc:date>2015-01-29T18:13:00</dc:date>
            </office:change-info>
          </text:insertion>
        </text:changed-region>
        <text:changed-region xml:id="ct140295212093344" text:id="ct140295212093344">
          <text:deletion>
            <office:change-info>
              <dc:creator>Nils Eilers</dc:creator>
              <dc:date>2015-01-29T18:03:00</dc:date>
            </office:change-info>
            <text:p text:style-name="P35">GET_CONFIG</text:p>
            <text:p text:style-name="P32"/>
            <text:p text:style-name="P33">PET_SA:<text:tab/><text:span text:style-name="T14">0</text:span></text:p>
            <text:p text:style-name="P34"><text:span text:style-name="T13">PET_LEN:<text:tab/></text:span>0</text:p>
            <text:p text:style-name="P34"/>
            <text:p text:style-name="P34">The server replies with a configuration string containing current settings. <text:span text:style-name="T15">E.g.:</text:span></text:p>
            <text:p text:style-name="P34">maxinum number of drives</text:p>
            <text:p text:style-name="P34">font (CBM text / CBM graphics)</text:p>
            <text:p text:style-name="P36">mounted disk images</text:p>
            <text:p text:style-name="P34">…</text:p>
            <text:p text:style-name="P34"/>
            <text:p text:style-name="P30"/>
          </text:deletion>
        </text:changed-region>
        <text:changed-region xml:id="ct140295220313456" text:id="ct140295220313456">
          <text:deletion>
            <office:change-info>
              <dc:creator>Nils Eilers</dc:creator>
              <dc:date>2015-01-29T17:08:00</dc:date>
            </office:change-info>
            <text:p text:style-name="P30"><text:span text:style-name="T14">CMD_</text:span></text:p>
          </text:deletion>
        </text:changed-region>
        <text:changed-region xml:id="ct140295220313248" text:id="ct140295220313248">
          <text:deletion>
            <office:change-info>
              <dc:creator>Nils Eilers</dc:creator>
              <dc:date>2015-01-29T18:03:00</dc:date>
            </office:change-info>
            <text:p text:style-name="P30"><text:span text:style-name="T14">PUT_CONFIG</text:span></text:p>
            <text:p text:style-name="P32"/>
            <text:p text:style-name="P33">PET_SA:<text:tab/><text:span text:style-name="T14">0</text:span></text:p>
            <text:p text:style-name="P34"><text:span text:style-name="T13">PET_LEN:<text:tab/></text:span>Length of string</text:p>
            <text:p text:style-name="P34">PET_DATA:<text:tab/>Configuration string</text:p>
            <text:p text:style-name="P34"/>
            <text:p text:style-name="P34">The petSD sends a configuration string, which is parsed and executed by the server. Possible actions are:</text:p>
            <text:p text:style-name="P34"/>
            <text:p text:style-name="P34">set maxinum number of drives</text:p>
            <text:p text:style-name="P34">set font (CBM text / CBM graphics)</text:p>
            <text:p text:style-name="P37">...</text:p>
            <text:p text:style-name="P34"/>
            <text:p text:style-name="P34"/>
            <text:p text:style-name="P30"/>
          </text:deletion>
        </text:changed-region>
        <text:changed-region xml:id="ct140295220312816" text:id="ct140295220312816">
          <text:deletion>
            <office:change-info>
              <dc:creator>Nils Eilers</dc:creator>
              <dc:date>2015-01-29T17:08:00</dc:date>
            </office:change-info>
            <text:p text:style-name="P30"><text:span text:style-name="T14">CMD_</text:span></text:p>
          </text:deletion>
        </text:changed-region>
        <text:changed-region xml:id="ct140295220349344" text:id="ct140295220349344">
          <text:deletion>
            <office:change-info>
              <dc:creator>Nils Eilers</dc:creator>
              <dc:date>2015-01-29T18:13:00</dc:date>
            </office:change-info>
            <text:p text:style-name="P30"/>
            <text:p text:style-name="P30"/>
          </text:deletion>
        </text:changed-region>
        <text:changed-region xml:id="ct140295212093616" text:id="ct140295212093616">
          <text:insertion>
            <office:change-info>
              <dc:creator>Nils Eilers</dc:creator>
              <dc:date>2015-01-29T18:13:00</dc:date>
            </office:change-info>
          </text:insertion>
        </text:changed-region>
        <text:changed-region xml:id="ct140295220368192" text:id="ct140295220368192">
          <text:insertion>
            <office:change-info>
              <dc:creator>Nils Eilers</dc:creator>
              <dc:date>2015-01-29T18:14:00</dc:date>
            </office:change-info>
          </text:insertion>
        </text:changed-region>
        <text:changed-region xml:id="ct140295220292272" text:id="ct140295220292272">
          <text:insertion>
            <office:change-info>
              <dc:creator>Nils Eilers</dc:creator>
              <dc:date>2015-01-29T18:19:00</dc:date>
            </office:change-info>
          </text:insertion>
        </text:changed-region>
        <text:changed-region xml:id="ct140295220125216" text:id="ct140295220125216">
          <text:insertion>
            <office:change-info>
              <dc:creator>Nils Eilers</dc:creator>
              <dc:date>2015-01-29T21:24:00</dc:date>
            </office:change-info>
          </text:insertion>
        </text:changed-region>
        <text:changed-region xml:id="ct140295220770304" text:id="ct140295220770304">
          <text:insertion>
            <office:change-info>
              <dc:creator>Nils Eilers</dc:creator>
              <dc:date>2015-02-06T15:51:00</dc:date>
            </office:change-info>
          </text:insertion>
        </text:changed-region>
        <text:changed-region xml:id="ct140295257843856" text:id="ct140295257843856">
          <text:deletion>
            <office:change-info>
              <dc:creator>Nils Eilers</dc:creator>
              <dc:date>2015-01-24T19:04:00</dc:date>
            </office:change-info>
            <text:p text:style-name="P38">-------------------</text:p>
          </text:deletion>
        </text:changed-region>
        <text:changed-region xml:id="ct140295222911792" text:id="ct140295222911792">
          <text:deletion>
            <office:change-info>
              <dc:creator>Unknown Author</dc:creator>
              <dc:date>2015-01-30T08:27:00</dc:date>
            </office:change-info>
            <text:p text:style-name="P39">rive</text:p>
          </text:deletion>
        </text:changed-region>
        <text:changed-region xml:id="ct140295222244944" text:id="ct140295222244944">
          <text:insertion>
            <office:change-info>
              <dc:creator>Unknown Author</dc:creator>
              <dc:date>2015-01-30T08:27:00</dc:date>
            </office:change-info>
          </text:insertion>
        </text:changed-region>
        <text:changed-region xml:id="ct140295214872000" text:id="ct140295214872000">
          <text:insertion>
            <office:change-info>
              <dc:creator>Unknown Author</dc:creator>
              <dc:date>2015-01-30T08:28:00</dc:date>
            </office:change-info>
          </text:insertion>
        </text:changed-region>
        <text:changed-region xml:id="ct140295215527120" text:id="ct140295215527120">
          <text:deletion>
            <office:change-info>
              <dc:creator>Unknown Author</dc:creator>
              <dc:date>2015-01-30T08:28:00</dc:date>
            </office:change-info>
            <text:p text:style-name="P39">disk</text:p>
          </text:deletion>
        </text:changed-region>
        <text:changed-region xml:id="ct140295222901744" text:id="ct140295222901744">
          <text:insertion>
            <office:change-info>
              <dc:creator>Unknown Author</dc:creator>
              <dc:date>2015-01-30T08:28:00</dc:date>
            </office:change-info>
          </text:insertion>
        </text:changed-region>
        <text:changed-region xml:id="ct140295223072880" text:id="ct140295223072880">
          <text:deletion>
            <office:change-info>
              <dc:creator>Unknown Author</dc:creator>
              <dc:date>2015-01-30T08:28:00</dc:date>
            </office:change-info>
            <text:p text:style-name="P39">isk</text:p>
          </text:deletion>
        </text:changed-region>
        <text:changed-region xml:id="ct140295223067712" text:id="ct140295223067712">
          <text:insertion>
            <office:change-info>
              <dc:creator>Unknown Author</dc:creator>
              <dc:date>2015-01-30T08:28:00</dc:date>
            </office:change-info>
          </text:insertion>
        </text:changed-region>
        <text:changed-region xml:id="ct140295213417424" text:id="ct140295213417424">
          <text:insertion>
            <office:change-info>
              <dc:creator>Nils Eilers</dc:creator>
              <dc:date>2015-01-24T19:02:00</dc:date>
            </office:change-info>
          </text:insertion>
        </text:changed-region>
        <text:changed-region xml:id="ct140295223344720" text:id="ct140295223344720">
          <text:insertion>
            <office:change-info>
              <dc:creator>Nils Eilers</dc:creator>
              <dc:date>2015-01-29T18:35:00</dc:date>
            </office:change-info>
          </text:insertion>
        </text:changed-region>
        <text:changed-region xml:id="ct140295223344000" text:id="ct140295223344000">
          <text:insertion>
            <office:change-info>
              <dc:creator>Nils Eilers</dc:creator>
              <dc:date>2015-01-29T18:33:00</dc:date>
            </office:change-info>
          </text:insertion>
        </text:changed-region>
        <text:changed-region xml:id="ct140295213422592" text:id="ct140295213422592">
          <text:insertion>
            <office:change-info>
              <dc:creator>Nils Eilers</dc:creator>
              <dc:date>2015-01-24T19:02:00</dc:date>
            </office:change-info>
          </text:insertion>
        </text:changed-region>
        <text:changed-region xml:id="ct140295223199696" text:id="ct140295223199696">
          <text:insertion>
            <office:change-info>
              <dc:creator>Nils Eilers</dc:creator>
              <dc:date>2015-01-24T19:03:00</dc:date>
            </office:change-info>
          </text:insertion>
        </text:changed-region>
        <text:changed-region xml:id="ct140295213411728" text:id="ct140295213411728">
          <text:insertion>
            <office:change-info>
              <dc:creator>Nils Eilers</dc:creator>
              <dc:date>2015-01-29T18:33:00</dc:date>
            </office:change-info>
          </text:insertion>
        </text:changed-region>
        <text:changed-region xml:id="ct140295206816000" text:id="ct140295206816000">
          <text:insertion>
            <office:change-info>
              <dc:creator>Nils Eilers</dc:creator>
              <dc:date>2015-01-29T18:34:00</dc:date>
            </office:change-info>
          </text:insertion>
        </text:changed-region>
        <text:changed-region xml:id="ct140295223334896" text:id="ct140295223334896">
          <text:deletion>
            <office:change-info>
              <dc:creator>Nils Eilers</dc:creator>
              <dc:date>2015-01-24T19:12:00</dc:date>
            </office:change-info>
            <text:p text:style-name="P40"/>
            <text:p text:style-name="P41"/>
            <text:p text:style-name="P4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40">SERIA</text:span><text:change text:change-id="ct140295214687520"/><text:change-start text:change-id="ct140295214580592"/><text:span text:style-name="T40">L PET/S</text:span><text:change-end text:change-id="ct140295214580592"/><text:span text:style-name="T40">ERVER PROTOCOL</text:span></text:h>
      <text:p text:style-name="P8"/>
      <text:p text:style-name="P4">This <text:span text:style-name="T4">document</text:span> describes the rules for commands and data exchange between<text:change text:change-id="ct140295214582752"/><text:change text:change-id="ct140295214193936"/><text:span text:style-name="T3"> </text:span><text:change-start text:change-id="ct140295207462464"/><text:span text:style-name="T3">a microcontroller-based device attached to </text:span><text:change-end text:change-id="ct140295207462464"/><text:change-start text:change-id="ct140295214604080"/><text:span text:style-name="T3">an </text:span><text:change-end text:change-id="ct140295214604080"/><text:change-start text:change-id="ct140295214649536"/><text:span text:style-name="T3">8-bit Commodore computer </text:span><text:change-end text:change-id="ct140295214649536"/>and server programs<text:change-start text:change-id="ct140295214303200"/> <text:span text:style-name="T40">running on Windows, OS X or Linux</text:span><text:change-end text:change-id="ct140295214303200"/><text:change-start text:change-id="ct140295213736224"/><text:span text:style-name="T40">.</text:span><text:change-end text:change-id="ct140295213736224"/><text:change text:change-id="ct140295214018880"/></text:p>
      <text:p text:style-name="P8"><text:change-start text:change-id="ct140295214665824"/></text:p>
      <text:h text:style-name="P189" text:outline-level="2"><text:change-end text:change-id="ct140295214665824"/><text:change-start text:change-id="ct140295214156688"/>Connection Establishment Process</text:h>
      <text:p text:style-name="P111">The device as well as the server can start the Connection Establishment Process <text:span text:style-name="T63">at any time.</text:span></text:p>
      <text:p text:style-name="P111"><text:span text:style-name="T61">The requester sends</text:span> a sequence of <text:span text:style-name="T22">ESC EOT (0x1B, 0x04) </text:span><text:span text:style-name="T26">repeated for at least 8 times, then followed by ENQ (0x05). The process is recognized at the counterpart side by receiving a sequence of at least 4 ESC EOT (0x1B, 0x04), then followed by ENQ (0x05).</text:span></text:p>
      <text:p text:style-name="P112">If the device was requested by the server, <text:span text:style-name="T62">it sends the sequence described above as requested.</text:span></text:p>
      <text:p text:style-name="P113">If the server receives this sequence, it replies with sending ACK (0x06).</text:p>
      <text:p text:style-name="P113">In other words:</text:p>
      <text:p text:style-name="P113">- The server may or may not say: “please knock on my door”</text:p>
      <text:p text:style-name="P113">- The device knocks on the servers door, either by itself or as requested</text:p>
      <text:p text:style-name="P113">- The server says “come in”</text:p>
      <text:p text:style-name="P113">The device then sends DC1 (0x11) if it is equipped with a IEEE-488 bus, DC2 (0x12) if it has a serial CBM bus or DC3 (0x13) if it has both.</text:p>
      <text:p text:style-name="P113">Afterwards the device sends the version number of the protocol it speaks encoded in a byte, starting with version 0.</text:p>
      <text:p text:style-name="P113">Further bytes sent tell the server the name of the device, encoded in ASCII and terminated with ESC EOT.</text:p>
      <text:p text:style-name="P113">The server replies with sending either DC1 selecting the IEEE-488 bus or sending DC2 selecting the serial CBM bus for further accesses, replied with ACK (0x06) by the device.</text:p>
      <text:p text:style-name="P114">Any mismatched reply restarts the Connection Establishment Process, where the requester should wait at least 200 ms before sending the next request.</text:p>
      <text:p text:style-name="P114">Come that far, the device clears it's device number list to have not any device numbers, disables bus sniffing <text:span text:style-name="T64">and resets all other internal variables.</text:span></text:p>
      <text:p text:style-name="P114"><text:soft-page-break/>Before any useful communication can occur, the <text:span text:style-name="T65">device has to pull a configuration from the </text:span>server <text:span text:style-name="T65">first by requesting the server via CMD_SERV.</text:span></text:p>
      <text:h text:style-name="Heading_20_2" text:outline-level="2"><text:change-end text:change-id="ct140295214156688"/><text:change text:change-id="ct140295214666032"/><text:change-start text:change-id="ct140295207890400"/><text:span text:style-name="T4">SPSP </text:span><text:change-end text:change-id="ct140295207890400"/><text:change-start text:change-id="ct140295207890608"/><text:span text:style-name="T4">commands</text:span><text:change-end text:change-id="ct140295207890608"/><text:change text:change-id="ct140295213745248"/></text:h>
      <text:p text:style-name="P6"><text:span text:style-name="T5">Each command or data transfer starts wi</text:span><text:change text:change-id="ct140295213885792"/><text:change text:change-id="ct140295213745456"/><text:change-start text:change-id="ct140295214666528"/><text:span text:style-name="T5">th a constant “CMD_” encoded in a single byte.</text:span><text:change-end text:change-id="ct140295214666528"/><text:change-start text:change-id="ct140295214666736"/></text:p>
      <text:p text:style-name="P6"/>
      <text:p text:style-name="P6"><text:change-end text:change-id="ct140295214666736"/><text:change text:change-id="ct140295214450672"/><text:change-start text:change-id="ct140295214450880"/><text:span text:style-name="T5">There is no fixed data structure for further bytes, it depends on the </text:span><text:change-end text:change-id="ct140295214450880"/><text:change-start text:change-id="ct140295214451088"/><text:span text:style-name="T5">given command and is described in the section of each command. </text:span><text:span text:style-name="T24">However, some positions have symbolic names:</text:span></text:p>
      <text:p text:style-name="P6"><text:change-end text:change-id="ct140295214451088"/></text:p>
      <table:table table:name="Tabelle1" table:style-name="Tabelle1">
        <table:table-column table:style-name="Tabelle1.A"/>
        <table:table-column table:style-name="Tabelle1.B"/>
        <table:table-header-rows>
          <table:table-row>
            <table:table-cell table:style-name="Tabelle1.A1" office:value-type="string">
              <text:p text:style-name="P109"><text:change-start text:change-id="ct140295212361024"/>Byte #<text:change-end text:change-id="ct140295212361024"/></text:p>
            </table:table-cell>
            <table:table-cell table:style-name="Tabelle1.B1" office:value-type="string">
              <text:p text:style-name="P110"><text:change-start text:change-id="ct140295212585088"/>Symbolic name<text:change-end text:change-id="ct140295212585088"/></text:p>
            </table:table-cell>
          </table:table-row>
        </table:table-header-rows>
        <table:table-row>
          <table:table-cell table:style-name="Tabelle1.A2" office:value-type="string">
            <text:p text:style-name="P87"><text:change-start text:change-id="ct140295319260096"/>0<text:change-end text:change-id="ct140295319260096"/></text:p>
          </table:table-cell>
          <table:table-cell table:style-name="Tabelle1.B2" office:value-type="string">
            <text:p text:style-name="P86"><text:change-start text:change-id="ct140295319424944"/>PET_CMD<text:change-end text:change-id="ct140295319424944"/></text:p>
          </table:table-cell>
        </table:table-row>
        <table:table-row>
          <table:table-cell table:style-name="Tabelle1.A2" office:value-type="string">
            <text:p text:style-name="P87"><text:change-start text:change-id="ct140295319294176"/>1<text:change-end text:change-id="ct140295319294176"/></text:p>
          </table:table-cell>
          <table:table-cell table:style-name="Tabelle1.B2" office:value-type="string">
            <text:p text:style-name="P86"><text:change-start text:change-id="ct140295206121888"/>PET_FA, PET_LOG<text:change-end text:change-id="ct140295206121888"/></text:p>
          </table:table-cell>
        </table:table-row>
        <table:table-row>
          <table:table-cell table:style-name="Tabelle1.A2" office:value-type="string">
            <text:p text:style-name="P87"><text:change-start text:change-id="ct140295319181232"/>2<text:change-end text:change-id="ct140295319181232"/></text:p>
          </table:table-cell>
          <table:table-cell table:style-name="Tabelle1.B2" office:value-type="string">
            <text:p text:style-name="P86"><text:change-start text:change-id="ct140295319279120"/>PET_SA<text:change-end text:change-id="ct140295319279120"/><text:change-start text:change-id="ct140295319260688"/><text:span text:style-name="T69">, PET_DR</text:span><text:change-end text:change-id="ct140295319260688"/></text:p>
          </table:table-cell>
        </table:table-row>
        <table:table-row>
          <table:table-cell table:style-name="Tabelle1.A2" office:value-type="string">
            <text:p text:style-name="P87"><text:change-start text:change-id="ct140295319313296"/>3<text:change-end text:change-id="ct140295319313296"/></text:p>
          </table:table-cell>
          <table:table-cell table:style-name="Tabelle1.B2" office:value-type="string">
            <text:p text:style-name="P86"><text:change-start text:change-id="ct140295319178176"/>PET_DATA<text:change-end text:change-id="ct140295319178176"/></text:p>
          </table:table-cell>
        </table:table-row>
      </table:table>
      <text:p text:style-name="P6"><text:change-start text:change-id="ct140295222888672"/></text:p>
      <text:p text:style-name="P62"><text:change-end text:change-id="ct140295222888672"/><text:change-start text:change-id="ct140295222974624"/></text:p>
      <text:p text:style-name="P64"><text:span text:style-name="T5">Some commands </text:span><text:span text:style-name="T23">are followed by data bytes of any length. </text:span><text:span text:style-name="T22">The end of a transmission is indicated by a sequence of ESC EOT (0x1B, 0x04). The escape character itself transmits as ESC ESC (0x1B, 0x1B).</text:span><text:change-end text:change-id="ct140295222974624"/><text:change-start text:change-id="ct140295211422688"/></text:p>
      <text:p text:style-name="P64"/>
      <text:p text:style-name="P65"><text:span text:style-name="T25">A</text:span><text:span text:style-name="T16">n End-Of-File (EOF) is transmitted as </text:span><text:change-end text:change-id="ct140295211422688"/><text:change-start text:change-id="ct140295222920848"/><text:span text:style-name="T16">ESC FS (0x1B, 0x1C).</text:span><text:change-end text:change-id="ct140295222920848"/><text:change-start text:change-id="ct140295215067504"/><text:span text:style-name="T16"> EOF </text:span><text:change-end text:change-id="ct140295215067504"/><text:change-start text:change-id="ct140295222909408"/><text:span text:style-name="T16">terminates the transmission like ESC EOT.</text:span><text:change-end text:change-id="ct140295222909408"/><text:change-start text:change-id="ct140295222906192"/></text:p>
      <text:p text:style-name="P50"/>
      <text:p text:style-name="P7"><text:change-end text:change-id="ct140295222906192"/>Text <text:change-start text:change-id="ct140295214737312"/><text:span text:style-name="T45">from </text:span><text:change-end text:change-id="ct140295214737312"/><text:change-start text:change-id="ct140295222898800"/><text:span text:style-name="T45">the Commodore </text:span><text:change-end text:change-id="ct140295222898800"/>is submitted as native Commodore text <text:change-start text:change-id="ct140295222679712"/><text:span text:style-name="T45">encoded in </text:span><text:change-end text:change-id="ct140295222679712"/><text:change-start text:change-id="ct140295222895408"/><text:span text:style-name="T45">PETSCII. Text from the firmware, such as debug messages, is transmitted in ASCII.</text:span></text:p>
      <text:p text:style-name="P11"><text:change-end text:change-id="ct140295222895408"/><text:change text:change-id="ct140295222476160"/></text:p>
      <text:p text:style-name="P12"><text:change text:change-id="ct140295222476368"/><text:change-start text:change-id="ct140295222892192"/>On <text:change-end text:change-id="ct140295222892192"/><text:change text:change-id="ct140295211781216"/><text:change-start text:change-id="ct140295223682144"/><text:span text:style-name="T67">most</text:span><text:change-end text:change-id="ct140295223682144"/><text:change-start text:change-id="ct140295208398960"/> occasions, the server replies with a <text:change-end text:change-id="ct140295208398960"/><text:change-start text:change-id="ct140295258895312"/><text:span text:style-name="T67">one </text:span><text:change-end text:change-id="ct140295258895312"/><text:change-start text:change-id="ct140295214620960"/>byte status code. <text:change-end text:change-id="ct140295214620960"/><text:change-start text:change-id="ct140295214049296"/><text:span text:style-name="T67">If the status byte is not zero (DOS_00_OK)</text:span><text:change-end text:change-id="ct140295214049296"/><text:change-start text:change-id="ct140295259239488"/><text:span text:style-name="T67">, the full status message is sent after the status byte, terminated by the EOF sequence.</text:span></text:p>
      <text:p text:style-name="P12"><text:change-end text:change-id="ct140295259239488"/><text:change text:change-id="ct140295213737280"/><text:change text:change-id="ct140295214328048"/><text:change-start text:change-id="ct140295222858192"/>the error LED.</text:p>
      <text:p text:style-name="P51"/>
      <text:p text:style-name="P14"><text:change-end text:change-id="ct140295222858192"/><text:change-start text:change-id="ct140295222410752"/></text:p>
      <text:p text:style-name="P13"><text:change-end text:change-id="ct140295222410752"/><text:change text:change-id="ct140295211064272"/><text:change text:change-id="ct140295222864992"/><text:change text:change-id="ct140295223071584"/><text:change text:change-id="ct140295222451568"/>Commands <text:span text:style-name="T10">(sent from </text:span><text:change-start text:change-id="ct140295223069008"/><text:span text:style-name="T10">device</text:span><text:change-end text:change-id="ct140295223069008"/><text:change text:change-id="ct140295223058608"/><text:span text:style-name="T10"> to server)</text:span></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27"><text:change-start text:change-id="ct140295320214192"/>Command<text:change-end text:change-id="ct140295320214192"/></text:p>
          </table:table-cell>
          <table:table-cell table:style-name="Table1.A1" office:value-type="string">
            <text:p text:style-name="P150"><text:change-start text:change-id="ct140295213461344"/>#<text:change-end text:change-id="ct140295213461344"/></text:p>
          </table:table-cell>
          <table:table-cell table:style-name="Table1.C1" office:value-type="string">
            <text:p text:style-name="P149"><text:change-start text:change-id="ct140295319205664"/>Action<text:change-end text:change-id="ct140295319205664"/></text:p>
          </table:table-cell>
        </table:table-row>
        <table:table-row>
          <table:table-cell table:style-name="Table1.A2" office:value-type="string">
            <text:p text:style-name="Table_20_Contents"><text:change text:change-id="ct140295222991904"/><text:change-start text:change-id="ct140295223063792"/><text:span text:style-name="T58">CMD_</text:span><text:change-end text:change-id="ct140295223063792"/>LOG</text:p>
          </table:table-cell>
          <table:table-cell table:style-name="Table1.A2" office:value-type="string">
            <text:p text:style-name="P150"><text:change-start text:change-id="ct140295317228080"/>0<text:change-end text:change-id="ct140295317228080"/></text:p>
          </table:table-cell>
          <table:table-cell table:style-name="Table1.C2" office:value-type="string">
            <text:p text:style-name="P44">Sends <text:span text:style-name="T7">info or debug text</text:span></text:p>
          </table:table-cell>
        </table:table-row>
        <table:table-row>
          <table:table-cell table:style-name="Table1.A2" office:value-type="string">
            <text:p text:style-name="P15"><text:change text:change-id="ct140295223056896"/><text:change-start text:change-id="ct140295223027008"/>CMD_<text:change-end text:change-id="ct140295223027008"/>OPEN</text:p>
          </table:table-cell>
          <table:table-cell table:style-name="Table1.A2" office:value-type="string">
            <text:p text:style-name="P125"><text:change-start text:change-id="ct140295319254224"/>1<text:change-end text:change-id="ct140295319254224"/></text:p>
          </table:table-cell>
          <table:table-cell table:style-name="Table1.C2" office:value-type="string">
            <text:p text:style-name="P16">Opens a channel [and file]</text:p>
          </table:table-cell>
        </table:table-row>
        <table:table-row>
          <table:table-cell table:style-name="Table1.A2" office:value-type="string">
            <text:p text:style-name="P16"><text:change text:change-id="ct140295223066416"/><text:change-start text:change-id="ct140295223048416"/>CMD_<text:change-end text:change-id="ct140295223048416"/>CLOSE</text:p>
          </table:table-cell>
          <table:table-cell table:style-name="Table1.A2" office:value-type="string">
            <text:p text:style-name="P125"><text:change-start text:change-id="ct140295220097328"/>2<text:change-end text:change-id="ct140295220097328"/></text:p>
          </table:table-cell>
          <table:table-cell table:style-name="Table1.C2" office:value-type="string">
            <text:p text:style-name="P16">Closes a channel [and file<text:span text:style-name="T6">]</text:span></text:p>
          </table:table-cell>
        </table:table-row>
        <table:table-row>
          <table:table-cell table:style-name="Table1.A2" office:value-type="string">
            <text:p text:style-name="P124"><text:change-start text:change-id="ct140295258940400"/>CMD_GET_BLOCK<text:change-end text:change-id="ct140295258940400"/></text:p>
          </table:table-cell>
          <table:table-cell table:style-name="Table1.A2" office:value-type="string">
            <text:p text:style-name="P126"><text:change-start text:change-id="ct140295317314512"/>3<text:change-end text:change-id="ct140295317314512"/></text:p>
          </table:table-cell>
          <table:table-cell table:style-name="Table1.C2" office:value-type="string">
            <text:p text:style-name="P124"><text:change-start text:change-id="ct140295318504848"/>Get a data block from drive<text:change-end text:change-id="ct140295318504848"/><text:change-start text:change-id="ct140295319724720"/>/track/sector<text:change-end text:change-id="ct140295319724720"/></text:p>
          </table:table-cell>
        </table:table-row>
        <table:table-row>
          <table:table-cell table:style-name="Table1.A2" office:value-type="string">
            <text:p text:style-name="P124"><text:change-start text:change-id="ct140295320732384"/>CMD_PUT_BLOCK<text:change-end text:change-id="ct140295320732384"/></text:p>
          </table:table-cell>
          <table:table-cell table:style-name="Table1.A2" office:value-type="string">
            <text:p text:style-name="P126"><text:change-start text:change-id="ct140295317378496"/>4<text:change-end text:change-id="ct140295317378496"/></text:p>
          </table:table-cell>
          <table:table-cell table:style-name="Table1.C2" office:value-type="string">
            <text:p text:style-name="P124"><text:change-start text:change-id="ct140295208041872"/>Put a data block to drive/track/sector<text:change-end text:change-id="ct140295208041872"/></text:p>
          </table:table-cell>
        </table:table-row>
        <table:table-row>
          <table:table-cell table:style-name="Table1.A2" office:value-type="string">
            <text:p text:style-name="P16"><text:change text:change-id="ct140295223052256"/><text:change-start text:change-id="ct140295223044576"/>CMD_<text:change-end text:change-id="ct140295223044576"/>READ</text:p>
          </table:table-cell>
          <table:table-cell table:style-name="Table1.A2" office:value-type="string">
            <text:p text:style-name="P126"><text:change-start text:change-id="ct140295320743936"/>5<text:change-end text:change-id="ct140295320743936"/></text:p>
          </table:table-cell>
          <table:table-cell table:style-name="Table1.C2" office:value-type="string">
            <text:p text:style-name="P16">Reads from a channel</text:p>
          </table:table-cell>
        </table:table-row>
        <table:table-row>
          <table:table-cell table:style-name="Table1.A2" office:value-type="string">
            <text:p text:style-name="P77"><text:change-start text:change-id="ct140295223041952"/>CMD_ADVANCE<text:change-end text:change-id="ct140295223041952"/></text:p>
          </table:table-cell>
          <table:table-cell table:style-name="Table1.A2" office:value-type="string">
            <text:p text:style-name="P126"><text:change-start text:change-id="ct140295213407712"/>6<text:change-end text:change-id="ct140295213407712"/></text:p>
          </table:table-cell>
          <table:table-cell table:style-name="Table1.C2" office:value-type="string">
            <text:p text:style-name="P77"><text:change-start text:change-id="ct140295222187280"/>Adva<text:change-end text:change-id="ct140295222187280"/><text:change-start text:change-id="ct140295223045792"/>nces the file pointer<text:change-end text:change-id="ct140295223045792"/></text:p>
          </table:table-cell>
        </table:table-row>
        <table:table-row>
          <table:table-cell table:style-name="Table1.A2" office:value-type="string">
            <text:p text:style-name="P16"><text:change text:change-id="ct140295223038112"/><text:change-start text:change-id="ct140295223036896"/>CMD_<text:change-end text:change-id="ct140295223036896"/>WRITE</text:p>
          </table:table-cell>
          <table:table-cell table:style-name="Table1.A2" office:value-type="string">
            <text:p text:style-name="P126"><text:change-start text:change-id="ct140295317204000"/>7<text:change-end text:change-id="ct140295317204000"/></text:p>
          </table:table-cell>
          <table:table-cell table:style-name="Table1.C2" office:value-type="string">
            <text:p text:style-name="P16">Writes to a channel</text:p>
          </table:table-cell>
        </table:table-row>
        <table:table-row>
          <table:table-cell table:style-name="Table1.A2" office:value-type="string">
            <text:p text:style-name="P16"><text:change text:change-id="ct140295223034272"/><text:change-start text:change-id="ct140295222167632"/>CMD_<text:change-end text:change-id="ct140295222167632"/>RESET</text:p>
          </table:table-cell>
          <table:table-cell table:style-name="Table1.A2" office:value-type="string">
            <text:p text:style-name="P126"><text:change-start text:change-id="ct140295317287840"/>8<text:change-end text:change-id="ct140295317287840"/></text:p>
          </table:table-cell>
          <table:table-cell table:style-name="Table1.C2" office:value-type="string">
            <text:p text:style-name="P16">Reset server</text:p>
          </table:table-cell>
        </table:table-row>
        <table:table-row>
          <table:table-cell table:style-name="Table1.A2" office:value-type="string">
            <text:p text:style-name="P78"><text:change-start text:change-id="ct140295223040736"/>CMD_<text:change-end text:change-id="ct140295223040736"/><text:change-start text:change-id="ct140295223030432"/><text:span text:style-name="T65">SERV</text:span><text:change-end text:change-id="ct140295223030432"/></text:p>
          </table:table-cell>
          <table:table-cell table:style-name="Table1.A2" office:value-type="string">
            <text:p text:style-name="P126"><text:change-start text:change-id="ct140295281413568"/>9<text:change-end text:change-id="ct140295281413568"/></text:p>
          </table:table-cell>
          <table:table-cell table:style-name="Table1.C2" office:value-type="string">
            <text:p text:style-name="P81"><text:change-start text:change-id="ct140295223029216"/>Ping server or pull commands from server<text:change-end text:change-id="ct140295223029216"/></text:p>
          </table:table-cell>
        </table:table-row>
        <table:table-row>
          <table:table-cell table:style-name="Table1.A2" office:value-type="string">
            <text:p text:style-name="P79"><text:change-start text:change-id="ct140295211460480"/>CMD_<text:change-end text:change-id="ct140295211460480"/><text:change-start text:change-id="ct140295223026560"/><text:span text:style-name="T59">BUS</text:span><text:change-end text:change-id="ct140295223026560"/><text:change-start text:change-id="ct140295203936576"/>_<text:change-end text:change-id="ct140295203936576"/><text:change-start text:change-id="ct140295223025344"/><text:span text:style-name="T57">CMD</text:span><text:change-end text:change-id="ct140295223025344"/></text:p>
          </table:table-cell>
          <table:table-cell table:style-name="Table1.A2" office:value-type="string">
            <text:p text:style-name="P125"><text:change-start text:change-id="ct140295281422096"/>1<text:change-end text:change-id="ct140295281422096"/><text:change-start text:change-id="ct140295317183616"/><text:span text:style-name="T69">0</text:span><text:change-end text:change-id="ct140295317183616"/></text:p>
          </table:table-cell>
          <table:table-cell table:style-name="Table1.C2" office:value-type="string">
            <text:p text:style-name="P79"><text:change-start text:change-id="ct140295222613776"/><text:span text:style-name="T59">U</text:span><text:change-end text:change-id="ct140295222613776"/><text:change-start text:change-id="ct140295222613984"/>sed for bus sniffing<text:change-end text:change-id="ct140295222613984"/></text:p>
          </table:table-cell>
        </table:table-row>
        <table:table-row>
          <table:table-cell table:style-name="Table1.A2" office:value-type="string">
            <text:p text:style-name="P80"><text:change-start text:change-id="ct140295223015632"/>CMD_<text:span text:style-name="T59">BUS</text:span>_DATA<text:change-end text:change-id="ct140295223015632"/></text:p>
          </table:table-cell>
          <table:table-cell table:style-name="Table1.A2" office:value-type="string">
            <text:p text:style-name="P125"><text:change-start text:change-id="ct140295317187392"/>1<text:change-end text:change-id="ct140295317187392"/><text:change-start text:change-id="ct140295317210400"/><text:span text:style-name="T69">1</text:span><text:change-end text:change-id="ct140295317210400"/></text:p>
          </table:table-cell>
          <table:table-cell table:style-name="Table1.C2" office:value-type="string">
            <text:p text:style-name="P80"><text:change-start text:change-id="ct140295211461120"/><text:span text:style-name="T59">U</text:span><text:change-end text:change-id="ct140295211461120"/><text:change-start text:change-id="ct140295223033056"/>sed for bus sniffing<text:change-end text:change-id="ct140295223033056"/></text:p>
          </table:table-cell>
        </table:table-row>
      </table:table>
      <text:p text:style-name="P8"/>
      <text:p text:style-name="P8"><text:change text:change-id="ct140295222467872"/><text:change-start text:change-id="ct140295223013168"/><text:span text:style-name="T6">CMD_</text:span><text:change-end text:change-id="ct140295223013168"/><text:span text:style-name="T6">LOG</text:span></text:p>
      <text:p text:style-name="P8"/>
      <text:p text:style-name="P8"><text:tab/>The server <text:span text:style-name="T6">accepts text data</text:span> without replying.</text:p>
      <text:p text:style-name="P8"/>
      <text:p text:style-name="P8"><text:tab/><text:change text:change-id="ct140295211177408"/><text:span text:style-name="T6">PET</text:span>_<text:change text:change-id="ct140295211122640"/><text:change-start text:change-id="ct140295223009344"/><text:span text:style-name="T55">LOG</text:span><text:change-end text:change-id="ct140295223009344"/><text:tab/><text:span text:style-name="T6">text (</text:span><text:change text:change-id="ct140295223005568"/><text:span text:style-name="T6">ASCII)</text:span></text:p>
      <text:p text:style-name="P8"/>
      <text:p text:style-name="P8"/>
      <text:p text:style-name="P8"><text:change text:change-id="ct140295223010592"/><text:change-start text:change-id="ct140295223000544"/><text:span text:style-name="T6">CMD_</text:span><text:change-end text:change-id="ct140295223000544"/>OPEN<text:change-start text:change-id="ct140295222999296"/>, <text:span text:style-name="T52">CMD_CMD</text:span><text:change-end text:change-id="ct140295222999296"/></text:p>
      <text:p text:style-name="P8"/>
      <text:p text:style-name="P91"><text:change-start text:change-id="ct140295223004320"/>PET_<text:span text:style-name="T51">F</text:span>A: <text:s text:c="2"/><text:span text:style-name="T51">device</text:span> #</text:p>
      <text:p text:style-name="P91"><text:change-end text:change-id="ct140295223004320"/>PET_SA: <text:s text:c="2"/>channel #</text:p>
      <text:p text:style-name="P17"><text:change text:change-id="ct140295222994272"/>PET_DATA: filename</text:p>
      <text:p text:style-name="P17"/>
      <text:p text:style-name="P18">The server gets a channel # (usually the SA of IEEE_488) and a filename. For the command channel #15 the filename is optional<text:change text:change-id="ct140295222995520"/><text:change-start text:change-id="ct140295222983968"/>, <text:change-end text:change-id="ct140295222983968"/><text:change-start text:change-id="ct140295222982720"/><text:span text:style-name="T46">the “filename” is parsed and executed as DOS command in such a case.</text:span><text:change-end text:change-id="ct140295222982720"/> <text:change-start text:change-id="ct140295222978928"/><text:span text:style-name="T52">CMD_CMD is an alias for CMD_OPEN, indicating that the command string did not follow a $6x OPEN command over the IEEE bus but was written directly into the command channel #15. This separation is only needed for bus sniffing.</text:span></text:p>
      <text:p text:style-name="P18"/>
      <text:p text:style-name="P18"><text:change-end text:change-id="ct140295222978928"/>The file type and access mode is appended to the filename following Commodore DOS syntax. E.g.:</text:p>
      <text:p text:style-name="P107"/>
      <text:p text:style-name="P94">FILENAME,S,W<text:tab/><text:tab/>: open sequential file for writing</text:p>
      <text:p text:style-name="P94">$0:*<text:tab/><text:tab/><text:tab/><text:tab/>: open directory listing for reading</text:p>
      <text:p text:style-name="P94"><text:span text:style-name="T41">1:</text:span>FILENAME,L,(LEN)<text:tab/>: open relative file with record length LEN</text:p>
      <text:p text:style-name="P94"/>
      <text:p text:style-name="P19"><text:soft-page-break/>The server <text:span text:style-name="T42">parses the filename and </text:span>tries to open the file. <text:span text:style-name="T42">He</text:span> replies with a Commodore DOS code, DOS_00_OK for success or an error code otherwise. Some examples for possible error conditions are:</text:p>
      <text:p text:style-name="P19"/>
      <text:p text:style-name="P19"><text:change text:change-id="ct140295222439712"/>DOS_20_READ_ERROR</text:p>
      <text:p text:style-name="P19">DOS_22_READ_ERROR</text:p>
      <text:p text:style-name="P19">DOS_25_WRITE_ERROR</text:p>
      <text:p text:style-name="P19">DOS_30_SYNTAX_ERROR</text:p>
      <text:p text:style-name="P19">DOS_62_FILE_NOT_FOUND</text:p>
      <text:p text:style-name="P19">DOS_63_FILE_EXISTS</text:p>
      <text:p text:style-name="P19">DOS_64_FILE_TYPE_MISMATCH</text:p>
      <text:p text:style-name="P19">DOS_70_NO_CHANNEL</text:p>
      <text:p text:style-name="P19">DOS_72_DISK_FULL</text:p>
      <text:p text:style-name="P19"/>
      <text:p text:style-name="P21"><text:change text:change-id="ct140295258918848"/><text:change-start text:change-id="ct140295258770464"/>Appears in bus log as:</text:p>
      <text:p text:style-name="P21"/>
      <text:p text:style-name="P21">OPN #FA (<text:span text:style-name="T56">in case of </text:span>CMD_OPEN)</text:p>
      <text:p text:style-name="P21"><text:change-end text:change-id="ct140295258770464"/><text:change-start text:change-id="ct140295258919600"/>DTA #FA (<text:span text:style-name="T56">in case of </text:span>CMD_CMD)<text:change-end text:change-id="ct140295258919600"/><text:change-start text:change-id="ct140295258916672"/></text:p>
      <text:p text:style-name="P21">&lt;data&gt;<text:change-end text:change-id="ct140295258916672"/></text:p>
      <text:p text:style-name="P45"/>
      <text:p text:style-name="P22"><text:change text:change-id="ct140295258919056"/><text:change-start text:change-id="ct140295258919264"/>CMD_<text:change-end text:change-id="ct140295258919264"/>CLOSE</text:p>
      <text:p text:style-name="P22"/>
      <text:p text:style-name="P92"><text:change-start text:change-id="ct140295258920864"/>PET_<text:span text:style-name="T53">F</text:span>A: <text:s text:c="2"/><text:span text:style-name="T53">device</text:span> #</text:p>
      <text:p text:style-name="P92"><text:change-end text:change-id="ct140295258920864"/>PET_SA: <text:s text:c="2"/>channel #</text:p>
      <text:p text:style-name="P17"><text:change text:change-id="ct140295258921168"/></text:p>
      <text:p text:style-name="P17">The channel is closed. Following activities are triggered depend<text:span text:style-name="T13">ing</text:span> on the channel association:</text:p>
      <text:p text:style-name="P17"/>
      <text:p text:style-name="P17">Read files: <text:s/>nothing</text:p>
      <text:p text:style-name="P17">Write files: write EOF marker, update directory entry</text:p>
      <text:p text:style-name="P17">Command channel (#15): nothing</text:p>
      <text:p text:style-name="P17">Direct access buffer: Flush buffer, free buffer</text:p>
      <text:p text:style-name="P17"/>
      <text:p text:style-name="P25">The reply is either DOS_00_OK or an error code.<text:change-start text:change-id="ct140295258922688"/></text:p>
      <text:p text:style-name="P25"/>
      <text:p text:style-name="P21">Appears in bus log as:</text:p>
      <text:p text:style-name="P21"/>
      <text:p text:style-name="P21">CLO #<text:change-end text:change-id="ct140295258922688"/><text:change-start text:change-id="ct140295258922896"/>SA<text:change-end text:change-id="ct140295258922896"/></text:p>
      <text:p text:style-name="P22"><text:change text:change-id="ct140295258922416"/></text:p>
      <text:p text:style-name="P8"/>
      <text:p text:style-name="P147"><text:change-start text:change-id="ct140295319179872"/>CMD_<text:span text:style-name="T69">GET_BLOCK</text:span></text:p>
      <text:p text:style-name="P135"/>
      <text:p text:style-name="P166">PET_<text:span text:style-name="T53">F</text:span>A:<text:tab/><text:span text:style-name="T53">device</text:span> #</text:p>
      <text:p text:style-name="P185">PET_DR: <text:s text:c="3"/>drive #</text:p>
      <text:p text:style-name="P185">PET_TR: <text:s text:c="3"/>track #</text:p>
      <text:p text:style-name="P185">PET_SE: <text:s text:c="3"/>sector #</text:p>
      <text:p text:style-name="P156"/>
      <text:p text:style-name="P183"><text:span text:style-name="T69">T</text:span>he server <text:span text:style-name="T69">reads a 256 byte block of binary data from the </text:span><text:soft-page-break/><text:span text:style-name="T69">specified position (drive / track / sector) and transmits this sector in raw binary format (no ESC sequences). The status byte follows immediately after the last (256 th.) data byte.</text:span></text:p>
      <text:p text:style-name="P156"/>
      <text:p text:style-name="P156">Some possible <text:span text:style-name="T71">status</text:span> codes are:</text:p>
      <text:p text:style-name="P156"/>
      <text:p text:style-name="P156">DOS_00_OK</text:p>
      <text:p text:style-name="P178"><text:span text:style-name="T71">DOS_66_ILLEGAL_TRACK_OR_SECTOR</text:span></text:p>
      <text:p text:style-name="P178"><text:span text:style-name="T71">DOS_74_DRIVE_NOT_READY</text:span></text:p>
      <text:p text:style-name="P177"/>
      <text:p text:style-name="P171">Does not affect the bus log.</text:p>
      <text:p text:style-name="P147"><text:span text:style-name="T29"/></text:p>
      <text:p text:style-name="P23"><text:change-end text:change-id="ct140295319179872"/><text:change-start text:change-id="ct140295213636448"/>CMD_<text:span text:style-name="T71">PUT_BLOCK</text:span></text:p>
      <text:p text:style-name="P136"/>
      <text:p text:style-name="P167">PET_<text:span text:style-name="T53">F</text:span>A:<text:tab/><text:span text:style-name="T53">device</text:span> #</text:p>
      <text:p text:style-name="P186">PET_DR: <text:s text:c="3"/>drive #</text:p>
      <text:p text:style-name="P186">PET_TR: <text:s text:c="3"/>track #</text:p>
      <text:p text:style-name="P186">PET_SE: <text:s text:c="3"/>sector #</text:p>
      <text:p text:style-name="P157"/>
      <text:p text:style-name="P184"><text:span text:style-name="T69">T</text:span>he server <text:span text:style-name="T71">receives and writes a 256 byte block of binary data to the specified position (drive / track / sector). The data are transmitted in raw binary format (no ESC sequences). The status byte is sent in response.</text:span></text:p>
      <text:p text:style-name="P157"/>
      <text:p text:style-name="P157">Some possible <text:span text:style-name="T71">status</text:span> codes are:</text:p>
      <text:p text:style-name="P157"/>
      <text:p text:style-name="P187">DOS_00_OK</text:p>
      <text:p text:style-name="P191"><text:change-end text:change-id="ct140295213636448"/><text:change-start text:change-id="ct140295317359120"/>DOS_26_WRITE_PROTECT</text:p>
      <text:p text:style-name="P188"><text:change-end text:change-id="ct140295317359120"/><text:change-start text:change-id="ct140295206156128"/><text:span text:style-name="T71">DOS_66_ILLEGAL_TRACK_OR_SECTOR</text:span></text:p>
      <text:p text:style-name="P178"><text:span text:style-name="T71">DOS_74_DRIVE_NOT_READY</text:span></text:p>
      <text:p text:style-name="P178"/>
      <text:p text:style-name="P172">Does not affect the bus log.</text:p>
      <text:p text:style-name="P23"><text:span text:style-name="T29"/></text:p>
      <text:p text:style-name="P23"><text:change-end text:change-id="ct140295206156128"/><text:change text:change-id="ct140295258925552"/><text:change-start text:change-id="ct140295317470320"/>CMD_<text:change-end text:change-id="ct140295317470320"/>READ</text:p>
      <text:p text:style-name="P46"/>
      <text:p text:style-name="P92"><text:change-start text:change-id="ct140295322819456"/>PET_<text:span text:style-name="T53">F</text:span>A:<text:tab/><text:span text:style-name="T53">device</text:span> #</text:p>
      <text:p text:style-name="P92"><text:change-end text:change-id="ct140295322819456"/>PET_SA:<text:tab/>channel #</text:p>
      <text:p text:style-name="P25"><text:change text:change-id="ct140295317443840"/>PET_DATA:<text:tab/># of bytes to read<text:change-start text:change-id="ct140295322741360"/> <text:span text:style-name="T48">(0..255</text:span><text:change-end text:change-id="ct140295322741360"/><text:change-start text:change-id="ct140295317455040"/><text:span text:style-name="T48">)</text:span><text:change-end text:change-id="ct140295317455040"/></text:p>
      <text:p text:style-name="P25"><text:change-start text:change-id="ct140295317313296"/></text:p>
      <text:p text:style-name="P182">Before transmitting any bytes, the server internally saves the current position of the <text:change-end text:change-id="ct140295317313296"/><text:change-start text:change-id="ct140295258927264"/>corresponding file pointer and restores the position after the read process. The file pointer is advanced only by the CMD_ADVANCE command sent by the firmware.</text:p>
      <text:p text:style-name="P155"><text:change-end text:change-id="ct140295258927264"/></text:p>
      <text:p text:style-name="P26"><text:change text:change-id="ct140295317446944"/><text:change text:change-id="ct140295317184432"/><text:change text:change-id="ct140295317099584"/><text:change text:change-id="ct140295322731664"/><text:change-start text:change-id="ct140295258923232"/>The reply are the requested number of data bytes or fewer if <text:change-end text:change-id="ct140295258923232"/><text:change-start text:change-id="ct140295322730688"/>EOF occurred followed by either DOS_00_OK or an error code.</text:p>
      <text:p text:style-name="P26"><text:change-end text:change-id="ct140295322730688"/><text:change-start text:change-id="ct140295258924032"/></text:p>
      <text:p text:style-name="P27"><text:change-end text:change-id="ct140295258924032"/><text:change text:change-id="ct140295258924272"/>Some possible return codes are:</text:p>
      <text:p text:style-name="P25"/>
      <text:p text:style-name="P25"><text:soft-page-break/>DOS_00_OK</text:p>
      <text:p text:style-name="P25">DOS_02_EOF<text:tab/><text:tab/>(read to end-of-file)</text:p>
      <text:p text:style-name="P96">DOS_20_READ_ERROR</text:p>
      <text:p text:style-name="P96">DOS_22_READ_ERROR</text:p>
      <text:p text:style-name="P176">DOS_70_NO_CHANNEL<text:change-start text:change-id="ct140295258928336"/></text:p>
      <text:p text:style-name="P96"/>
      <text:p text:style-name="P28"><text:change-end text:change-id="ct140295258928336"/><text:change text:change-id="ct140295258929056"/><text:change-start text:change-id="ct140295317342912"/>Does not affect the bus log.<text:change-end text:change-id="ct140295317342912"/></text:p>
      <text:p text:style-name="P28"/>
      <text:p text:style-name="P55"><text:change-start text:change-id="ct140295223018192"/>CMD_<text:span text:style-name="T49">ADVANCE</text:span></text:p>
      <text:p text:style-name="P47"/>
      <text:p text:style-name="P92">PET_<text:span text:style-name="T53">F</text:span>A:<text:tab/><text:span text:style-name="T53">device</text:span> #</text:p>
      <text:p text:style-name="P92">PET_SA:<text:tab/>channel #</text:p>
      <text:p text:style-name="P100">PET_DATA:<text:tab/><text:span text:style-name="T49">unsigned offset</text:span></text:p>
      <text:p text:style-name="P100"/>
      <text:p text:style-name="P106">Advance the file pointer by the designated number of bytes.</text:p>
      <text:p text:style-name="P28"/>
      <text:p text:style-name="P28">Appears in bus log as:</text:p>
      <text:p text:style-name="P28"/>
      <text:p text:style-name="P28">DTA #SA</text:p>
      <text:p text:style-name="P28">&lt;data&gt;</text:p>
      <text:p text:style-name="P97"/>
      <text:p text:style-name="P29"/>
      <text:p text:style-name="P29"><text:change-end text:change-id="ct140295223018192"/><text:change text:change-id="ct140295223008112"/><text:change-start text:change-id="ct140295214777168"/>CMD_<text:change-end text:change-id="ct140295214777168"/>WRITE</text:p>
      <text:p text:style-name="P46"/>
      <text:p text:style-name="P92"><text:change-start text:change-id="ct140295223003088"/>PET_<text:span text:style-name="T53">F</text:span>A:<text:tab/><text:span text:style-name="T53">device</text:span> #</text:p>
      <text:p text:style-name="P92"><text:change-end text:change-id="ct140295223003088"/>PET_SA:<text:tab/>channel #</text:p>
      <text:p text:style-name="P25"><text:change text:change-id="ct140295222998064"/>PET_DATA:<text:tab/><text:change text:change-id="ct140295222993040"/><text:change-start text:change-id="ct140295222988960"/><text:span text:style-name="T47">binary stream</text:span><text:change-end text:change-id="ct140295222988960"/></text:p>
      <text:p text:style-name="P25"/>
      <text:p text:style-name="P25">The server replies with a return code. Some examples for possible return codes are:</text:p>
      <text:p text:style-name="P25"/>
      <text:p text:style-name="P25">DOS_00_OK</text:p>
      <text:p text:style-name="P25">DOS_25_WRITE_ERROR</text:p>
      <text:p text:style-name="P96">DOS_7<text:span text:style-name="T13">2</text:span>_<text:span text:style-name="T13">DISK_FULL</text:span><text:change-start text:change-id="ct140295258064464"/></text:p>
      <text:p text:style-name="P96"/>
      <text:p text:style-name="P30">Appears in bus log as:</text:p>
      <text:p text:style-name="P30"/>
      <text:p text:style-name="P30"><text:change-end text:change-id="ct140295258064464"/><text:change-start text:change-id="ct140295258062720"/>DTA #SA</text:p>
      <text:p text:style-name="P30">&lt;data&gt;</text:p>
      <text:p text:style-name="P31"><text:change-end text:change-id="ct140295258062720"/><text:change text:change-id="ct140295258049440"/></text:p>
      <text:p text:style-name="P54"><text:change-start text:change-id="ct140295258043312"/></text:p>
      <text:p text:style-name="P54"/>
      <text:p text:style-name="P69">CMD_<text:span text:style-name="T65">SERV</text:span></text:p>
      <text:p text:style-name="P48"/>
      <text:p text:style-name="P101">The server replies <text:span text:style-name="T65">either </text:span>with <text:span text:style-name="T50">ACK (0x06) or NAK (0x15) to confirm the established connection</text:span>.<text:change-end text:change-id="ct140295258043312"/><text:change-start text:change-id="ct140295220776240"/> <text:span text:style-name="T50">If the device does not receive any of those replies within </text:span><text:change-end text:change-id="ct140295220776240"/><text:change-start text:change-id="ct140295220569424"/><text:span text:style-name="T50">10</text:span><text:change-end text:change-id="ct140295220569424"/><text:change-start text:change-id="ct140295257958992"/><text:span text:style-name="T50">00 ms, </text:span><text:change-end text:change-id="ct140295257958992"/><text:change-start text:change-id="ct140295220297456"/><text:span text:style-name="T50">it sends CMD_RESET and returns to stand-alon</text:span><text:change-end text:change-id="ct140295220297456"/><text:change-start text:change-id="ct140295220678288"/><text:span text:style-name="T50">e mode.</text:span><text:change-end text:change-id="ct140295220678288"/><text:change-start text:change-id="ct140295257975760"/></text:p>
      <text:p text:style-name="P101"/>
      <text:p text:style-name="P108">NAK<text:change-end text:change-id="ct140295257975760"/><text:change-start text:change-id="ct140295258068160"/> confirms an established connection and no further action is required.</text:p>
      <text:p text:style-name="P108"/>
      <text:p text:style-name="P108">ACK confirms the established connection and <text:change-end text:change-id="ct140295258068160"/><text:change-start text:change-id="ct140295257959200"/><text:span text:style-name="T66">forces </text:span><text:change-end text:change-id="ct140295257959200"/><text:change-start text:change-id="ct140295220297664"/>the device to pull CONF-commands (described later) from the server.<text:change-end text:change-id="ct140295220297664"/></text:p>
      <text:p text:style-name="P32"><text:change-start text:change-id="ct140295258049840"/></text:p>
      <text:p text:style-name="P32"><text:change-end text:change-id="ct140295258049840"/><text:change text:change-id="ct140295258051152"/><text:change-start text:change-id="ct140295257968768"/>CMD_<text:change-end text:change-id="ct140295257968768"/>RESET</text:p>
      <text:p text:style-name="P32"><text:change text:change-id="ct140295258045968"/></text:p>
      <text:p text:style-name="P34">The server flushes and frees all buffers. All open files are closed.<text:change-start text:change-id="ct140295212004800"/> <text:span text:style-name="T55">Appears in bus log as:</text:span></text:p>
      <text:p text:style-name="P34"/>
      <text:p text:style-name="P34">--- <text:span text:style-name="T55">BUS RESET ---</text:span><text:change-end text:change-id="ct140295212004800"/></text:p>
      <text:p text:style-name="P34"><text:change-start text:change-id="ct140295211911040"/></text:p>
      <text:p text:style-name="P57">CMD_<text:span text:style-name="T59">BUS_CMD</text:span></text:p>
      <text:p text:style-name="P57"/>
      <text:p text:style-name="P30"><text:change-end text:change-id="ct140295211911040"/><text:change text:change-id="ct140295211911248"/><text:change-start text:change-id="ct140295211911504"/>PET_FA: IEEE command</text:p>
      <text:p text:style-name="P30"><text:change-end text:change-id="ct140295211911504"/><text:change-start text:change-id="ct140295258046848"/></text:p>
      <text:p text:style-name="P30">Used for logging only. Indicates that the given byte was transferred with ATN low.<text:change-end text:change-id="ct140295258046848"/><text:change-start text:change-id="ct140295212548160"/> Values not listed below should appear as</text:p>
      <text:p text:style-name="P30">UKN followed by the value in hexadecimal notation. <text:change-end text:change-id="ct140295212548160"/><text:change-start text:change-id="ct140295212544400"/></text:p>
      <text:p text:style-name="P30"/>
      <text:p text:style-name="P30">0x20 – 0x3E:<text:tab/>L<text:span text:style-name="T54">I</text:span>S<text:span text:style-name="T54">TE</text:span>N #<text:change-end text:change-id="ct140295212544400"/><text:change-start text:change-id="ct140295212544608"/> (0..30)<text:change-end text:change-id="ct140295212544608"/><text:change-start text:change-id="ct140295211854864"/></text:p>
      <text:p text:style-name="P30">0x3F:<text:tab/><text:tab/><text:tab/>UNL<text:span text:style-name="T54">ISTEN</text:span></text:p>
      <text:p text:style-name="P30">0x40 – 0x5E:<text:tab/>T<text:span text:style-name="T54">A</text:span>LK # (0..30)</text:p>
      <text:p text:style-name="P30">0x5F: <text:tab/><text:tab/>UNT<text:span text:style-name="T54">ALK</text:span></text:p>
      <text:p text:style-name="P30">0x6<text:change-end text:change-id="ct140295211854864"/><text:change-start text:change-id="ct140295220349712"/>x:<text:tab/><text:tab/><text:tab/>D<text:span text:style-name="T54">A</text:span>TA # (0..15)</text:p>
      <text:p text:style-name="P30"><text:change-end text:change-id="ct140295220349712"/><text:change text:change-id="ct140295212093344"/><text:change text:change-id="ct140295220313456"/><text:change text:change-id="ct140295220313248"/><text:change text:change-id="ct140295220312816"/><text:change text:change-id="ct140295220349344"/><text:change-start text:change-id="ct140295212093616"/>0xEx<text:change-end text:change-id="ct140295212093616"/><text:change-start text:change-id="ct140295220368192"/>:<text:tab/><text:tab/><text:tab/>CLO<text:span text:style-name="T54">SE</text:span> # (0..15)</text:p>
      <text:p text:style-name="P30">0xFx:<text:tab/><text:tab/><text:tab/>OP<text:span text:style-name="T54">E</text:span>N #<text:change-end text:change-id="ct140295220368192"/><text:change-start text:change-id="ct140295220292272"/> (0..15)<text:change-end text:change-id="ct140295220292272"/></text:p>
      <text:p text:style-name="P58"><text:change-start text:change-id="ct140295220125216"/></text:p>
      <text:p text:style-name="P58">CMD_<text:span text:style-name="T59">BUS_DATA</text:span></text:p>
      <text:p text:style-name="P58"/>
      <text:p text:style-name="P104">PET_<text:span text:style-name="T59">LOG</text:span>: <text:span text:style-name="T59">&lt;data&gt;</text:span></text:p>
      <text:p text:style-name="P104"/>
      <text:p text:style-name="P104">Used for logging only. <text:span text:style-name="T59">Used to transmit bus traffic by third party devices.</text:span></text:p>
      <text:p text:style-name="P104"><text:change-end text:change-id="ct140295220125216"/><text:change-start text:change-id="ct140295220770304"/></text:p>
      <text:h text:style-name="P190" text:outline-level="2">CONF commands</text:h>
      <text:p text:style-name="P115">These commands are sent from the server to the device <text:span text:style-name="T65">only when requested by the device by sending a CMD_SERV command, which it should do regularly. Once requested, the server can send as many CONF-commands as he wishes. Sending CONF_DONE ends the transmission and further CONF-commands can only get send when requested by the device with CMD_SERV again.</text:span></text:p>
      <text:p text:style-name="P115"/>
      <table:table table:name="Tabelle2" table:style-name="Tabelle2">
        <table:table-column table:style-name="Tabelle2.A"/>
        <table:table-column table:style-name="Tabelle2.B"/>
        <table:table-row>
          <table:table-cell table:style-name="Tabelle2.A1" office:value-type="string">
            <text:p text:style-name="P89">CONF_DONE</text:p>
          </table:table-cell>
          <table:table-cell table:style-name="Tabelle2.B1" office:value-type="string">
            <text:p text:style-name="P89">Ends the transmission of CONF-commands</text:p>
          </table:table-cell>
        </table:table-row>
        <table:table-row>
          <table:table-cell table:style-name="Tabelle2.A2" office:value-type="string">
            <text:p text:style-name="P88">CONF_ADD_DEVICE_NUMBER</text:p>
          </table:table-cell>
          <table:table-cell table:style-name="Tabelle2.B2" office:value-type="string">
            <text:p text:style-name="P88">Gives the device a (further) device address</text:p>
          </table:table-cell>
        </table:table-row>
        <table:table-row>
          <table:table-cell table:style-name="Tabelle2.A2" office:value-type="string">
            <text:p text:style-name="P88">CONF_RM_DEVICE_NUMBER</text:p>
          </table:table-cell>
          <table:table-cell table:style-name="Tabelle2.B2" office:value-type="string">
            <text:p text:style-name="P88">Removes a device address</text:p>
          </table:table-cell>
        </table:table-row>
        <table:table-row>
          <table:table-cell table:style-name="Tabelle2.A2" office:value-type="string">
            <text:p text:style-name="P88">CONF_SNIFF</text:p>
          </table:table-cell>
          <table:table-cell table:style-name="Tabelle2.B2" office:value-type="string">
            <text:p text:style-name="P88">Enables or disables bus sniffing</text:p>
          </table:table-cell>
        </table:table-row>
      </table:table>
      <text:p text:style-name="P115"/>
      <text:p text:style-name="P116">CONF_DONE</text:p>
      <text:p text:style-name="P68">Tells the device that the server has no more CONF-commands to send.</text:p>
      <text:p text:style-name="P115"><text:span text:style-name="T26">C</text:span><text:span text:style-name="T16">ONF_ADD_DEVICE_NUMB</text:span><text:span text:style-name="T27">ER</text:span></text:p>
      <text:p text:style-name="P66">#address</text:p>
      <text:p text:style-name="P66">The server sends the address encoded in a single byte it would like to react the device upon and the device replies by either sending ACK (0x06) or NAK (0x15) if its maximum number of device numbers is already reached.</text:p>
      <text:p text:style-name="P66"/>
      <text:p text:style-name="P117">CONF_RM_DEVICE_NUMBER</text:p>
      <text:p text:style-name="P66">#address</text:p>
      <text:p text:style-name="P66">The server sends the address encoded in a single byte the device should ignore from now on. The device always replies with ACK (0x06) regardless if it did react on that address in the past or not.</text:p>
      <text:p text:style-name="P118"/>
      <text:p text:style-name="P117">CONF_SNIFF</text:p>
      <text:p text:style-name="P66">boolean on/off</text:p>
      <text:p text:style-name="P67"><text:span text:style-name="T16">The server sends a byte to switch bus sniffing on or off. Any value g</text:span><text:span text:style-name="T28">r</text:span><text:span text:style-name="T16">eater than zero enables bus sniffing.</text:span></text:p>
      <text:h text:style-name="Heading_20_2" text:outline-level="2"><text:change-end text:change-id="ct140295220770304"/><text:soft-page-break/>DOS COMMAND SUMMARY</text:h>
      <text:p text:style-name="P38"><text:change text:change-id="ct140295257843856"/></text:p>
      <text:p text:style-name="P8"/>
      <text:p text:style-name="P38">The server parser recognize<text:span text:style-name="T3">s</text:span> and execute<text:span text:style-name="T3">s</text:span> these Commodore DOS commands:</text:p>
      <text:p text:style-name="P38"/>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2">Short</text:p>
            </table:table-cell>
            <table:table-cell table:style-name="Table2.A1" office:value-type="string">
              <text:p text:style-name="P82">Long</text:p>
            </table:table-cell>
            <table:table-cell table:style-name="Table2.A1" office:value-type="string">
              <text:p text:style-name="P82">BASIC 4</text:p>
            </table:table-cell>
            <table:table-cell table:style-name="Table2.D1" office:value-type="string">
              <text:p text:style-name="P82">Description</text:p>
            </table:table-cell>
          </table:table-row>
        </table:table-header-rows>
        <table:table-row>
          <table:table-cell table:style-name="Table2.A2" office:value-type="string">
            <text:p text:style-name="P73">C</text:p>
          </table:table-cell>
          <table:table-cell table:style-name="Table2.A2" office:value-type="string">
            <text:p text:style-name="P73">COPY</text:p>
          </table:table-cell>
          <table:table-cell table:style-name="Table2.A2" office:value-type="string">
            <text:p text:style-name="P73">COPY / CONCAT</text:p>
          </table:table-cell>
          <table:table-cell table:style-name="Table2.D2" office:value-type="string">
            <text:p text:style-name="P39">Copy or concatenate files</text:p>
          </table:table-cell>
        </table:table-row>
        <table:table-row>
          <table:table-cell table:style-name="Table2.A2" office:value-type="string">
            <text:p text:style-name="P73">D</text:p>
          </table:table-cell>
          <table:table-cell table:style-name="Table2.A2" office:value-type="string">
            <text:p text:style-name="P73">DUPLICATE</text:p>
          </table:table-cell>
          <table:table-cell table:style-name="Table2.A2" office:value-type="string">
            <text:p text:style-name="P73">BACKUP</text:p>
          </table:table-cell>
          <table:table-cell table:style-name="Table2.D2" office:value-type="string">
            <text:p text:style-name="P39">Copy disk</text:p>
          </table:table-cell>
        </table:table-row>
        <table:table-row>
          <table:table-cell table:style-name="Table2.A2" office:value-type="string">
            <text:p text:style-name="P73">I</text:p>
          </table:table-cell>
          <table:table-cell table:style-name="Table2.A2" office:value-type="string">
            <text:p text:style-name="P73">INITIALIZE</text:p>
          </table:table-cell>
          <table:table-cell table:style-name="Table2.A2" office:value-type="string">
            <text:p text:style-name="P75"/>
          </table:table-cell>
          <table:table-cell table:style-name="Table2.D2" office:value-type="string">
            <text:p text:style-name="P39">Intialize d<text:change text:change-id="ct140295222911792"/><text:change-start text:change-id="ct140295222244944"/><text:span text:style-name="T60">i</text:span><text:change-end text:change-id="ct140295222244944"/><text:change-start text:change-id="ct140295214872000"/><text:span text:style-name="T60">sk</text:span><text:change-end text:change-id="ct140295214872000"/> (read BAM)</text:p>
          </table:table-cell>
        </table:table-row>
        <table:table-row>
          <table:table-cell table:style-name="Table2.A2" office:value-type="string">
            <text:p text:style-name="P73">N</text:p>
          </table:table-cell>
          <table:table-cell table:style-name="Table2.A2" office:value-type="string">
            <text:p text:style-name="P73">NEW</text:p>
          </table:table-cell>
          <table:table-cell table:style-name="Table2.A2" office:value-type="string">
            <text:p text:style-name="P73">HEADER</text:p>
          </table:table-cell>
          <table:table-cell table:style-name="Table2.D2" office:value-type="string">
            <text:p text:style-name="P39">Format disk</text:p>
          </table:table-cell>
        </table:table-row>
        <table:table-row>
          <table:table-cell table:style-name="Table2.A2" office:value-type="string">
            <text:p text:style-name="P39">P</text:p>
          </table:table-cell>
          <table:table-cell table:style-name="Table2.A2" office:value-type="string">
            <text:p text:style-name="P39">POSITION</text:p>
          </table:table-cell>
          <table:table-cell table:style-name="Table2.A2" office:value-type="string">
            <text:p text:style-name="P39">RECORD</text:p>
          </table:table-cell>
          <table:table-cell table:style-name="Table2.D2" office:value-type="string">
            <text:p text:style-name="P39">Seek record #</text:p>
          </table:table-cell>
        </table:table-row>
        <table:table-row>
          <table:table-cell table:style-name="Table2.A2" office:value-type="string">
            <text:p text:style-name="P73">R</text:p>
          </table:table-cell>
          <table:table-cell table:style-name="Table2.A2" office:value-type="string">
            <text:p text:style-name="P73">RENAME</text:p>
          </table:table-cell>
          <table:table-cell table:style-name="Table2.A2" office:value-type="string">
            <text:p text:style-name="P73">RENAME</text:p>
          </table:table-cell>
          <table:table-cell table:style-name="Table2.D2" office:value-type="string">
            <text:p text:style-name="P39">Rename file</text:p>
          </table:table-cell>
        </table:table-row>
        <table:table-row>
          <table:table-cell table:style-name="Table2.A2" office:value-type="string">
            <text:p text:style-name="P73">S</text:p>
          </table:table-cell>
          <table:table-cell table:style-name="Table2.A2" office:value-type="string">
            <text:p text:style-name="P73">SCRATCH</text:p>
          </table:table-cell>
          <table:table-cell table:style-name="Table2.A2" office:value-type="string">
            <text:p text:style-name="P73">SCRATCH</text:p>
          </table:table-cell>
          <table:table-cell table:style-name="Table2.D2" office:value-type="string">
            <text:p text:style-name="P39">Delete files</text:p>
          </table:table-cell>
        </table:table-row>
        <table:table-row>
          <table:table-cell table:style-name="Table2.A2" office:value-type="string">
            <text:p text:style-name="P73">V</text:p>
          </table:table-cell>
          <table:table-cell table:style-name="Table2.A2" office:value-type="string">
            <text:p text:style-name="P73">VALIDATE</text:p>
          </table:table-cell>
          <table:table-cell table:style-name="Table2.A2" office:value-type="string">
            <text:p text:style-name="P73">COLLECT</text:p>
          </table:table-cell>
          <table:table-cell table:style-name="Table2.D2" office:value-type="string">
            <text:p text:style-name="P39">Reconstruct BAM</text:p>
          </table:table-cell>
        </table:table-row>
        <table:table-row>
          <table:table-cell table:style-name="Table2.A2" office:value-type="string">
            <text:p text:style-name="P73">/</text:p>
          </table:table-cell>
          <table:table-cell table:style-name="Table2.A2" office:value-type="string">
            <text:p text:style-name="P73"/>
          </table:table-cell>
          <table:table-cell table:style-name="Table2.A2" office:value-type="string">
            <text:p text:style-name="P73"/>
          </table:table-cell>
          <table:table-cell table:style-name="Table2.D2" office:value-type="string">
            <text:p text:style-name="P76">Create or change to subdirectory</text:p>
          </table:table-cell>
        </table:table-row>
      </table:table>
      <text:p text:style-name="P38"/>
      <text:p text:style-name="P61"><text:span text:style-name="T43">Direct access </text:span>commands:</text:p>
      <text:p text:style-name="P6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3">Short</text:p>
            </table:table-cell>
            <table:table-cell table:style-name="Table3.A1" office:value-type="string">
              <text:p text:style-name="P85">Alternative</text:p>
            </table:table-cell>
            <table:table-cell table:style-name="Table3.C1" office:value-type="string">
              <text:p text:style-name="P83">Description</text:p>
            </table:table-cell>
          </table:table-row>
        </table:table-header-rows>
        <table:table-row>
          <table:table-cell table:style-name="Table3.A2" office:value-type="string">
            <text:p text:style-name="P39">U1</text:p>
          </table:table-cell>
          <table:table-cell table:style-name="Table3.A2" office:value-type="string">
            <text:p text:style-name="P39">UA</text:p>
          </table:table-cell>
          <table:table-cell table:style-name="Table3.C2" office:value-type="string">
            <text:p text:style-name="P39">Read disk block to buffer</text:p>
          </table:table-cell>
        </table:table-row>
        <table:table-row>
          <table:table-cell table:style-name="Table3.A2" office:value-type="string">
            <text:p text:style-name="P39">U2</text:p>
          </table:table-cell>
          <table:table-cell table:style-name="Table3.A2" office:value-type="string">
            <text:p text:style-name="P39">UB</text:p>
          </table:table-cell>
          <table:table-cell table:style-name="Table3.C2" office:value-type="string">
            <text:p text:style-name="P39">Write buffer to disk block</text:p>
          </table:table-cell>
        </table:table-row>
        <table:table-row>
          <table:table-cell table:style-name="Table3.A2" office:value-type="string">
            <text:p text:style-name="P39">B-A</text:p>
          </table:table-cell>
          <table:table-cell table:style-name="Table3.A2" office:value-type="string">
            <text:p text:style-name="P39">BLOCK-ALLOCATE</text:p>
          </table:table-cell>
          <table:table-cell table:style-name="Table3.C2" office:value-type="string">
            <text:p text:style-name="P39">Allocate block in BAM</text:p>
          </table:table-cell>
        </table:table-row>
        <table:table-row>
          <table:table-cell table:style-name="Table3.A2" office:value-type="string">
            <text:p text:style-name="P39">B-F</text:p>
          </table:table-cell>
          <table:table-cell table:style-name="Table3.A2" office:value-type="string">
            <text:p text:style-name="P39">BLOCK-FREE</text:p>
          </table:table-cell>
          <table:table-cell table:style-name="Table3.C2" office:value-type="string">
            <text:p text:style-name="P39">Free block in BAM</text:p>
          </table:table-cell>
        </table:table-row>
        <table:table-row>
          <table:table-cell table:style-name="Table3.A2" office:value-type="string">
            <text:p text:style-name="P39">B-R</text:p>
          </table:table-cell>
          <table:table-cell table:style-name="Table3.A2" office:value-type="string">
            <text:p text:style-name="P39">BLOCK-READ</text:p>
          </table:table-cell>
          <table:table-cell table:style-name="Table3.C2" office:value-type="string">
            <text:p text:style-name="P39">Read partial block to buffer</text:p>
          </table:table-cell>
        </table:table-row>
        <table:table-row>
          <table:table-cell table:style-name="Table3.A2" office:value-type="string">
            <text:p text:style-name="P39">B-W</text:p>
          </table:table-cell>
          <table:table-cell table:style-name="Table3.A2" office:value-type="string">
            <text:p text:style-name="P39">BLOCK-WRITE</text:p>
          </table:table-cell>
          <table:table-cell table:style-name="Table3.C2" office:value-type="string">
            <text:p text:style-name="P39">Write partial buffer to disk</text:p>
          </table:table-cell>
        </table:table-row>
        <table:table-row>
          <table:table-cell table:style-name="Table3.A2" office:value-type="string">
            <text:p text:style-name="P39">M-R</text:p>
          </table:table-cell>
          <table:table-cell table:style-name="Table3.A2" office:value-type="string">
            <text:p text:style-name="P74"/>
          </table:table-cell>
          <table:table-cell table:style-name="Table3.C2" office:value-type="string">
            <text:p text:style-name="P39">Read <text:change text:change-id="ct140295215527120"/><text:change-start text:change-id="ct140295222901744"/><text:span text:style-name="T60">drive</text:span><text:change-end text:change-id="ct140295222901744"/> RAM/ROM</text:p>
          </table:table-cell>
        </table:table-row>
        <table:table-row>
          <table:table-cell table:style-name="Table3.A2" office:value-type="string">
            <text:p text:style-name="P39">M-W</text:p>
          </table:table-cell>
          <table:table-cell table:style-name="Table3.A2" office:value-type="string">
            <text:p text:style-name="P74"/>
          </table:table-cell>
          <table:table-cell table:style-name="Table3.C2" office:value-type="string">
            <text:p text:style-name="P39">Write to d<text:change text:change-id="ct140295223072880"/><text:change-start text:change-id="ct140295223067712"/><text:span text:style-name="T60">rive</text:span><text:change-end text:change-id="ct140295223067712"/> RAM</text:p>
          </table:table-cell>
        </table:table-row>
      </table:table>
      <text:p text:style-name="P61"/>
      <text:p text:style-name="P38"/>
      <text:p text:style-name="P38"/>
      <text:p text:style-name="P40"><text:span text:style-name="T44">Non Commodore </text:span>commands:</text:p>
      <text:p text:style-name="P40"/>
      <table:table table:name="Table4" table:style-name="Table4">
        <table:table-column table:style-name="Table4.A"/>
        <table:table-column table:style-name="Table4.B"/>
        <table:table-header-rows>
          <table:table-row>
            <table:table-cell table:style-name="Table4.A1" office:value-type="string">
              <text:p text:style-name="P84">Short</text:p>
            </table:table-cell>
            <table:table-cell table:style-name="Table4.B1" office:value-type="string">
              <text:p text:style-name="P84">Description</text:p>
            </table:table-cell>
          </table:table-row>
        </table:table-header-rows>
        <table:table-row>
          <table:table-cell table:style-name="Table4.A2" office:value-type="string">
            <text:p text:style-name="P76">CD</text:p>
          </table:table-cell>
          <table:table-cell table:style-name="Table4.B2" office:value-type="string">
            <text:p text:style-name="P76">Change directory</text:p>
          </table:table-cell>
        </table:table-row>
        <table:table-row>
          <table:table-cell table:style-name="Table4.A2" office:value-type="string">
            <text:p text:style-name="P76">MD</text:p>
          </table:table-cell>
          <table:table-cell table:style-name="Table4.B2" office:value-type="string">
            <text:p text:style-name="P76">Make directory</text:p>
          </table:table-cell>
        </table:table-row>
        <table:table-row>
          <table:table-cell table:style-name="Table4.A2" office:value-type="string">
            <text:p text:style-name="P76">RD</text:p>
          </table:table-cell>
          <table:table-cell table:style-name="Table4.B2" office:value-type="string">
            <text:p text:style-name="P76">Remove directory</text:p>
          </table:table-cell>
        </table:table-row>
        <table:table-row>
          <table:table-cell table:style-name="Table4.A2" office:value-type="string">
            <text:p text:style-name="P77"><text:change-start text:change-id="ct140295213417424"/>T<text:change-end text:change-id="ct140295213417424"/></text:p>
          </table:table-cell>
          <table:table-cell table:style-name="Table4.B2" office:value-type="string">
            <text:p text:style-name="P77"><text:change-start text:change-id="ct140295223344720"/><text:span text:style-name="T54">Copy</text:span><text:change-end text:change-id="ct140295223344720"/><text:change-start text:change-id="ct140295223344000"/><text:span text:style-name="T54"> ISO 8601 t</text:span><text:change-end text:change-id="ct140295223344000"/><text:change-start text:change-id="ct140295213422592"/>ime<text:change-end text:change-id="ct140295213422592"/><text:change-start text:change-id="ct140295223199696"/> and date<text:change-end text:change-id="ct140295223199696"/><text:change-start text:change-id="ct140295213411728"/> <text:change-end text:change-id="ct140295213411728"/><text:change-start text:change-id="ct140295206816000"/><text:span text:style-name="T54">string into status</text:span><text:change-end text:change-id="ct140295206816000"/></text:p>
          </table:table-cell>
        </table:table-row>
      </table:table>
      <text:p text:style-name="P40"/>
      <text:p text:style-name="P41"><text:change text:change-id="ct140295223334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aco1" svg:font-family="Monaco" style:font-family-generic="modern" style:font-pitch="variable"/>
    <style:font-face style:name="Monaco" svg:font-family="Monaco" style:font-adornments="Standar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Monaco" fo:font-family="Monaco" style:font-style-name="Standard" style:font-family-generic="modern"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style:font-name="Monaco" fo:font-family="Monaco" style:font-style-name="Standard" style:font-family-generic="moder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7:37:54.089779000</meta:creation-date>
    <dc:date>2016-01-01T11:06:30.693440000</dc:date>
    <meta:editing-duration>PT4H16M57S</meta:editing-duration>
    <meta:editing-cycles>17</meta:editing-cycles>
    <meta:generator>LibreOffice/4.4.6.3$MacOSX_X86_64 LibreOffice_project/e8938fd3328e95dcf59dd64e7facd2c7d67c704d</meta:generator>
    <meta:document-statistic meta:table-count="6" meta:image-count="0" meta:object-count="0" meta:page-count="9" meta:paragraph-count="286" meta:word-count="1653" meta:character-count="9981" meta:non-whitespace-character-count="8567"/>
  </office:meta>
</office:document-meta>
</file>